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Pictures/10000001000000760000001C9D6C155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4.1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2"/>
    <style:style style:name="gr1" style:family="graphic" style:parent-style-name="Default">
      <style:graphic-properties draw:stroke="none" svg:stroke-color="#000000" draw:fill="solid" draw:fill-color="#ffffff" fo:min-height="0.613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3" style:family="graphic" style:parent-style-name="Default">
      <style:graphic-properties draw:stroke="none" svg:stroke-color="#000000" draw:fill="solid" draw:fill-color="#ffffff" fo:min-height="0.489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solid" draw:fill-color="#ffffff" fo:min-height="0.665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6" style:family="graphic" style:parent-style-name="Default">
      <style:graphic-properties draw:stroke="none" svg:stroke-color="#000000" draw:fill="solid" draw:fill-color="#ffffff" fo:min-height="0.462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ans" fo:font-size="9pt" style:font-size-asian="9pt" style:font-size-complex="9pt"/>
    </style:style>
    <style:style style:name="P4" style:family="paragraph">
      <loext:graphic-properties draw:fill="solid" draw:fill-color="#ffffff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shapes>
          <draw:frame draw:z-index="0" draw:name="Text Frame 1" draw:style-name="gr1" draw:text-style-name="P1" svg:width="2.461cm" svg:height="0.613cm" svg:x="44.915cm" svg:y="4.648cm">
            <draw:text-box>
              <text:p/>
            </draw:text-box>
          </draw:frame>
          <draw:frame draw:z-index="2" draw:style-name="gr2" draw:text-style-name="P2" svg:width="15.611cm" svg:height="8.055cm" svg:x="33.604cm" svg:y="1.242cm">
            <draw:object draw:notify-on-update-of-ranges="charcot_analyses.J1:charcot_analyses.J1 charcot_analyses.J2:charcot_analyses.J502 charcot_analyses.P1:charcot_analyses.P1 charcot_analyses.P2:charcot_analyses.P502 charcot_analyses.AA2:charcot_analyses.AA3 charcot_analyses.AB2:charcot_analyses.A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Text Frame 2" draw:style-name="gr3" draw:text-style-name="P4" svg:width="3.259cm" svg:height="0.489cm" svg:x="45.827cm" svg:y="4.604cm">
            <draw:text-box>
              <text:p text:style-name="P3"><text:span text:style-name="T1">Corrélation linéaire</text:span></text:p>
            </draw:text-box>
          </draw:frame>
          <draw:frame draw:z-index="8" draw:name="Image 1" draw:style-name="gr4" draw:text-style-name="P2" svg:width="0.964cm" svg:height="0.262cm" svg:x="44.869cm" svg:y="5.661cm">
            <draw:image xlink:href="Pictures/10000001000000760000001C9D6C15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5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  <table:table-cell office:value-type="string" calcext:value-type="string">
            <text:p>correl_freq_brute_tfidf</text:p>
          </table:table-cell>
          <table:table-cell table:number-columns-repeated="7"/>
          <table:table-cell office:value-type="string" calcext:value-type="string">
            <text:p>avg_tfidf</text:p>
          </table:table-cell>
          <table:table-cell office:value-type="string" calcext:value-type="string">
            <text:p>mediane_tfidf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Median Y-Axis</text:p>
          </table:table-cell>
          <table:table-cell table:style-name="Default" office:value-type="string" calcext:value-type="string">
            <text:p>tf_idf_pertinen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float" office:value="124.94" calcext:value-type="float">
            <text:p>124,94</text:p>
          </table:table-cell>
          <table:table-cell table:number-columns-repeated="2"/>
          <table:table-cell table:formula="of:=([.M2] - MIN([.$M$2:.$M$502])) / (MAX([.$M$2:.$M$502]) - MIN([.$M$2:.$M$502]))" office:value-type="float" office:value="1" calcext:value-type="float">
            <text:p>1</text:p>
          </table:table-cell>
          <table:table-cell table:formula="of:=CORREL([.J2:.J502];[.P2:.P502])" office:value-type="float" office:value="0.963080760236373" calcext:value-type="float">
            <text:p>0,963080760236373</text:p>
          </table:table-cell>
          <table:table-cell table:number-columns-repeated="7"/>
          <table:table-cell table:formula="of:=AVERAGE([.P2:.P502])" office:value-type="float" office:value="0.0889975205722077" calcext:value-type="float">
            <text:p>0,0889975205722077</text:p>
          </table:table-cell>
          <table:table-cell table:formula="of:=MEDIAN([.P2:.P502])" office:value-type="float" office:value="0.0443965874264889" calcext:value-type="float">
            <text:p>0,0443965874264889</text:p>
          </table:table-cell>
          <table:table-cell office:value-type="float" office:value="0" calcext:value-type="float">
            <text:p>0</text:p>
          </table:table-cell>
          <table:table-cell office:value-type="float" office:value="0.044396587" calcext:value-type="float">
            <text:p>0,044396587</text:p>
          </table:table-cell>
          <table:table-cell table:formula="of:=IF([.P2:.P501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float" office:value="96.82" calcext:value-type="float">
            <text:p>96,82</text:p>
          </table:table-cell>
          <table:table-cell table:number-columns-repeated="2"/>
          <table:table-cell table:formula="of:=([.M3] - MIN([.$M$2:.$M$502])) / (MAX([.$M$2:.$M$502]) - MIN([.$M$2:.$M$502]))" office:value-type="float" office:value="0.767083574919241" calcext:value-type="float">
            <text:p>0,767083574919241</text:p>
          </table:table-cell>
          <table:table-cell table:number-columns-repeated="10"/>
          <table:table-cell office:value-type="string" calcext:value-type="string">
            <text:p>Max X <text:s text:c="3"/></text:p>
          </table:table-cell>
          <table:table-cell office:value-type="float" office:value="0.044396587" calcext:value-type="float">
            <text:p>0,044396587</text:p>
          </table:table-cell>
          <table:table-cell table:formula="of:=IF([.P3:.P502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float" office:value="88.82" calcext:value-type="float">
            <text:p>88,82</text:p>
          </table:table-cell>
          <table:table-cell table:number-columns-repeated="2"/>
          <table:table-cell table:formula="of:=([.M4] - MIN([.$M$2:.$M$502])) / (MAX([.$M$2:.$M$502]) - MIN([.$M$2:.$M$502]))" office:value-type="float" office:value="0.700820011596124" calcext:value-type="float">
            <text:p>0,700820011596124</text:p>
          </table:table-cell>
          <table:table-cell table:number-columns-repeated="12"/>
          <table:table-cell table:formula="of:=IF([.P4:.P503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float" office:value="87.42" calcext:value-type="float">
            <text:p>87,42</text:p>
          </table:table-cell>
          <table:table-cell table:number-columns-repeated="2"/>
          <table:table-cell table:formula="of:=([.M5] - MIN([.$M$2:.$M$502])) / (MAX([.$M$2:.$M$502]) - MIN([.$M$2:.$M$502]))" office:value-type="float" office:value="0.689223888014578" calcext:value-type="float">
            <text:p>0,689223888014578</text:p>
          </table:table-cell>
          <table:table-cell table:number-columns-repeated="12"/>
          <table:table-cell table:formula="of:=IF([.P5:.P504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float" office:value="84.97" calcext:value-type="float">
            <text:p>84,97</text:p>
          </table:table-cell>
          <table:table-cell table:number-columns-repeated="2"/>
          <table:table-cell table:formula="of:=([.M6] - MIN([.$M$2:.$M$502])) / (MAX([.$M$2:.$M$502]) - MIN([.$M$2:.$M$502]))" office:value-type="float" office:value="0.668930671746873" calcext:value-type="float">
            <text:p>0,668930671746873</text:p>
          </table:table-cell>
          <table:table-cell table:number-columns-repeated="12"/>
          <table:table-cell table:formula="of:=IF([.P6:.P505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float" office:value="83.75" calcext:value-type="float">
            <text:p>83,75</text:p>
          </table:table-cell>
          <table:table-cell table:number-columns-repeated="2"/>
          <table:table-cell table:formula="of:=([.M7] - MIN([.$M$2:.$M$502])) / (MAX([.$M$2:.$M$502]) - MIN([.$M$2:.$M$502]))" office:value-type="float" office:value="0.658825478340098" calcext:value-type="float">
            <text:p>0,658825478340098</text:p>
          </table:table-cell>
          <table:table-cell table:number-columns-repeated="12"/>
          <table:table-cell table:formula="of:=IF([.P7:.P506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([.M8] - MIN([.$M$2:.$M$502])) / (MAX([.$M$2:.$M$502]) - MIN([.$M$2:.$M$502]))" office:value-type="float" office:value="0.594632651370828" calcext:value-type="float">
            <text:p>0,594632651370828</text:p>
          </table:table-cell>
          <table:table-cell table:number-columns-repeated="12"/>
          <table:table-cell table:formula="of:=IF([.P8:.P507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float" office:value="74.39" calcext:value-type="float">
            <text:p>74,39</text:p>
          </table:table-cell>
          <table:table-cell table:number-columns-repeated="2"/>
          <table:table-cell table:formula="of:=([.M9] - MIN([.$M$2:.$M$502])) / (MAX([.$M$2:.$M$502]) - MIN([.$M$2:.$M$502]))" office:value-type="float" office:value="0.58129710925205" calcext:value-type="float">
            <text:p>0,58129710925205</text:p>
          </table:table-cell>
          <table:table-cell table:number-columns-repeated="6"/>
          <table:table-cell>
            <draw:frame draw:z-index="5" draw:name="Text Frame 5" draw:style-name="gr5" draw:text-style-name="P4" svg:width="3.259cm" svg:height="0.665cm" svg:x="1.161cm" svg:y="0.256cm">
              <draw:text-box>
                <text:p text:style-name="P3"><text:span text:style-name="T1"/></text:p>
              </draw:text-box>
            </draw:frame>
          </table:table-cell>
          <table:table-cell table:number-columns-repeated="5"/>
          <table:table-cell table:formula="of:=IF([.P9:.P508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float" office:value="73.68" calcext:value-type="float">
            <text:p>73,68</text:p>
          </table:table-cell>
          <table:table-cell table:number-columns-repeated="2"/>
          <table:table-cell table:formula="of:=([.M10] - MIN([.$M$2:.$M$502])) / (MAX([.$M$2:.$M$502]) - MIN([.$M$2:.$M$502]))" office:value-type="float" office:value="0.575416218007123" calcext:value-type="float">
            <text:p>0,575416218007123</text:p>
          </table:table-cell>
          <table:table-cell table:number-columns-repeated="12"/>
          <table:table-cell table:formula="of:=IF([.P10:.P509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float" office:value="71.5" calcext:value-type="float">
            <text:p>71,5</text:p>
          </table:table-cell>
          <table:table-cell table:number-columns-repeated="2"/>
          <table:table-cell table:formula="of:=([.M11] - MIN([.$M$2:.$M$502])) / (MAX([.$M$2:.$M$502]) - MIN([.$M$2:.$M$502]))" office:value-type="float" office:value="0.557359397001574" calcext:value-type="float">
            <text:p>0,557359397001574</text:p>
          </table:table-cell>
          <table:table-cell table:number-columns-repeated="12"/>
          <table:table-cell table:formula="of:=IF([.P11:.P510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float" office:value="68.31" calcext:value-type="float">
            <text:p>68,31</text:p>
          </table:table-cell>
          <table:table-cell table:number-columns-repeated="2"/>
          <table:table-cell table:formula="of:=([.M12] - MIN([.$M$2:.$M$502])) / (MAX([.$M$2:.$M$502]) - MIN([.$M$2:.$M$502]))" office:value-type="float" office:value="0.530936801126481" calcext:value-type="float">
            <text:p>0,530936801126481</text:p>
          </table:table-cell>
          <table:table-cell table:number-columns-repeated="6"/>
          <table:table-cell>
            <draw:frame draw:z-index="4" draw:name="Text Frame 4" draw:style-name="gr3" draw:text-style-name="P4" svg:width="3.259cm" svg:height="0.489cm" svg:x="1.916cm" svg:y="0.122cm">
              <draw:text-box>
                <text:p text:style-name="P3"><text:span text:style-name="T1">Moyenne</text:span></text:p>
              </draw:text-box>
            </draw:frame>
          </table:table-cell>
          <table:table-cell table:number-columns-repeated="5"/>
          <table:table-cell table:formula="of:=IF([.P12:.P511] &gt; 0.5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float" office:value="61.91" calcext:value-type="float">
            <text:p>61,91</text:p>
          </table:table-cell>
          <table:table-cell table:number-columns-repeated="2"/>
          <table:table-cell table:formula="of:=([.M13] - MIN([.$M$2:.$M$502])) / (MAX([.$M$2:.$M$502]) - MIN([.$M$2:.$M$502]))" office:value-type="float" office:value="0.477925950467986" calcext:value-type="float">
            <text:p>0,477925950467986</text:p>
          </table:table-cell>
          <table:table-cell table:number-columns-repeated="6"/>
          <table:table-cell>
            <draw:frame draw:z-index="1" draw:name="Text Frame 3" draw:style-name="gr6" draw:text-style-name="P4" svg:width="3.103cm" svg:height="0.462cm" svg:x="2.253cm" svg:y="0.117cm">
              <draw:text-box>
                <text:p text:style-name="P3"><text:span text:style-name="T1">Moyenne</text:span></text:p>
              </draw:text-box>
            </draw:frame>
            <draw:frame draw:z-index="6" draw:name="Text Frame 6" draw:style-name="gr3" draw:text-style-name="P4" svg:width="3.259cm" svg:height="0.489cm" svg:x="1.916cm" svg:y="0.174cm">
              <draw:text-box>
                <text:p text:style-name="P3"><text:span text:style-name="T1">Médiane</text:span></text:p>
              </draw:text-box>
            </draw:frame>
          </table:table-cell>
          <table:table-cell table:number-columns-repeated="5"/>
          <table:table-cell table:formula="of:=IF([.P13:.P5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float" office:value="58.91" calcext:value-type="float">
            <text:p>58,91</text:p>
          </table:table-cell>
          <table:table-cell table:number-columns-repeated="2"/>
          <table:table-cell table:formula="of:=([.M14] - MIN([.$M$2:.$M$502])) / (MAX([.$M$2:.$M$502]) - MIN([.$M$2:.$M$502]))" office:value-type="float" office:value="0.453077114221817" calcext:value-type="float">
            <text:p>0,453077114221817</text:p>
          </table:table-cell>
          <table:table-cell table:number-columns-repeated="6"/>
          <table:table-cell>
            <draw:frame draw:z-index="7" draw:name="Text Frame 7" draw:style-name="gr3" draw:text-style-name="P4" svg:width="4.153cm" svg:height="0.489cm" svg:x="1.001cm" svg:y="0.101cm">
              <draw:text-box>
                <text:p text:style-name="P3"><text:span text:style-name="T1"/></text:p>
              </draw:text-box>
            </draw:frame>
          </table:table-cell>
          <table:table-cell table:number-columns-repeated="5"/>
          <table:table-cell table:formula="of:=IF([.P14:.P5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float" office:value="58.88" calcext:value-type="float">
            <text:p>58,88</text:p>
          </table:table-cell>
          <table:table-cell table:number-columns-repeated="2"/>
          <table:table-cell table:formula="of:=([.M15] - MIN([.$M$2:.$M$502])) / (MAX([.$M$2:.$M$502]) - MIN([.$M$2:.$M$502]))" office:value-type="float" office:value="0.452828625859356" calcext:value-type="float">
            <text:p>0,452828625859356</text:p>
          </table:table-cell>
          <table:table-cell table:number-columns-repeated="12"/>
          <table:table-cell table:formula="of:=IF([.P15:.P5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float" office:value="57.62" calcext:value-type="float">
            <text:p>57,62</text:p>
          </table:table-cell>
          <table:table-cell table:number-columns-repeated="2"/>
          <table:table-cell table:formula="of:=([.M16] - MIN([.$M$2:.$M$502])) / (MAX([.$M$2:.$M$502]) - MIN([.$M$2:.$M$502]))" office:value-type="float" office:value="0.442392114635965" calcext:value-type="float">
            <text:p>0,442392114635965</text:p>
          </table:table-cell>
          <table:table-cell table:number-columns-repeated="12"/>
          <table:table-cell table:formula="of:=IF([.P16:.P5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float" office:value="53.58" calcext:value-type="float">
            <text:p>53,58</text:p>
          </table:table-cell>
          <table:table-cell table:number-columns-repeated="2"/>
          <table:table-cell table:formula="of:=([.M17] - MIN([.$M$2:.$M$502])) / (MAX([.$M$2:.$M$502]) - MIN([.$M$2:.$M$502]))" office:value-type="float" office:value="0.40892901515779" calcext:value-type="float">
            <text:p>0,40892901515779</text:p>
          </table:table-cell>
          <table:table-cell table:number-columns-repeated="12"/>
          <table:table-cell table:formula="of:=IF([.P17:.P5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float" office:value="53.03" calcext:value-type="float">
            <text:p>53,03</text:p>
          </table:table-cell>
          <table:table-cell table:number-columns-repeated="2"/>
          <table:table-cell table:formula="of:=([.M18] - MIN([.$M$2:.$M$502])) / (MAX([.$M$2:.$M$502]) - MIN([.$M$2:.$M$502]))" office:value-type="float" office:value="0.404373395179326" calcext:value-type="float">
            <text:p>0,404373395179326</text:p>
          </table:table-cell>
          <table:table-cell table:number-columns-repeated="12"/>
          <table:table-cell table:formula="of:=IF([.P18:.P5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table:formula="of:=([.M19] - MIN([.$M$2:.$M$502])) / (MAX([.$M$2:.$M$502]) - MIN([.$M$2:.$M$502]))" office:value-type="float" office:value="0.378696264391618" calcext:value-type="float">
            <text:p>0,378696264391618</text:p>
          </table:table-cell>
          <table:table-cell table:number-columns-repeated="12"/>
          <table:table-cell table:formula="of:=IF([.P19:.P5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float" office:value="48.38" calcext:value-type="float">
            <text:p>48,38</text:p>
          </table:table-cell>
          <table:table-cell table:number-columns-repeated="2"/>
          <table:table-cell table:formula="of:=([.M20] - MIN([.$M$2:.$M$502])) / (MAX([.$M$2:.$M$502]) - MIN([.$M$2:.$M$502]))" office:value-type="float" office:value="0.365857698997764" calcext:value-type="float">
            <text:p>0,365857698997764</text:p>
          </table:table-cell>
          <table:table-cell table:number-columns-repeated="12"/>
          <table:table-cell table:formula="of:=IF([.P20:.P5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float" office:value="48.33" calcext:value-type="float">
            <text:p>48,33</text:p>
          </table:table-cell>
          <table:table-cell table:number-columns-repeated="2"/>
          <table:table-cell table:formula="of:=([.M21] - MIN([.$M$2:.$M$502])) / (MAX([.$M$2:.$M$502]) - MIN([.$M$2:.$M$502]))" office:value-type="float" office:value="0.365443551726994" calcext:value-type="float">
            <text:p>0,365443551726994</text:p>
          </table:table-cell>
          <table:table-cell table:number-columns-repeated="12"/>
          <table:table-cell table:formula="of:=IF([.P21:.P5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float" office:value="47.19" calcext:value-type="float">
            <text:p>47,19</text:p>
          </table:table-cell>
          <table:table-cell table:number-columns-repeated="2"/>
          <table:table-cell table:formula="of:=([.M22] - MIN([.$M$2:.$M$502])) / (MAX([.$M$2:.$M$502]) - MIN([.$M$2:.$M$502]))" office:value-type="float" office:value="0.35600099395345" calcext:value-type="float">
            <text:p>0,35600099395345</text:p>
          </table:table-cell>
          <table:table-cell table:number-columns-repeated="12"/>
          <table:table-cell table:formula="of:=IF([.P22:.P5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float" office:value="47.16" calcext:value-type="float">
            <text:p>47,16</text:p>
          </table:table-cell>
          <table:table-cell table:number-columns-repeated="2"/>
          <table:table-cell table:formula="of:=([.M23] - MIN([.$M$2:.$M$502])) / (MAX([.$M$2:.$M$502]) - MIN([.$M$2:.$M$502]))" office:value-type="float" office:value="0.355752505590988" calcext:value-type="float">
            <text:p>0,355752505590988</text:p>
          </table:table-cell>
          <table:table-cell table:number-columns-repeated="12"/>
          <table:table-cell table:formula="of:=IF([.P23:.P5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float" office:value="46.57" calcext:value-type="float">
            <text:p>46,57</text:p>
          </table:table-cell>
          <table:table-cell table:number-columns-repeated="2"/>
          <table:table-cell table:formula="of:=([.M24] - MIN([.$M$2:.$M$502])) / (MAX([.$M$2:.$M$502]) - MIN([.$M$2:.$M$502]))" office:value-type="float" office:value="0.350865567795908" calcext:value-type="float">
            <text:p>0,350865567795908</text:p>
          </table:table-cell>
          <table:table-cell table:number-columns-repeated="12"/>
          <table:table-cell table:formula="of:=IF([.P24:.P5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float" office:value="46.32" calcext:value-type="float">
            <text:p>46,32</text:p>
          </table:table-cell>
          <table:table-cell table:number-columns-repeated="2"/>
          <table:table-cell table:formula="of:=([.M25] - MIN([.$M$2:.$M$502])) / (MAX([.$M$2:.$M$502]) - MIN([.$M$2:.$M$502]))" office:value-type="float" office:value="0.348794831442061" calcext:value-type="float">
            <text:p>0,348794831442061</text:p>
          </table:table-cell>
          <table:table-cell table:number-columns-repeated="12"/>
          <table:table-cell table:formula="of:=IF([.P25:.P5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float" office:value="45.83" calcext:value-type="float">
            <text:p>45,83</text:p>
          </table:table-cell>
          <table:table-cell table:number-columns-repeated="2"/>
          <table:table-cell table:formula="of:=([.M26] - MIN([.$M$2:.$M$502])) / (MAX([.$M$2:.$M$502]) - MIN([.$M$2:.$M$502]))" office:value-type="float" office:value="0.34473618818852" calcext:value-type="float">
            <text:p>0,34473618818852</text:p>
          </table:table-cell>
          <table:table-cell table:number-columns-repeated="12"/>
          <table:table-cell table:formula="of:=IF([.P26:.P5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float" office:value="45.61" calcext:value-type="float">
            <text:p>45,61</text:p>
          </table:table-cell>
          <table:table-cell table:number-columns-repeated="2"/>
          <table:table-cell table:formula="of:=([.M27] - MIN([.$M$2:.$M$502])) / (MAX([.$M$2:.$M$502]) - MIN([.$M$2:.$M$502]))" office:value-type="float" office:value="0.342913940197134" calcext:value-type="float">
            <text:p>0,342913940197134</text:p>
          </table:table-cell>
          <table:table-cell table:number-columns-repeated="12"/>
          <table:table-cell table:formula="of:=IF([.P27:.P5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float" office:value="45.21" calcext:value-type="float">
            <text:p>45,21</text:p>
          </table:table-cell>
          <table:table-cell table:number-columns-repeated="2"/>
          <table:table-cell table:formula="of:=([.M28] - MIN([.$M$2:.$M$502])) / (MAX([.$M$2:.$M$502]) - MIN([.$M$2:.$M$502]))" office:value-type="float" office:value="0.339600762030978" calcext:value-type="float">
            <text:p>0,339600762030978</text:p>
          </table:table-cell>
          <table:table-cell table:number-columns-repeated="12"/>
          <table:table-cell table:formula="of:=IF([.P28:.P5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float" office:value="44.65" calcext:value-type="float">
            <text:p>44,65</text:p>
          </table:table-cell>
          <table:table-cell table:number-columns-repeated="2"/>
          <table:table-cell table:formula="of:=([.M29] - MIN([.$M$2:.$M$502])) / (MAX([.$M$2:.$M$502]) - MIN([.$M$2:.$M$502]))" office:value-type="float" office:value="0.33496231259836" calcext:value-type="float">
            <text:p>0,33496231259836</text:p>
          </table:table-cell>
          <table:table-cell table:number-columns-repeated="12"/>
          <table:table-cell table:formula="of:=IF([.P29:.P5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float" office:value="44.28" calcext:value-type="float">
            <text:p>44,28</text:p>
          </table:table-cell>
          <table:table-cell table:number-columns-repeated="2"/>
          <table:table-cell table:formula="of:=([.M30] - MIN([.$M$2:.$M$502])) / (MAX([.$M$2:.$M$502]) - MIN([.$M$2:.$M$502]))" office:value-type="float" office:value="0.331897622794666" calcext:value-type="float">
            <text:p>0,331897622794666</text:p>
          </table:table-cell>
          <table:table-cell table:number-columns-repeated="12"/>
          <table:table-cell table:formula="of:=IF([.P30:.P5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float" office:value="44.22" calcext:value-type="float">
            <text:p>44,22</text:p>
          </table:table-cell>
          <table:table-cell table:number-columns-repeated="2"/>
          <table:table-cell table:formula="of:=([.M31] - MIN([.$M$2:.$M$502])) / (MAX([.$M$2:.$M$502]) - MIN([.$M$2:.$M$502]))" office:value-type="float" office:value="0.331400646069742" calcext:value-type="float">
            <text:p>0,331400646069742</text:p>
          </table:table-cell>
          <table:table-cell table:number-columns-repeated="12"/>
          <table:table-cell table:formula="of:=IF([.P31:.P5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float" office:value="43.85" calcext:value-type="float">
            <text:p>43,85</text:p>
          </table:table-cell>
          <table:table-cell table:number-columns-repeated="2"/>
          <table:table-cell table:formula="of:=([.M32] - MIN([.$M$2:.$M$502])) / (MAX([.$M$2:.$M$502]) - MIN([.$M$2:.$M$502]))" office:value-type="float" office:value="0.328335956266048" calcext:value-type="float">
            <text:p>0,328335956266048</text:p>
          </table:table-cell>
          <table:table-cell table:number-columns-repeated="12"/>
          <table:table-cell table:formula="of:=IF([.P32:.P5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float" office:value="42.85" calcext:value-type="float">
            <text:p>42,85</text:p>
          </table:table-cell>
          <table:table-cell table:number-columns-repeated="2"/>
          <table:table-cell table:formula="of:=([.M33] - MIN([.$M$2:.$M$502])) / (MAX([.$M$2:.$M$502]) - MIN([.$M$2:.$M$502]))" office:value-type="float" office:value="0.320053010850659" calcext:value-type="float">
            <text:p>0,320053010850659</text:p>
          </table:table-cell>
          <table:table-cell table:number-columns-repeated="12"/>
          <table:table-cell table:formula="of:=IF([.P33:.P5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42.71" calcext:value-type="float">
            <text:p>42,71</text:p>
          </table:table-cell>
          <table:table-cell table:number-columns-repeated="2"/>
          <table:table-cell table:formula="of:=([.M34] - MIN([.$M$2:.$M$502])) / (MAX([.$M$2:.$M$502]) - MIN([.$M$2:.$M$502]))" office:value-type="float" office:value="0.318893398492504" calcext:value-type="float">
            <text:p>0,318893398492504</text:p>
          </table:table-cell>
          <table:table-cell table:number-columns-repeated="12"/>
          <table:table-cell table:formula="of:=IF([.P34:.P5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float" office:value="41.83" calcext:value-type="float">
            <text:p>41,83</text:p>
          </table:table-cell>
          <table:table-cell table:number-columns-repeated="2"/>
          <table:table-cell table:formula="of:=([.M35] - MIN([.$M$2:.$M$502])) / (MAX([.$M$2:.$M$502]) - MIN([.$M$2:.$M$502]))" office:value-type="float" office:value="0.311604406526961" calcext:value-type="float">
            <text:p>0,311604406526961</text:p>
          </table:table-cell>
          <table:table-cell table:number-columns-repeated="12"/>
          <table:table-cell table:formula="of:=IF([.P35:.P5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float" office:value="40.55" calcext:value-type="float">
            <text:p>40,55</text:p>
          </table:table-cell>
          <table:table-cell table:number-columns-repeated="2"/>
          <table:table-cell table:formula="of:=([.M36] - MIN([.$M$2:.$M$502])) / (MAX([.$M$2:.$M$502]) - MIN([.$M$2:.$M$502]))" office:value-type="float" office:value="0.301002236395262" calcext:value-type="float">
            <text:p>0,301002236395262</text:p>
          </table:table-cell>
          <table:table-cell table:number-columns-repeated="12"/>
          <table:table-cell table:formula="of:=IF([.P36:.P5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float" office:value="38.89" calcext:value-type="float">
            <text:p>38,89</text:p>
          </table:table-cell>
          <table:table-cell table:number-columns-repeated="2"/>
          <table:table-cell table:formula="of:=([.M37] - MIN([.$M$2:.$M$502])) / (MAX([.$M$2:.$M$502]) - MIN([.$M$2:.$M$502]))" office:value-type="float" office:value="0.287252547005715" calcext:value-type="float">
            <text:p>0,287252547005715</text:p>
          </table:table-cell>
          <table:table-cell table:number-columns-repeated="12"/>
          <table:table-cell table:formula="of:=IF([.P37:.P5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float" office:value="38.77" calcext:value-type="float">
            <text:p>38,77</text:p>
          </table:table-cell>
          <table:table-cell table:number-columns-repeated="2"/>
          <table:table-cell table:formula="of:=([.M38] - MIN([.$M$2:.$M$502])) / (MAX([.$M$2:.$M$502]) - MIN([.$M$2:.$M$502]))" office:value-type="float" office:value="0.286258593555868" calcext:value-type="float">
            <text:p>0,286258593555868</text:p>
          </table:table-cell>
          <table:table-cell table:number-columns-repeated="12"/>
          <table:table-cell table:formula="of:=IF([.P38:.P5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float" office:value="38.69" calcext:value-type="float">
            <text:p>38,69</text:p>
          </table:table-cell>
          <table:table-cell table:number-columns-repeated="2"/>
          <table:table-cell table:formula="of:=([.M39] - MIN([.$M$2:.$M$502])) / (MAX([.$M$2:.$M$502]) - MIN([.$M$2:.$M$502]))" office:value-type="float" office:value="0.285595957922637" calcext:value-type="float">
            <text:p>0,285595957922637</text:p>
          </table:table-cell>
          <table:table-cell table:number-columns-repeated="12"/>
          <table:table-cell table:formula="of:=IF([.P39:.P5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float" office:value="37.93" calcext:value-type="float">
            <text:p>37,93</text:p>
          </table:table-cell>
          <table:table-cell table:number-columns-repeated="2"/>
          <table:table-cell table:formula="of:=([.M40] - MIN([.$M$2:.$M$502])) / (MAX([.$M$2:.$M$502]) - MIN([.$M$2:.$M$502]))" office:value-type="float" office:value="0.279300919406941" calcext:value-type="float">
            <text:p>0,279300919406941</text:p>
          </table:table-cell>
          <table:table-cell table:number-columns-repeated="12"/>
          <table:table-cell table:formula="of:=IF([.P40:.P5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float" office:value="37.58" calcext:value-type="float">
            <text:p>37,58</text:p>
          </table:table-cell>
          <table:table-cell table:number-columns-repeated="2"/>
          <table:table-cell table:formula="of:=([.M41] - MIN([.$M$2:.$M$502])) / (MAX([.$M$2:.$M$502]) - MIN([.$M$2:.$M$502]))" office:value-type="float" office:value="0.276401888511555" calcext:value-type="float">
            <text:p>0,276401888511555</text:p>
          </table:table-cell>
          <table:table-cell table:number-columns-repeated="12"/>
          <table:table-cell table:formula="of:=IF([.P41:.P5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float" office:value="36.81" calcext:value-type="float">
            <text:p>36,81</text:p>
          </table:table-cell>
          <table:table-cell table:number-columns-repeated="2"/>
          <table:table-cell table:formula="of:=([.M42] - MIN([.$M$2:.$M$502])) / (MAX([.$M$2:.$M$502]) - MIN([.$M$2:.$M$502]))" office:value-type="float" office:value="0.270024020541705" calcext:value-type="float">
            <text:p>0,270024020541705</text:p>
          </table:table-cell>
          <table:table-cell table:number-columns-repeated="12"/>
          <table:table-cell table:formula="of:=IF([.P42:.P5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float" office:value="34.36" calcext:value-type="float">
            <text:p>34,36</text:p>
          </table:table-cell>
          <table:table-cell table:number-columns-repeated="2"/>
          <table:table-cell table:formula="of:=([.M43] - MIN([.$M$2:.$M$502])) / (MAX([.$M$2:.$M$502]) - MIN([.$M$2:.$M$502]))" office:value-type="float" office:value="0.249730804274" calcext:value-type="float">
            <text:p>0,249730804274</text:p>
          </table:table-cell>
          <table:table-cell table:number-columns-repeated="12"/>
          <table:table-cell table:formula="of:=IF([.P43:.P5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float" office:value="33.79" calcext:value-type="float">
            <text:p>33,79</text:p>
          </table:table-cell>
          <table:table-cell table:number-columns-repeated="2"/>
          <table:table-cell table:formula="of:=([.M44] - MIN([.$M$2:.$M$502])) / (MAX([.$M$2:.$M$502]) - MIN([.$M$2:.$M$502]))" office:value-type="float" office:value="0.245009525387228" calcext:value-type="float">
            <text:p>0,245009525387228</text:p>
          </table:table-cell>
          <table:table-cell table:number-columns-repeated="12"/>
          <table:table-cell table:formula="of:=IF([.P44:.P5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float" office:value="33.4" calcext:value-type="float">
            <text:p>33,4</text:p>
          </table:table-cell>
          <table:table-cell table:number-columns-repeated="2"/>
          <table:table-cell table:formula="of:=([.M45] - MIN([.$M$2:.$M$502])) / (MAX([.$M$2:.$M$502]) - MIN([.$M$2:.$M$502]))" office:value-type="float" office:value="0.241779176675226" calcext:value-type="float">
            <text:p>0,241779176675226</text:p>
          </table:table-cell>
          <table:table-cell table:number-columns-repeated="12"/>
          <table:table-cell table:formula="of:=IF([.P45:.P5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float" office:value="32.72" calcext:value-type="float">
            <text:p>32,72</text:p>
          </table:table-cell>
          <table:table-cell table:number-columns-repeated="2"/>
          <table:table-cell table:formula="of:=([.M46] - MIN([.$M$2:.$M$502])) / (MAX([.$M$2:.$M$502]) - MIN([.$M$2:.$M$502]))" office:value-type="float" office:value="0.236146773792761" calcext:value-type="float">
            <text:p>0,236146773792761</text:p>
          </table:table-cell>
          <table:table-cell table:number-columns-repeated="12"/>
          <table:table-cell table:formula="of:=IF([.P46:.P5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float" office:value="32.18" calcext:value-type="float">
            <text:p>32,18</text:p>
          </table:table-cell>
          <table:table-cell table:number-columns-repeated="2"/>
          <table:table-cell table:formula="of:=([.M47] - MIN([.$M$2:.$M$502])) / (MAX([.$M$2:.$M$502]) - MIN([.$M$2:.$M$502]))" office:value-type="float" office:value="0.23167398326845" calcext:value-type="float">
            <text:p>0,23167398326845</text:p>
          </table:table-cell>
          <table:table-cell table:number-columns-repeated="12"/>
          <table:table-cell table:formula="of:=IF([.P47:.P5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float" office:value="31.82" calcext:value-type="float">
            <text:p>31,82</text:p>
          </table:table-cell>
          <table:table-cell table:number-columns-repeated="2"/>
          <table:table-cell table:formula="of:=([.M48] - MIN([.$M$2:.$M$502])) / (MAX([.$M$2:.$M$502]) - MIN([.$M$2:.$M$502]))" office:value-type="float" office:value="0.22869212291891" calcext:value-type="float">
            <text:p>0,22869212291891</text:p>
          </table:table-cell>
          <table:table-cell table:number-columns-repeated="12"/>
          <table:table-cell table:formula="of:=IF([.P48:.P5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float" office:value="31.29" calcext:value-type="float">
            <text:p>31,29</text:p>
          </table:table-cell>
          <table:table-cell table:number-columns-repeated="2"/>
          <table:table-cell table:formula="of:=([.M49] - MIN([.$M$2:.$M$502])) / (MAX([.$M$2:.$M$502]) - MIN([.$M$2:.$M$502]))" office:value-type="float" office:value="0.224302161848753" calcext:value-type="float">
            <text:p>0,224302161848753</text:p>
          </table:table-cell>
          <table:table-cell table:number-columns-repeated="12"/>
          <table:table-cell table:formula="of:=IF([.P49:.P5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float" office:value="31.1" calcext:value-type="float">
            <text:p>31,1</text:p>
          </table:table-cell>
          <table:table-cell table:number-columns-repeated="2"/>
          <table:table-cell table:formula="of:=([.M50] - MIN([.$M$2:.$M$502])) / (MAX([.$M$2:.$M$502]) - MIN([.$M$2:.$M$502]))" office:value-type="float" office:value="0.222728402219829" calcext:value-type="float">
            <text:p>0,222728402219829</text:p>
          </table:table-cell>
          <table:table-cell table:number-columns-repeated="12"/>
          <table:table-cell table:formula="of:=IF([.P50:.P5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  <table:table-cell table:formula="of:=([.M51] - MIN([.$M$2:.$M$502])) / (MAX([.$M$2:.$M$502]) - MIN([.$M$2:.$M$502]))" office:value-type="float" office:value="0.20467158121428" calcext:value-type="float">
            <text:p>0,20467158121428</text:p>
          </table:table-cell>
          <table:table-cell table:number-columns-repeated="12"/>
          <table:table-cell table:formula="of:=IF([.P51:.P5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float" office:value="28.63" calcext:value-type="float">
            <text:p>28,63</text:p>
          </table:table-cell>
          <table:table-cell table:number-columns-repeated="2"/>
          <table:table-cell table:formula="of:=([.M52] - MIN([.$M$2:.$M$502])) / (MAX([.$M$2:.$M$502]) - MIN([.$M$2:.$M$502]))" office:value-type="float" office:value="0.202269527043817" calcext:value-type="float">
            <text:p>0,202269527043817</text:p>
          </table:table-cell>
          <table:table-cell table:number-columns-repeated="12"/>
          <table:table-cell table:formula="of:=IF([.P52:.P5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float" office:value="28.62" calcext:value-type="float">
            <text:p>28,62</text:p>
          </table:table-cell>
          <table:table-cell table:number-columns-repeated="2"/>
          <table:table-cell table:formula="of:=([.M53] - MIN([.$M$2:.$M$502])) / (MAX([.$M$2:.$M$502]) - MIN([.$M$2:.$M$502]))" office:value-type="float" office:value="0.202186697589663" calcext:value-type="float">
            <text:p>0,202186697589663</text:p>
          </table:table-cell>
          <table:table-cell table:number-columns-repeated="12"/>
          <table:table-cell table:formula="of:=IF([.P53:.P5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  <table:table-cell table:formula="of:=([.M54] - MIN([.$M$2:.$M$502])) / (MAX([.$M$2:.$M$502]) - MIN([.$M$2:.$M$502]))" office:value-type="float" office:value="0.201606891410586" calcext:value-type="float">
            <text:p>0,201606891410586</text:p>
          </table:table-cell>
          <table:table-cell table:number-columns-repeated="12"/>
          <table:table-cell table:formula="of:=IF([.P54:.P5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float" office:value="28.46" calcext:value-type="float">
            <text:p>28,46</text:p>
          </table:table-cell>
          <table:table-cell table:number-columns-repeated="2"/>
          <table:table-cell table:formula="of:=([.M55] - MIN([.$M$2:.$M$502])) / (MAX([.$M$2:.$M$502]) - MIN([.$M$2:.$M$502]))" office:value-type="float" office:value="0.200861426323201" calcext:value-type="float">
            <text:p>0,200861426323201</text:p>
          </table:table-cell>
          <table:table-cell table:number-columns-repeated="12"/>
          <table:table-cell table:formula="of:=IF([.P55:.P5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float" office:value="28.31" calcext:value-type="float">
            <text:p>28,31</text:p>
          </table:table-cell>
          <table:table-cell table:number-columns-repeated="2"/>
          <table:table-cell table:formula="of:=([.M56] - MIN([.$M$2:.$M$502])) / (MAX([.$M$2:.$M$502]) - MIN([.$M$2:.$M$502]))" office:value-type="float" office:value="0.199618984510892" calcext:value-type="float">
            <text:p>0,199618984510892</text:p>
          </table:table-cell>
          <table:table-cell table:number-columns-repeated="12"/>
          <table:table-cell table:formula="of:=IF([.P56:.P5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float" office:value="28.12" calcext:value-type="float">
            <text:p>28,12</text:p>
          </table:table-cell>
          <table:table-cell table:number-columns-repeated="2"/>
          <table:table-cell table:formula="of:=([.M57] - MIN([.$M$2:.$M$502])) / (MAX([.$M$2:.$M$502]) - MIN([.$M$2:.$M$502]))" office:value-type="float" office:value="0.198045224881968" calcext:value-type="float">
            <text:p>0,198045224881968</text:p>
          </table:table-cell>
          <table:table-cell table:number-columns-repeated="12"/>
          <table:table-cell table:formula="of:=IF([.P57:.P5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float" office:value="27.57" calcext:value-type="float">
            <text:p>27,57</text:p>
          </table:table-cell>
          <table:table-cell table:number-columns-repeated="2"/>
          <table:table-cell table:formula="of:=([.M58] - MIN([.$M$2:.$M$502])) / (MAX([.$M$2:.$M$502]) - MIN([.$M$2:.$M$502]))" office:value-type="float" office:value="0.193489604903504" calcext:value-type="float">
            <text:p>0,193489604903504</text:p>
          </table:table-cell>
          <table:table-cell table:number-columns-repeated="12"/>
          <table:table-cell table:formula="of:=IF([.P58:.P5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  <table:table-cell table:formula="of:=([.M59] - MIN([.$M$2:.$M$502])) / (MAX([.$M$2:.$M$502]) - MIN([.$M$2:.$M$502]))" office:value-type="float" office:value="0.193241116541042" calcext:value-type="float">
            <text:p>0,193241116541042</text:p>
          </table:table-cell>
          <table:table-cell table:number-columns-repeated="12"/>
          <table:table-cell table:formula="of:=IF([.P59:.P5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  <table:table-cell table:formula="of:=([.M60] - MIN([.$M$2:.$M$502])) / (MAX([.$M$2:.$M$502]) - MIN([.$M$2:.$M$502]))" office:value-type="float" office:value="0.193075457632734" calcext:value-type="float">
            <text:p>0,193075457632734</text:p>
          </table:table-cell>
          <table:table-cell table:number-columns-repeated="12"/>
          <table:table-cell table:formula="of:=IF([.P60:.P5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float" office:value="27.51" calcext:value-type="float">
            <text:p>27,51</text:p>
          </table:table-cell>
          <table:table-cell table:number-columns-repeated="2"/>
          <table:table-cell table:formula="of:=([.M61] - MIN([.$M$2:.$M$502])) / (MAX([.$M$2:.$M$502]) - MIN([.$M$2:.$M$502]))" office:value-type="float" office:value="0.19299262817858" calcext:value-type="float">
            <text:p>0,19299262817858</text:p>
          </table:table-cell>
          <table:table-cell table:number-columns-repeated="12"/>
          <table:table-cell table:formula="of:=IF([.P61:.P5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  <table:table-cell table:formula="of:=([.M62] - MIN([.$M$2:.$M$502])) / (MAX([.$M$2:.$M$502]) - MIN([.$M$2:.$M$502]))" office:value-type="float" office:value="0.192744139816119" calcext:value-type="float">
            <text:p>0,192744139816119</text:p>
          </table:table-cell>
          <table:table-cell table:number-columns-repeated="12"/>
          <table:table-cell table:formula="of:=IF([.P62:.P5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float" office:value="27.39" calcext:value-type="float">
            <text:p>27,39</text:p>
          </table:table-cell>
          <table:table-cell table:number-columns-repeated="2"/>
          <table:table-cell table:formula="of:=([.M63] - MIN([.$M$2:.$M$502])) / (MAX([.$M$2:.$M$502]) - MIN([.$M$2:.$M$502]))" office:value-type="float" office:value="0.191998674728734" calcext:value-type="float">
            <text:p>0,191998674728734</text:p>
          </table:table-cell>
          <table:table-cell table:number-columns-repeated="12"/>
          <table:table-cell table:formula="of:=IF([.P63:.P5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float" office:value="26.89" calcext:value-type="float">
            <text:p>26,89</text:p>
          </table:table-cell>
          <table:table-cell table:number-columns-repeated="2"/>
          <table:table-cell table:formula="of:=([.M64] - MIN([.$M$2:.$M$502])) / (MAX([.$M$2:.$M$502]) - MIN([.$M$2:.$M$502]))" office:value-type="float" office:value="0.187857202021039" calcext:value-type="float">
            <text:p>0,187857202021039</text:p>
          </table:table-cell>
          <table:table-cell table:number-columns-repeated="12"/>
          <table:table-cell table:formula="of:=IF([.P64:.P5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float" office:value="26.82" calcext:value-type="float">
            <text:p>26,82</text:p>
          </table:table-cell>
          <table:table-cell table:number-columns-repeated="2"/>
          <table:table-cell table:formula="of:=([.M65] - MIN([.$M$2:.$M$502])) / (MAX([.$M$2:.$M$502]) - MIN([.$M$2:.$M$502]))" office:value-type="float" office:value="0.187277395841961" calcext:value-type="float">
            <text:p>0,187277395841961</text:p>
          </table:table-cell>
          <table:table-cell table:number-columns-repeated="12"/>
          <table:table-cell table:formula="of:=IF([.P65:.P5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float" office:value="26.61" calcext:value-type="float">
            <text:p>26,61</text:p>
          </table:table-cell>
          <table:table-cell table:number-columns-repeated="2"/>
          <table:table-cell table:formula="of:=([.M66] - MIN([.$M$2:.$M$502])) / (MAX([.$M$2:.$M$502]) - MIN([.$M$2:.$M$502]))" office:value-type="float" office:value="0.18553797730473" calcext:value-type="float">
            <text:p>0,18553797730473</text:p>
          </table:table-cell>
          <table:table-cell table:number-columns-repeated="12"/>
          <table:table-cell table:formula="of:=IF([.P66:.P5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  <table:table-cell table:formula="of:=([.M67] - MIN([.$M$2:.$M$502])) / (MAX([.$M$2:.$M$502]) - MIN([.$M$2:.$M$502]))" office:value-type="float" office:value="0.185289488942268" calcext:value-type="float">
            <text:p>0,185289488942268</text:p>
          </table:table-cell>
          <table:table-cell table:number-columns-repeated="12"/>
          <table:table-cell table:formula="of:=IF([.P67:.P5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float" office:value="26.02" calcext:value-type="float">
            <text:p>26,02</text:p>
          </table:table-cell>
          <table:table-cell table:number-columns-repeated="2"/>
          <table:table-cell table:formula="of:=([.M68] - MIN([.$M$2:.$M$502])) / (MAX([.$M$2:.$M$502]) - MIN([.$M$2:.$M$502]))" office:value-type="float" office:value="0.18065103950965" calcext:value-type="float">
            <text:p>0,18065103950965</text:p>
          </table:table-cell>
          <table:table-cell table:number-columns-repeated="12"/>
          <table:table-cell table:formula="of:=IF([.P68:.P5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69] - MIN([.$M$2:.$M$502])) / (MAX([.$M$2:.$M$502]) - MIN([.$M$2:.$M$502]))" office:value-type="float" office:value="0.179657086059803" calcext:value-type="float">
            <text:p>0,179657086059803</text:p>
          </table:table-cell>
          <table:table-cell table:number-columns-repeated="12"/>
          <table:table-cell table:formula="of:=IF([.P69:.P5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  <table:table-cell table:formula="of:=([.M70] - MIN([.$M$2:.$M$502])) / (MAX([.$M$2:.$M$502]) - MIN([.$M$2:.$M$502]))" office:value-type="float" office:value="0.178994450426572" calcext:value-type="float">
            <text:p>0,178994450426572</text:p>
          </table:table-cell>
          <table:table-cell table:number-columns-repeated="12"/>
          <table:table-cell table:formula="of:=IF([.P70:.P5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float" office:value="25.42" calcext:value-type="float">
            <text:p>25,42</text:p>
          </table:table-cell>
          <table:table-cell table:number-columns-repeated="2"/>
          <table:table-cell table:formula="of:=([.M71] - MIN([.$M$2:.$M$502])) / (MAX([.$M$2:.$M$502]) - MIN([.$M$2:.$M$502]))" office:value-type="float" office:value="0.175681272260416" calcext:value-type="float">
            <text:p>0,175681272260416</text:p>
          </table:table-cell>
          <table:table-cell table:number-columns-repeated="12"/>
          <table:table-cell table:formula="of:=IF([.P71:.P5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[.M72] - MIN([.$M$2:.$M$502])) / (MAX([.$M$2:.$M$502]) - MIN([.$M$2:.$M$502]))" office:value-type="float" office:value="0.172202435185952" calcext:value-type="float">
            <text:p>0,172202435185952</text:p>
          </table:table-cell>
          <table:table-cell table:number-columns-repeated="12"/>
          <table:table-cell table:formula="of:=IF([.P72:.P5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float" office:value="24.79" calcext:value-type="float">
            <text:p>24,79</text:p>
          </table:table-cell>
          <table:table-cell table:number-columns-repeated="2"/>
          <table:table-cell table:formula="of:=([.M73] - MIN([.$M$2:.$M$502])) / (MAX([.$M$2:.$M$502]) - MIN([.$M$2:.$M$502]))" office:value-type="float" office:value="0.17046301664872" calcext:value-type="float">
            <text:p>0,17046301664872</text:p>
          </table:table-cell>
          <table:table-cell table:number-columns-repeated="12"/>
          <table:table-cell table:formula="of:=IF([.P73:.P5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table:formula="of:=([.M74] - MIN([.$M$2:.$M$502])) / (MAX([.$M$2:.$M$502]) - MIN([.$M$2:.$M$502]))" office:value-type="float" office:value="0.16706700902841" calcext:value-type="float">
            <text:p>0,16706700902841</text:p>
          </table:table-cell>
          <table:table-cell table:number-columns-repeated="12"/>
          <table:table-cell table:formula="of:=IF([.P74:.P5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75] - MIN([.$M$2:.$M$502])) / (MAX([.$M$2:.$M$502]) - MIN([.$M$2:.$M$502]))" office:value-type="float" office:value="0.162925536320716" calcext:value-type="float">
            <text:p>0,162925536320716</text:p>
          </table:table-cell>
          <table:table-cell table:number-columns-repeated="12"/>
          <table:table-cell table:formula="of:=IF([.P75:.P5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float" office:value="23.76" calcext:value-type="float">
            <text:p>23,76</text:p>
          </table:table-cell>
          <table:table-cell table:number-columns-repeated="2"/>
          <table:table-cell table:formula="of:=([.M76] - MIN([.$M$2:.$M$502])) / (MAX([.$M$2:.$M$502]) - MIN([.$M$2:.$M$502]))" office:value-type="float" office:value="0.161931582870869" calcext:value-type="float">
            <text:p>0,161931582870869</text:p>
          </table:table-cell>
          <table:table-cell table:number-columns-repeated="12"/>
          <table:table-cell table:formula="of:=IF([.P76:.P5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77] - MIN([.$M$2:.$M$502])) / (MAX([.$M$2:.$M$502]) - MIN([.$M$2:.$M$502]))" office:value-type="float" office:value="0.161351776691792" calcext:value-type="float">
            <text:p>0,161351776691792</text:p>
          </table:table-cell>
          <table:table-cell table:number-columns-repeated="12"/>
          <table:table-cell table:formula="of:=IF([.P77:.P5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float" office:value="23.44" calcext:value-type="float">
            <text:p>23,44</text:p>
          </table:table-cell>
          <table:table-cell table:number-columns-repeated="2"/>
          <table:table-cell table:formula="of:=([.M78] - MIN([.$M$2:.$M$502])) / (MAX([.$M$2:.$M$502]) - MIN([.$M$2:.$M$502]))" office:value-type="float" office:value="0.159281040337944" calcext:value-type="float">
            <text:p>0,159281040337944</text:p>
          </table:table-cell>
          <table:table-cell table:number-columns-repeated="12"/>
          <table:table-cell table:formula="of:=IF([.P78:.P5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float" office:value="22.83" calcext:value-type="float">
            <text:p>22,83</text:p>
          </table:table-cell>
          <table:table-cell table:number-columns-repeated="2"/>
          <table:table-cell table:formula="of:=([.M79] - MIN([.$M$2:.$M$502])) / (MAX([.$M$2:.$M$502]) - MIN([.$M$2:.$M$502]))" office:value-type="float" office:value="0.154228443634556" calcext:value-type="float">
            <text:p>0,154228443634556</text:p>
          </table:table-cell>
          <table:table-cell table:number-columns-repeated="12"/>
          <table:table-cell table:formula="of:=IF([.P79:.P5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float" office:value="22.28" calcext:value-type="float">
            <text:p>22,28</text:p>
          </table:table-cell>
          <table:table-cell table:number-columns-repeated="2"/>
          <table:table-cell table:formula="of:=([.M80] - MIN([.$M$2:.$M$502])) / (MAX([.$M$2:.$M$502]) - MIN([.$M$2:.$M$502]))" office:value-type="float" office:value="0.149672823656092" calcext:value-type="float">
            <text:p>0,149672823656092</text:p>
          </table:table-cell>
          <table:table-cell table:number-columns-repeated="12"/>
          <table:table-cell table:formula="of:=IF([.P80:.P5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float" office:value="22.14" calcext:value-type="float">
            <text:p>22,14</text:p>
          </table:table-cell>
          <table:table-cell table:number-columns-repeated="2"/>
          <table:table-cell table:formula="of:=([.M81] - MIN([.$M$2:.$M$502])) / (MAX([.$M$2:.$M$502]) - MIN([.$M$2:.$M$502]))" office:value-type="float" office:value="0.148513211297938" calcext:value-type="float">
            <text:p>0,148513211297938</text:p>
          </table:table-cell>
          <table:table-cell table:number-columns-repeated="12"/>
          <table:table-cell table:formula="of:=IF([.P81:.P5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float" office:value="22.09" calcext:value-type="float">
            <text:p>22,09</text:p>
          </table:table-cell>
          <table:table-cell table:number-columns-repeated="2"/>
          <table:table-cell table:formula="of:=([.M82] - MIN([.$M$2:.$M$502])) / (MAX([.$M$2:.$M$502]) - MIN([.$M$2:.$M$502]))" office:value-type="float" office:value="0.148099064027168" calcext:value-type="float">
            <text:p>0,148099064027168</text:p>
          </table:table-cell>
          <table:table-cell table:number-columns-repeated="12"/>
          <table:table-cell table:formula="of:=IF([.P82:.P5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float" office:value="21.85" calcext:value-type="float">
            <text:p>21,85</text:p>
          </table:table-cell>
          <table:table-cell table:number-columns-repeated="2"/>
          <table:table-cell table:formula="of:=([.M83] - MIN([.$M$2:.$M$502])) / (MAX([.$M$2:.$M$502]) - MIN([.$M$2:.$M$502]))" office:value-type="float" office:value="0.146111157127475" calcext:value-type="float">
            <text:p>0,146111157127475</text:p>
          </table:table-cell>
          <table:table-cell table:number-columns-repeated="12"/>
          <table:table-cell table:formula="of:=IF([.P83:.P5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84] - MIN([.$M$2:.$M$502])) / (MAX([.$M$2:.$M$502]) - MIN([.$M$2:.$M$502]))" office:value-type="float" office:value="0.145531350948397" calcext:value-type="float">
            <text:p>0,145531350948397</text:p>
          </table:table-cell>
          <table:table-cell table:number-columns-repeated="12"/>
          <table:table-cell table:formula="of:=IF([.P84:.P5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float" office:value="21.7" calcext:value-type="float">
            <text:p>21,7</text:p>
          </table:table-cell>
          <table:table-cell table:number-columns-repeated="2"/>
          <table:table-cell table:formula="of:=([.M85] - MIN([.$M$2:.$M$502])) / (MAX([.$M$2:.$M$502]) - MIN([.$M$2:.$M$502]))" office:value-type="float" office:value="0.144868715315166" calcext:value-type="float">
            <text:p>0,144868715315166</text:p>
          </table:table-cell>
          <table:table-cell table:number-columns-repeated="12"/>
          <table:table-cell table:formula="of:=IF([.P85:.P5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float" office:value="21.56" calcext:value-type="float">
            <text:p>21,56</text:p>
          </table:table-cell>
          <table:table-cell table:number-columns-repeated="2"/>
          <table:table-cell table:formula="of:=([.M86] - MIN([.$M$2:.$M$502])) / (MAX([.$M$2:.$M$502]) - MIN([.$M$2:.$M$502]))" office:value-type="float" office:value="0.143709102957012" calcext:value-type="float">
            <text:p>0,143709102957012</text:p>
          </table:table-cell>
          <table:table-cell table:number-columns-repeated="12"/>
          <table:table-cell table:formula="of:=IF([.P86:.P5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float" office:value="21.21" calcext:value-type="float">
            <text:p>21,21</text:p>
          </table:table-cell>
          <table:table-cell table:number-columns-repeated="2"/>
          <table:table-cell table:formula="of:=([.M87] - MIN([.$M$2:.$M$502])) / (MAX([.$M$2:.$M$502]) - MIN([.$M$2:.$M$502]))" office:value-type="float" office:value="0.140810072061625" calcext:value-type="float">
            <text:p>0,140810072061625</text:p>
          </table:table-cell>
          <table:table-cell table:number-columns-repeated="12"/>
          <table:table-cell table:formula="of:=IF([.P87:.P5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float" office:value="21.14" calcext:value-type="float">
            <text:p>21,14</text:p>
          </table:table-cell>
          <table:table-cell table:number-columns-repeated="2"/>
          <table:table-cell table:formula="of:=([.M88] - MIN([.$M$2:.$M$502])) / (MAX([.$M$2:.$M$502]) - MIN([.$M$2:.$M$502]))" office:value-type="float" office:value="0.140230265882548" calcext:value-type="float">
            <text:p>0,140230265882548</text:p>
          </table:table-cell>
          <table:table-cell table:number-columns-repeated="12"/>
          <table:table-cell table:formula="of:=IF([.P88:.P5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89] - MIN([.$M$2:.$M$502])) / (MAX([.$M$2:.$M$502]) - MIN([.$M$2:.$M$502]))" office:value-type="float" office:value="0.139816118611778" calcext:value-type="float">
            <text:p>0,139816118611778</text:p>
          </table:table-cell>
          <table:table-cell table:number-columns-repeated="12"/>
          <table:table-cell table:formula="of:=IF([.P89:.P5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float" office:value="20.85" calcext:value-type="float">
            <text:p>20,85</text:p>
          </table:table-cell>
          <table:table-cell table:number-columns-repeated="2"/>
          <table:table-cell table:formula="of:=([.M90] - MIN([.$M$2:.$M$502])) / (MAX([.$M$2:.$M$502]) - MIN([.$M$2:.$M$502]))" office:value-type="float" office:value="0.137828211712085" calcext:value-type="float">
            <text:p>0,137828211712085</text:p>
          </table:table-cell>
          <table:table-cell table:number-columns-repeated="12"/>
          <table:table-cell table:formula="of:=IF([.P90:.P5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float" office:value="20.65" calcext:value-type="float">
            <text:p>20,65</text:p>
          </table:table-cell>
          <table:table-cell table:number-columns-repeated="2"/>
          <table:table-cell table:formula="of:=([.M91] - MIN([.$M$2:.$M$502])) / (MAX([.$M$2:.$M$502]) - MIN([.$M$2:.$M$502]))" office:value-type="float" office:value="0.136171622629007" calcext:value-type="float">
            <text:p>0,136171622629007</text:p>
          </table:table-cell>
          <table:table-cell table:number-columns-repeated="12"/>
          <table:table-cell table:formula="of:=IF([.P91:.P5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92] - MIN([.$M$2:.$M$502])) / (MAX([.$M$2:.$M$502]) - MIN([.$M$2:.$M$502]))" office:value-type="float" office:value="0.135840304812391" calcext:value-type="float">
            <text:p>0,135840304812391</text:p>
          </table:table-cell>
          <table:table-cell table:number-columns-repeated="12"/>
          <table:table-cell table:formula="of:=IF([.P92:.P5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float" office:value="20.43" calcext:value-type="float">
            <text:p>20,43</text:p>
          </table:table-cell>
          <table:table-cell table:number-columns-repeated="2"/>
          <table:table-cell table:formula="of:=([.M93] - MIN([.$M$2:.$M$502])) / (MAX([.$M$2:.$M$502]) - MIN([.$M$2:.$M$502]))" office:value-type="float" office:value="0.134349374637621" calcext:value-type="float">
            <text:p>0,134349374637621</text:p>
          </table:table-cell>
          <table:table-cell table:number-columns-repeated="12"/>
          <table:table-cell table:formula="of:=IF([.P93:.P5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float" office:value="20.37" calcext:value-type="float">
            <text:p>20,37</text:p>
          </table:table-cell>
          <table:table-cell table:number-columns-repeated="2"/>
          <table:table-cell table:formula="of:=([.M94] - MIN([.$M$2:.$M$502])) / (MAX([.$M$2:.$M$502]) - MIN([.$M$2:.$M$502]))" office:value-type="float" office:value="0.133852397912698" calcext:value-type="float">
            <text:p>0,133852397912698</text:p>
          </table:table-cell>
          <table:table-cell table:number-columns-repeated="12"/>
          <table:table-cell table:formula="of:=IF([.P94:.P5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float" office:value="20.24" calcext:value-type="float">
            <text:p>20,24</text:p>
          </table:table-cell>
          <table:table-cell table:number-columns-repeated="2"/>
          <table:table-cell table:formula="of:=([.M95] - MIN([.$M$2:.$M$502])) / (MAX([.$M$2:.$M$502]) - MIN([.$M$2:.$M$502]))" office:value-type="float" office:value="0.132775615008697" calcext:value-type="float">
            <text:p>0,132775615008697</text:p>
          </table:table-cell>
          <table:table-cell table:number-columns-repeated="12"/>
          <table:table-cell table:formula="of:=IF([.P95:.P5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96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12"/>
          <table:table-cell table:formula="of:=IF([.P96:.P5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97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12"/>
          <table:table-cell table:formula="of:=IF([.P97:.P5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,16</text:p>
          </table:table-cell>
          <table:table-cell table:number-columns-repeated="2"/>
          <table:table-cell table:formula="of:=([.M98] - MIN([.$M$2:.$M$502])) / (MAX([.$M$2:.$M$502]) - MIN([.$M$2:.$M$502]))" office:value-type="float" office:value="0.132112979375466" calcext:value-type="float">
            <text:p>0,132112979375466</text:p>
          </table:table-cell>
          <table:table-cell table:number-columns-repeated="12"/>
          <table:table-cell table:formula="of:=IF([.P98:.P5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float" office:value="20.14" calcext:value-type="float">
            <text:p>20,14</text:p>
          </table:table-cell>
          <table:table-cell table:number-columns-repeated="2"/>
          <table:table-cell table:formula="of:=([.M99] - MIN([.$M$2:.$M$502])) / (MAX([.$M$2:.$M$502]) - MIN([.$M$2:.$M$502]))" office:value-type="float" office:value="0.131947320467158" calcext:value-type="float">
            <text:p>0,131947320467158</text:p>
          </table:table-cell>
          <table:table-cell table:number-columns-repeated="12"/>
          <table:table-cell table:formula="of:=IF([.P99:.P5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float" office:value="19.89" calcext:value-type="float">
            <text:p>19,89</text:p>
          </table:table-cell>
          <table:table-cell table:number-columns-repeated="2"/>
          <table:table-cell table:formula="of:=([.M100] - MIN([.$M$2:.$M$502])) / (MAX([.$M$2:.$M$502]) - MIN([.$M$2:.$M$502]))" office:value-type="float" office:value="0.129876584113311" calcext:value-type="float">
            <text:p>0,129876584113311</text:p>
          </table:table-cell>
          <table:table-cell table:number-columns-repeated="12"/>
          <table:table-cell table:formula="of:=IF([.P100:.P5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float" office:value="19.77" calcext:value-type="float">
            <text:p>19,77</text:p>
          </table:table-cell>
          <table:table-cell table:number-columns-repeated="2"/>
          <table:table-cell table:formula="of:=([.M101] - MIN([.$M$2:.$M$502])) / (MAX([.$M$2:.$M$502]) - MIN([.$M$2:.$M$502]))" office:value-type="float" office:value="0.128882630663464" calcext:value-type="float">
            <text:p>0,128882630663464</text:p>
          </table:table-cell>
          <table:table-cell table:number-columns-repeated="12"/>
          <table:table-cell table:formula="of:=IF([.P101:.P6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float" office:value="19.71" calcext:value-type="float">
            <text:p>19,71</text:p>
          </table:table-cell>
          <table:table-cell table:number-columns-repeated="2"/>
          <table:table-cell table:formula="of:=([.M102] - MIN([.$M$2:.$M$502])) / (MAX([.$M$2:.$M$502]) - MIN([.$M$2:.$M$502]))" office:value-type="float" office:value="0.128385653938541" calcext:value-type="float">
            <text:p>0,128385653938541</text:p>
          </table:table-cell>
          <table:table-cell table:number-columns-repeated="12"/>
          <table:table-cell table:formula="of:=IF([.P102:.P6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float" office:value="19.68" calcext:value-type="float">
            <text:p>19,68</text:p>
          </table:table-cell>
          <table:table-cell table:number-columns-repeated="2"/>
          <table:table-cell table:formula="of:=([.M103] - MIN([.$M$2:.$M$502])) / (MAX([.$M$2:.$M$502]) - MIN([.$M$2:.$M$502]))" office:value-type="float" office:value="0.128137165576079" calcext:value-type="float">
            <text:p>0,128137165576079</text:p>
          </table:table-cell>
          <table:table-cell table:number-columns-repeated="12"/>
          <table:table-cell table:formula="of:=IF([.P103:.P6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float" office:value="19.61" calcext:value-type="float">
            <text:p>19,61</text:p>
          </table:table-cell>
          <table:table-cell table:number-columns-repeated="2"/>
          <table:table-cell table:formula="of:=([.M104] - MIN([.$M$2:.$M$502])) / (MAX([.$M$2:.$M$502]) - MIN([.$M$2:.$M$502]))" office:value-type="float" office:value="0.127557359397002" calcext:value-type="float">
            <text:p>0,127557359397002</text:p>
          </table:table-cell>
          <table:table-cell table:number-columns-repeated="12"/>
          <table:table-cell table:formula="of:=IF([.P104:.P6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float" office:value="19.38" calcext:value-type="float">
            <text:p>19,38</text:p>
          </table:table-cell>
          <table:table-cell table:number-columns-repeated="2"/>
          <table:table-cell table:formula="of:=([.M105] - MIN([.$M$2:.$M$502])) / (MAX([.$M$2:.$M$502]) - MIN([.$M$2:.$M$502]))" office:value-type="float" office:value="0.125652281951462" calcext:value-type="float">
            <text:p>0,125652281951462</text:p>
          </table:table-cell>
          <table:table-cell table:number-columns-repeated="12"/>
          <table:table-cell table:formula="of:=IF([.P105:.P6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float" office:value="19.27" calcext:value-type="float">
            <text:p>19,27</text:p>
          </table:table-cell>
          <table:table-cell table:number-columns-repeated="2"/>
          <table:table-cell table:formula="of:=([.M106] - MIN([.$M$2:.$M$502])) / (MAX([.$M$2:.$M$502]) - MIN([.$M$2:.$M$502]))" office:value-type="float" office:value="0.124741157955769" calcext:value-type="float">
            <text:p>0,124741157955769</text:p>
          </table:table-cell>
          <table:table-cell table:number-columns-repeated="12"/>
          <table:table-cell table:formula="of:=IF([.P106:.P6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float" office:value="19.24" calcext:value-type="float">
            <text:p>19,24</text:p>
          </table:table-cell>
          <table:table-cell table:number-columns-repeated="2"/>
          <table:table-cell table:formula="of:=([.M107] - MIN([.$M$2:.$M$502])) / (MAX([.$M$2:.$M$502]) - MIN([.$M$2:.$M$502]))" office:value-type="float" office:value="0.124492669593307" calcext:value-type="float">
            <text:p>0,124492669593307</text:p>
          </table:table-cell>
          <table:table-cell table:number-columns-repeated="12"/>
          <table:table-cell table:formula="of:=IF([.P107:.P6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float" office:value="19.15" calcext:value-type="float">
            <text:p>19,15</text:p>
          </table:table-cell>
          <table:table-cell table:number-columns-repeated="2"/>
          <table:table-cell table:formula="of:=([.M108] - MIN([.$M$2:.$M$502])) / (MAX([.$M$2:.$M$502]) - MIN([.$M$2:.$M$502]))" office:value-type="float" office:value="0.123747204505922" calcext:value-type="float">
            <text:p>0,123747204505922</text:p>
          </table:table-cell>
          <table:table-cell table:number-columns-repeated="12"/>
          <table:table-cell table:formula="of:=IF([.P108:.P6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  <table:table-cell table:formula="of:=([.M109] - MIN([.$M$2:.$M$502])) / (MAX([.$M$2:.$M$502]) - MIN([.$M$2:.$M$502]))" office:value-type="float" office:value="0.123250227780999" calcext:value-type="float">
            <text:p>0,123250227780999</text:p>
          </table:table-cell>
          <table:table-cell table:number-columns-repeated="12"/>
          <table:table-cell table:formula="of:=IF([.P109:.P6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18.73" calcext:value-type="float">
            <text:p>18,73</text:p>
          </table:table-cell>
          <table:table-cell table:number-columns-repeated="2"/>
          <table:table-cell table:formula="of:=([.M110] - MIN([.$M$2:.$M$502])) / (MAX([.$M$2:.$M$502]) - MIN([.$M$2:.$M$502]))" office:value-type="float" office:value="0.120268367431459" calcext:value-type="float">
            <text:p>0,120268367431459</text:p>
          </table:table-cell>
          <table:table-cell table:number-columns-repeated="12"/>
          <table:table-cell table:formula="of:=IF([.P110:.P6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float" office:value="18.65" calcext:value-type="float">
            <text:p>18,65</text:p>
          </table:table-cell>
          <table:table-cell table:number-columns-repeated="2"/>
          <table:table-cell table:formula="of:=([.M111] - MIN([.$M$2:.$M$502])) / (MAX([.$M$2:.$M$502]) - MIN([.$M$2:.$M$502]))" office:value-type="float" office:value="0.119605731798227" calcext:value-type="float">
            <text:p>0,119605731798227</text:p>
          </table:table-cell>
          <table:table-cell table:number-columns-repeated="12"/>
          <table:table-cell table:formula="of:=IF([.P111:.P6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float" office:value="18.48" calcext:value-type="float">
            <text:p>18,48</text:p>
          </table:table-cell>
          <table:table-cell table:number-columns-repeated="2"/>
          <table:table-cell table:formula="of:=([.M112] - MIN([.$M$2:.$M$502])) / (MAX([.$M$2:.$M$502]) - MIN([.$M$2:.$M$502]))" office:value-type="float" office:value="0.118197631077611" calcext:value-type="float">
            <text:p>0,118197631077611</text:p>
          </table:table-cell>
          <table:table-cell table:number-columns-repeated="12"/>
          <table:table-cell table:formula="of:=IF([.P112:.P6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float" office:value="18.46" calcext:value-type="float">
            <text:p>18,46</text:p>
          </table:table-cell>
          <table:table-cell table:number-columns-repeated="2"/>
          <table:table-cell table:formula="of:=([.M113] - MIN([.$M$2:.$M$502])) / (MAX([.$M$2:.$M$502]) - MIN([.$M$2:.$M$502]))" office:value-type="float" office:value="0.118031972169303" calcext:value-type="float">
            <text:p>0,118031972169303</text:p>
          </table:table-cell>
          <table:table-cell table:number-columns-repeated="12"/>
          <table:table-cell table:formula="of:=IF([.P113:.P6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float" office:value="18.45" calcext:value-type="float">
            <text:p>18,45</text:p>
          </table:table-cell>
          <table:table-cell table:number-columns-repeated="2"/>
          <table:table-cell table:formula="of:=([.M114] - MIN([.$M$2:.$M$502])) / (MAX([.$M$2:.$M$502]) - MIN([.$M$2:.$M$502]))" office:value-type="float" office:value="0.117949142715149" calcext:value-type="float">
            <text:p>0,117949142715149</text:p>
          </table:table-cell>
          <table:table-cell table:number-columns-repeated="12"/>
          <table:table-cell table:formula="of:=IF([.P114:.P6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float" office:value="18.44" calcext:value-type="float">
            <text:p>18,44</text:p>
          </table:table-cell>
          <table:table-cell table:number-columns-repeated="2"/>
          <table:table-cell table:formula="of:=([.M115] - MIN([.$M$2:.$M$502])) / (MAX([.$M$2:.$M$502]) - MIN([.$M$2:.$M$502]))" office:value-type="float" office:value="0.117866313260996" calcext:value-type="float">
            <text:p>0,117866313260996</text:p>
          </table:table-cell>
          <table:table-cell table:number-columns-repeated="12"/>
          <table:table-cell table:formula="of:=IF([.P115:.P6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16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12"/>
          <table:table-cell table:formula="of:=IF([.P116:.P6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17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12"/>
          <table:table-cell table:formula="of:=IF([.P117:.P6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float" office:value="18.27" calcext:value-type="float">
            <text:p>18,27</text:p>
          </table:table-cell>
          <table:table-cell table:number-columns-repeated="2"/>
          <table:table-cell table:formula="of:=([.M118] - MIN([.$M$2:.$M$502])) / (MAX([.$M$2:.$M$502]) - MIN([.$M$2:.$M$502]))" office:value-type="float" office:value="0.116458212540379" calcext:value-type="float">
            <text:p>0,116458212540379</text:p>
          </table:table-cell>
          <table:table-cell table:number-columns-repeated="12"/>
          <table:table-cell table:formula="of:=IF([.P118:.P6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float" office:value="18.23" calcext:value-type="float">
            <text:p>18,23</text:p>
          </table:table-cell>
          <table:table-cell table:number-columns-repeated="2"/>
          <table:table-cell table:formula="of:=([.M119] - MIN([.$M$2:.$M$502])) / (MAX([.$M$2:.$M$502]) - MIN([.$M$2:.$M$502]))" office:value-type="float" office:value="0.116126894723764" calcext:value-type="float">
            <text:p>0,116126894723764</text:p>
          </table:table-cell>
          <table:table-cell table:number-columns-repeated="12"/>
          <table:table-cell table:formula="of:=IF([.P119:.P6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float" office:value="18.22" calcext:value-type="float">
            <text:p>18,22</text:p>
          </table:table-cell>
          <table:table-cell table:number-columns-repeated="2"/>
          <table:table-cell table:formula="of:=([.M120] - MIN([.$M$2:.$M$502])) / (MAX([.$M$2:.$M$502]) - MIN([.$M$2:.$M$502]))" office:value-type="float" office:value="0.11604406526961" calcext:value-type="float">
            <text:p>0,11604406526961</text:p>
          </table:table-cell>
          <table:table-cell table:number-columns-repeated="12"/>
          <table:table-cell table:formula="of:=IF([.P120:.P6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float" office:value="18.1" calcext:value-type="float">
            <text:p>18,1</text:p>
          </table:table-cell>
          <table:table-cell table:number-columns-repeated="2"/>
          <table:table-cell table:formula="of:=([.M121] - MIN([.$M$2:.$M$502])) / (MAX([.$M$2:.$M$502]) - MIN([.$M$2:.$M$502]))" office:value-type="float" office:value="0.115050111819763" calcext:value-type="float">
            <text:p>0,115050111819763</text:p>
          </table:table-cell>
          <table:table-cell table:number-columns-repeated="12"/>
          <table:table-cell table:formula="of:=IF([.P121:.P6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float" office:value="18.03" calcext:value-type="float">
            <text:p>18,03</text:p>
          </table:table-cell>
          <table:table-cell table:number-columns-repeated="2"/>
          <table:table-cell table:formula="of:=([.M122] - MIN([.$M$2:.$M$502])) / (MAX([.$M$2:.$M$502]) - MIN([.$M$2:.$M$502]))" office:value-type="float" office:value="0.114470305640686" calcext:value-type="float">
            <text:p>0,114470305640686</text:p>
          </table:table-cell>
          <table:table-cell table:number-columns-repeated="12"/>
          <table:table-cell table:formula="of:=IF([.P122:.P6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float" office:value="17.99" calcext:value-type="float">
            <text:p>17,99</text:p>
          </table:table-cell>
          <table:table-cell table:number-columns-repeated="2"/>
          <table:table-cell table:formula="of:=([.M123] - MIN([.$M$2:.$M$502])) / (MAX([.$M$2:.$M$502]) - MIN([.$M$2:.$M$502]))" office:value-type="float" office:value="0.11413898782407" calcext:value-type="float">
            <text:p>0,11413898782407</text:p>
          </table:table-cell>
          <table:table-cell table:number-columns-repeated="12"/>
          <table:table-cell table:formula="of:=IF([.P123:.P6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float" office:value="17.78" calcext:value-type="float">
            <text:p>17,78</text:p>
          </table:table-cell>
          <table:table-cell table:number-columns-repeated="2"/>
          <table:table-cell table:formula="of:=([.M124] - MIN([.$M$2:.$M$502])) / (MAX([.$M$2:.$M$502]) - MIN([.$M$2:.$M$502]))" office:value-type="float" office:value="0.112399569286838" calcext:value-type="float">
            <text:p>0,112399569286838</text:p>
          </table:table-cell>
          <table:table-cell table:number-columns-repeated="12"/>
          <table:table-cell table:formula="of:=IF([.P124:.P6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float" office:value="17.7" calcext:value-type="float">
            <text:p>17,7</text:p>
          </table:table-cell>
          <table:table-cell table:number-columns-repeated="2"/>
          <table:table-cell table:formula="of:=([.M125] - MIN([.$M$2:.$M$502])) / (MAX([.$M$2:.$M$502]) - MIN([.$M$2:.$M$502]))" office:value-type="float" office:value="0.111736933653607" calcext:value-type="float">
            <text:p>0,111736933653607</text:p>
          </table:table-cell>
          <table:table-cell table:number-columns-repeated="12"/>
          <table:table-cell table:formula="of:=IF([.P125:.P6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table:formula="of:=([.M126] - MIN([.$M$2:.$M$502])) / (MAX([.$M$2:.$M$502]) - MIN([.$M$2:.$M$502]))" office:value-type="float" office:value="0.110080344570529" calcext:value-type="float">
            <text:p>0,110080344570529</text:p>
          </table:table-cell>
          <table:table-cell table:number-columns-repeated="12"/>
          <table:table-cell table:formula="of:=IF([.P126:.P6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float" office:value="17.39" calcext:value-type="float">
            <text:p>17,39</text:p>
          </table:table-cell>
          <table:table-cell table:number-columns-repeated="2"/>
          <table:table-cell table:formula="of:=([.M127] - MIN([.$M$2:.$M$502])) / (MAX([.$M$2:.$M$502]) - MIN([.$M$2:.$M$502]))" office:value-type="float" office:value="0.109169220574836" calcext:value-type="float">
            <text:p>0,109169220574836</text:p>
          </table:table-cell>
          <table:table-cell table:number-columns-repeated="12"/>
          <table:table-cell table:formula="of:=IF([.P127:.P6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28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12"/>
          <table:table-cell table:formula="of:=IF([.P128:.P6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29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12"/>
          <table:table-cell table:formula="of:=IF([.P129:.P6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7.28" calcext:value-type="float">
            <text:p>17,28</text:p>
          </table:table-cell>
          <table:table-cell table:number-columns-repeated="2"/>
          <table:table-cell table:formula="of:=([.M130] - MIN([.$M$2:.$M$502])) / (MAX([.$M$2:.$M$502]) - MIN([.$M$2:.$M$502]))" office:value-type="float" office:value="0.108258096579144" calcext:value-type="float">
            <text:p>0,108258096579144</text:p>
          </table:table-cell>
          <table:table-cell table:number-columns-repeated="12"/>
          <table:table-cell table:formula="of:=IF([.P130:.P6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float" office:value="17.22" calcext:value-type="float">
            <text:p>17,22</text:p>
          </table:table-cell>
          <table:table-cell table:formula="of:=MIN([.M131:.M631])" office:value-type="float" office:value="4.21" calcext:value-type="float">
            <text:p>4,21</text:p>
          </table:table-cell>
          <table:table-cell table:formula="of:=MAX([.M131:.M631])" office:value-type="float" office:value="17.22" calcext:value-type="float">
            <text:p>17,22</text:p>
          </table:table-cell>
          <table:table-cell table:formula="of:=([.M131] - MIN([.$M$2:.$M$502])) / (MAX([.$M$2:.$M$502]) - MIN([.$M$2:.$M$502]))" office:value-type="float" office:value="0.10776111985422" calcext:value-type="float">
            <text:p>0,10776111985422</text:p>
          </table:table-cell>
          <table:table-cell table:number-columns-repeated="12"/>
          <table:table-cell table:formula="of:=IF([.P131:.P6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float" office:value="17.15" calcext:value-type="float">
            <text:p>17,15</text:p>
          </table:table-cell>
          <table:table-cell table:number-columns-repeated="2"/>
          <table:table-cell table:formula="of:=([.M132] - MIN([.$M$2:.$M$502])) / (MAX([.$M$2:.$M$502]) - MIN([.$M$2:.$M$502]))" office:value-type="float" office:value="0.107181313675143" calcext:value-type="float">
            <text:p>0,107181313675143</text:p>
          </table:table-cell>
          <table:table-cell table:number-columns-repeated="12"/>
          <table:table-cell table:formula="of:=IF([.P132:.P6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float" office:value="17.03" calcext:value-type="float">
            <text:p>17,03</text:p>
          </table:table-cell>
          <table:table-cell table:number-columns-repeated="2"/>
          <table:table-cell table:formula="of:=([.M133] - MIN([.$M$2:.$M$502])) / (MAX([.$M$2:.$M$502]) - MIN([.$M$2:.$M$502]))" office:value-type="float" office:value="0.106187360225296" calcext:value-type="float">
            <text:p>0,106187360225296</text:p>
          </table:table-cell>
          <table:table-cell table:number-columns-repeated="12"/>
          <table:table-cell table:formula="of:=IF([.P133:.P6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34] - MIN([.$M$2:.$M$502])) / (MAX([.$M$2:.$M$502]) - MIN([.$M$2:.$M$502]))" office:value-type="float" office:value="0.104944918412988" calcext:value-type="float">
            <text:p>0,104944918412988</text:p>
          </table:table-cell>
          <table:table-cell table:number-columns-repeated="12"/>
          <table:table-cell table:formula="of:=IF([.P134:.P6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float" office:value="16.61" calcext:value-type="float">
            <text:p>16,61</text:p>
          </table:table-cell>
          <table:table-cell table:number-columns-repeated="2"/>
          <table:table-cell table:formula="of:=([.M135] - MIN([.$M$2:.$M$502])) / (MAX([.$M$2:.$M$502]) - MIN([.$M$2:.$M$502]))" office:value-type="float" office:value="0.102708523150832" calcext:value-type="float">
            <text:p>0,102708523150832</text:p>
          </table:table-cell>
          <table:table-cell table:number-columns-repeated="12"/>
          <table:table-cell table:formula="of:=IF([.P135:.P6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6.52" calcext:value-type="float">
            <text:p>16,52</text:p>
          </table:table-cell>
          <table:table-cell table:number-columns-repeated="2"/>
          <table:table-cell table:formula="of:=([.M136] - MIN([.$M$2:.$M$502])) / (MAX([.$M$2:.$M$502]) - MIN([.$M$2:.$M$502]))" office:value-type="float" office:value="0.101963058063447" calcext:value-type="float">
            <text:p>0,101963058063447</text:p>
          </table:table-cell>
          <table:table-cell table:number-columns-repeated="12"/>
          <table:table-cell table:formula="of:=IF([.P136:.P6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float" office:value="16.27" calcext:value-type="float">
            <text:p>16,27</text:p>
          </table:table-cell>
          <table:table-cell table:number-columns-repeated="2"/>
          <table:table-cell table:formula="of:=([.M137] - MIN([.$M$2:.$M$502])) / (MAX([.$M$2:.$M$502]) - MIN([.$M$2:.$M$502]))" office:value-type="float" office:value="0.0998923217095999" calcext:value-type="float">
            <text:p>0,0998923217095999</text:p>
          </table:table-cell>
          <table:table-cell table:number-columns-repeated="12"/>
          <table:table-cell table:formula="of:=IF([.P137:.P6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float" office:value="16.13" calcext:value-type="float">
            <text:p>16,13</text:p>
          </table:table-cell>
          <table:table-cell table:number-columns-repeated="2"/>
          <table:table-cell table:formula="of:=([.M138] - MIN([.$M$2:.$M$502])) / (MAX([.$M$2:.$M$502]) - MIN([.$M$2:.$M$502]))" office:value-type="float" office:value="0.0987327093514454" calcext:value-type="float">
            <text:p>0,0987327093514454</text:p>
          </table:table-cell>
          <table:table-cell table:number-columns-repeated="12"/>
          <table:table-cell table:formula="of:=IF([.P138:.P6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float" office:value="15.82" calcext:value-type="float">
            <text:p>15,82</text:p>
          </table:table-cell>
          <table:table-cell table:number-columns-repeated="2"/>
          <table:table-cell table:formula="of:=([.M139] - MIN([.$M$2:.$M$502])) / (MAX([.$M$2:.$M$502]) - MIN([.$M$2:.$M$502]))" office:value-type="float" office:value="0.0961649962726746" calcext:value-type="float">
            <text:p>0,0961649962726746</text:p>
          </table:table-cell>
          <table:table-cell table:number-columns-repeated="12"/>
          <table:table-cell table:formula="of:=IF([.P139:.P6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float" office:value="15.61" calcext:value-type="float">
            <text:p>15,61</text:p>
          </table:table-cell>
          <table:table-cell table:number-columns-repeated="2"/>
          <table:table-cell table:formula="of:=([.M140] - MIN([.$M$2:.$M$502])) / (MAX([.$M$2:.$M$502]) - MIN([.$M$2:.$M$502]))" office:value-type="float" office:value="0.0944255777354427" calcext:value-type="float">
            <text:p>0,0944255777354427</text:p>
          </table:table-cell>
          <table:table-cell table:number-columns-repeated="12"/>
          <table:table-cell table:formula="of:=IF([.P140:.P6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41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12"/>
          <table:table-cell table:formula="of:=IF([.P141:.P6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42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12"/>
          <table:table-cell table:formula="of:=IF([.P142:.P6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float" office:value="15.46" calcext:value-type="float">
            <text:p>15,46</text:p>
          </table:table-cell>
          <table:table-cell table:number-columns-repeated="2"/>
          <table:table-cell table:formula="of:=([.M143] - MIN([.$M$2:.$M$502])) / (MAX([.$M$2:.$M$502]) - MIN([.$M$2:.$M$502]))" office:value-type="float" office:value="0.0931831359231343" calcext:value-type="float">
            <text:p>0,0931831359231343</text:p>
          </table:table-cell>
          <table:table-cell table:number-columns-repeated="12"/>
          <table:table-cell table:formula="of:=IF([.P143:.P6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float" office:value="15.31" calcext:value-type="float">
            <text:p>15,31</text:p>
          </table:table-cell>
          <table:table-cell table:number-columns-repeated="2"/>
          <table:table-cell table:formula="of:=([.M144] - MIN([.$M$2:.$M$502])) / (MAX([.$M$2:.$M$502]) - MIN([.$M$2:.$M$502]))" office:value-type="float" office:value="0.0919406941108258" calcext:value-type="float">
            <text:p>0,0919406941108258</text:p>
          </table:table-cell>
          <table:table-cell table:number-columns-repeated="12"/>
          <table:table-cell table:formula="of:=IF([.P144:.P6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float" office:value="15.25" calcext:value-type="float">
            <text:p>15,25</text:p>
          </table:table-cell>
          <table:table-cell table:number-columns-repeated="2"/>
          <table:table-cell table:formula="of:=([.M145] - MIN([.$M$2:.$M$502])) / (MAX([.$M$2:.$M$502]) - MIN([.$M$2:.$M$502]))" office:value-type="float" office:value="0.0914437173859024" calcext:value-type="float">
            <text:p>0,0914437173859024</text:p>
          </table:table-cell>
          <table:table-cell table:number-columns-repeated="12"/>
          <table:table-cell table:formula="of:=IF([.P145:.P6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float" office:value="15.24" calcext:value-type="float">
            <text:p>15,24</text:p>
          </table:table-cell>
          <table:table-cell table:number-columns-repeated="2"/>
          <table:table-cell table:formula="of:=([.M146] - MIN([.$M$2:.$M$502])) / (MAX([.$M$2:.$M$502]) - MIN([.$M$2:.$M$502]))" office:value-type="float" office:value="0.0913608879317485" calcext:value-type="float">
            <text:p>0,0913608879317485</text:p>
          </table:table-cell>
          <table:table-cell table:number-columns-repeated="12"/>
          <table:table-cell table:formula="of:=IF([.P146:.P6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float" office:value="15.21" calcext:value-type="float">
            <text:p>15,21</text:p>
          </table:table-cell>
          <table:table-cell table:number-columns-repeated="2"/>
          <table:table-cell table:formula="of:=([.M147] - MIN([.$M$2:.$M$502])) / (MAX([.$M$2:.$M$502]) - MIN([.$M$2:.$M$502]))" office:value-type="float" office:value="0.0911123995692868" calcext:value-type="float">
            <text:p>0,0911123995692868</text:p>
          </table:table-cell>
          <table:table-cell table:number-columns-repeated="12"/>
          <table:table-cell table:formula="of:=IF([.P147:.P6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float" office:value="15.16" calcext:value-type="float">
            <text:p>15,16</text:p>
          </table:table-cell>
          <table:table-cell table:number-columns-repeated="2"/>
          <table:table-cell table:formula="of:=([.M148] - MIN([.$M$2:.$M$502])) / (MAX([.$M$2:.$M$502]) - MIN([.$M$2:.$M$502]))" office:value-type="float" office:value="0.0906982522985173" calcext:value-type="float">
            <text:p>0,0906982522985173</text:p>
          </table:table-cell>
          <table:table-cell table:number-columns-repeated="12"/>
          <table:table-cell table:formula="of:=IF([.P148:.P6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float" office:value="15.04" calcext:value-type="float">
            <text:p>15,04</text:p>
          </table:table-cell>
          <table:table-cell table:number-columns-repeated="2"/>
          <table:table-cell table:formula="of:=([.M149] - MIN([.$M$2:.$M$502])) / (MAX([.$M$2:.$M$502]) - MIN([.$M$2:.$M$502]))" office:value-type="float" office:value="0.0897042988486706" calcext:value-type="float">
            <text:p>0,0897042988486706</text:p>
          </table:table-cell>
          <table:table-cell table:number-columns-repeated="12"/>
          <table:table-cell table:formula="of:=IF([.P149:.P6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150] - MIN([.$M$2:.$M$502])) / (MAX([.$M$2:.$M$502]) - MIN([.$M$2:.$M$502]))" office:value-type="float" office:value="0.0878820508572848" calcext:value-type="float">
            <text:p>0,0878820508572848</text:p>
          </table:table-cell>
          <table:table-cell table:number-columns-repeated="12"/>
          <table:table-cell table:formula="of:=IF([.P150:.P6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151] - MIN([.$M$2:.$M$502])) / (MAX([.$M$2:.$M$502]) - MIN([.$M$2:.$M$502]))" office:value-type="float" office:value="0.0874679035865154" calcext:value-type="float">
            <text:p>0,0874679035865154</text:p>
          </table:table-cell>
          <table:table-cell table:number-columns-repeated="12"/>
          <table:table-cell table:formula="of:=IF([.P151:.P6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float" office:value="14.73" calcext:value-type="float">
            <text:p>14,73</text:p>
          </table:table-cell>
          <table:table-cell table:number-columns-repeated="2"/>
          <table:table-cell table:formula="of:=([.M152] - MIN([.$M$2:.$M$502])) / (MAX([.$M$2:.$M$502]) - MIN([.$M$2:.$M$502]))" office:value-type="float" office:value="0.0871365857698998" calcext:value-type="float">
            <text:p>0,0871365857698998</text:p>
          </table:table-cell>
          <table:table-cell table:number-columns-repeated="12"/>
          <table:table-cell table:formula="of:=IF([.P152:.P6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float" office:value="14.65" calcext:value-type="float">
            <text:p>14,65</text:p>
          </table:table-cell>
          <table:table-cell table:number-columns-repeated="2"/>
          <table:table-cell table:formula="of:=([.M153] - MIN([.$M$2:.$M$502])) / (MAX([.$M$2:.$M$502]) - MIN([.$M$2:.$M$502]))" office:value-type="float" office:value="0.0864739501366686" calcext:value-type="float">
            <text:p>0,0864739501366686</text:p>
          </table:table-cell>
          <table:table-cell table:number-columns-repeated="12"/>
          <table:table-cell table:formula="of:=IF([.P153:.P6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float" office:value="14.54" calcext:value-type="float">
            <text:p>14,54</text:p>
          </table:table-cell>
          <table:table-cell table:number-columns-repeated="2"/>
          <table:table-cell table:formula="of:=([.M154] - MIN([.$M$2:.$M$502])) / (MAX([.$M$2:.$M$502]) - MIN([.$M$2:.$M$502]))" office:value-type="float" office:value="0.0855628261409757" calcext:value-type="float">
            <text:p>0,0855628261409757</text:p>
          </table:table-cell>
          <table:table-cell table:number-columns-repeated="12"/>
          <table:table-cell table:formula="of:=IF([.P154:.P6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float" office:value="14.42" calcext:value-type="float">
            <text:p>14,42</text:p>
          </table:table-cell>
          <table:table-cell table:number-columns-repeated="2"/>
          <table:table-cell table:formula="of:=([.M155] - MIN([.$M$2:.$M$502])) / (MAX([.$M$2:.$M$502]) - MIN([.$M$2:.$M$502]))" office:value-type="float" office:value="0.084568872691129" calcext:value-type="float">
            <text:p>0,084568872691129</text:p>
          </table:table-cell>
          <table:table-cell table:number-columns-repeated="12"/>
          <table:table-cell table:formula="of:=IF([.P155:.P6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14.27" calcext:value-type="float">
            <text:p>14,27</text:p>
          </table:table-cell>
          <table:table-cell table:number-columns-repeated="2"/>
          <table:table-cell table:formula="of:=([.M156] - MIN([.$M$2:.$M$502])) / (MAX([.$M$2:.$M$502]) - MIN([.$M$2:.$M$502]))" office:value-type="float" office:value="0.0833264308788205" calcext:value-type="float">
            <text:p>0,0833264308788205</text:p>
          </table:table-cell>
          <table:table-cell table:number-columns-repeated="12"/>
          <table:table-cell table:formula="of:=IF([.P156:.P6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float" office:value="14.26" calcext:value-type="float">
            <text:p>14,26</text:p>
          </table:table-cell>
          <table:table-cell table:number-columns-repeated="2"/>
          <table:table-cell table:formula="of:=([.M157] - MIN([.$M$2:.$M$502])) / (MAX([.$M$2:.$M$502]) - MIN([.$M$2:.$M$502]))" office:value-type="float" office:value="0.0832436014246666" calcext:value-type="float">
            <text:p>0,0832436014246666</text:p>
          </table:table-cell>
          <table:table-cell table:number-columns-repeated="12"/>
          <table:table-cell table:formula="of:=IF([.P157:.P6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float" office:value="14.25" calcext:value-type="float">
            <text:p>14,25</text:p>
          </table:table-cell>
          <table:table-cell table:number-columns-repeated="2"/>
          <table:table-cell table:formula="of:=([.M158] - MIN([.$M$2:.$M$502])) / (MAX([.$M$2:.$M$502]) - MIN([.$M$2:.$M$502]))" office:value-type="float" office:value="0.0831607719705127" calcext:value-type="float">
            <text:p>0,0831607719705127</text:p>
          </table:table-cell>
          <table:table-cell table:number-columns-repeated="12"/>
          <table:table-cell table:formula="of:=IF([.P158:.P6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float" office:value="14.17" calcext:value-type="float">
            <text:p>14,17</text:p>
          </table:table-cell>
          <table:table-cell table:number-columns-repeated="2"/>
          <table:table-cell table:formula="of:=([.M159] - MIN([.$M$2:.$M$502])) / (MAX([.$M$2:.$M$502]) - MIN([.$M$2:.$M$502]))" office:value-type="float" office:value="0.0824981363372815" calcext:value-type="float">
            <text:p>0,0824981363372815</text:p>
          </table:table-cell>
          <table:table-cell table:number-columns-repeated="12"/>
          <table:table-cell table:formula="of:=IF([.P159:.P6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float" office:value="14.14" calcext:value-type="float">
            <text:p>14,14</text:p>
          </table:table-cell>
          <table:table-cell table:number-columns-repeated="2"/>
          <table:table-cell table:formula="of:=([.M160] - MIN([.$M$2:.$M$502])) / (MAX([.$M$2:.$M$502]) - MIN([.$M$2:.$M$502]))" office:value-type="float" office:value="0.0822496479748199" calcext:value-type="float">
            <text:p>0,0822496479748199</text:p>
          </table:table-cell>
          <table:table-cell table:number-columns-repeated="12"/>
          <table:table-cell table:formula="of:=IF([.P160:.P6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float" office:value="13.97" calcext:value-type="float">
            <text:p>13,97</text:p>
          </table:table-cell>
          <table:table-cell table:number-columns-repeated="2"/>
          <table:table-cell table:formula="of:=([.M161] - MIN([.$M$2:.$M$502])) / (MAX([.$M$2:.$M$502]) - MIN([.$M$2:.$M$502]))" office:value-type="float" office:value="0.0808415472542036" calcext:value-type="float">
            <text:p>0,0808415472542036</text:p>
          </table:table-cell>
          <table:table-cell table:number-columns-repeated="12"/>
          <table:table-cell table:formula="of:=IF([.P161:.P6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float" office:value="13.96" calcext:value-type="float">
            <text:p>13,96</text:p>
          </table:table-cell>
          <table:table-cell table:number-columns-repeated="2"/>
          <table:table-cell table:formula="of:=([.M162] - MIN([.$M$2:.$M$502])) / (MAX([.$M$2:.$M$502]) - MIN([.$M$2:.$M$502]))" office:value-type="float" office:value="0.0807587178000497" calcext:value-type="float">
            <text:p>0,0807587178000497</text:p>
          </table:table-cell>
          <table:table-cell table:number-columns-repeated="12"/>
          <table:table-cell table:formula="of:=IF([.P162:.P6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13.74" calcext:value-type="float">
            <text:p>13,74</text:p>
          </table:table-cell>
          <table:table-cell table:number-columns-repeated="2"/>
          <table:table-cell table:formula="of:=([.M163] - MIN([.$M$2:.$M$502])) / (MAX([.$M$2:.$M$502]) - MIN([.$M$2:.$M$502]))" office:value-type="float" office:value="0.078936469808664" calcext:value-type="float">
            <text:p>0,078936469808664</text:p>
          </table:table-cell>
          <table:table-cell table:number-columns-repeated="12"/>
          <table:table-cell table:formula="of:=IF([.P163:.P6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164] - MIN([.$M$2:.$M$502])) / (MAX([.$M$2:.$M$502]) - MIN([.$M$2:.$M$502]))" office:value-type="float" office:value="0.0783566636295867" calcext:value-type="float">
            <text:p>0,0783566636295867</text:p>
          </table:table-cell>
          <table:table-cell table:number-columns-repeated="12"/>
          <table:table-cell table:formula="of:=IF([.P164:.P6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float" office:value="13.52" calcext:value-type="float">
            <text:p>13,52</text:p>
          </table:table-cell>
          <table:table-cell table:number-columns-repeated="2"/>
          <table:table-cell table:formula="of:=([.M165] - MIN([.$M$2:.$M$502])) / (MAX([.$M$2:.$M$502]) - MIN([.$M$2:.$M$502]))" office:value-type="float" office:value="0.0771142218172782" calcext:value-type="float">
            <text:p>0,0771142218172782</text:p>
          </table:table-cell>
          <table:table-cell table:number-columns-repeated="12"/>
          <table:table-cell table:formula="of:=IF([.P165:.P6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166] - MIN([.$M$2:.$M$502])) / (MAX([.$M$2:.$M$502]) - MIN([.$M$2:.$M$502]))" office:value-type="float" office:value="0.0769485629089704" calcext:value-type="float">
            <text:p>0,0769485629089704</text:p>
          </table:table-cell>
          <table:table-cell table:number-columns-repeated="12"/>
          <table:table-cell table:formula="of:=IF([.P166:.P6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float" office:value="13.41" calcext:value-type="float">
            <text:p>13,41</text:p>
          </table:table-cell>
          <table:table-cell table:number-columns-repeated="2"/>
          <table:table-cell table:formula="of:=([.M167] - MIN([.$M$2:.$M$502])) / (MAX([.$M$2:.$M$502]) - MIN([.$M$2:.$M$502]))" office:value-type="float" office:value="0.0762030978215854" calcext:value-type="float">
            <text:p>0,0762030978215854</text:p>
          </table:table-cell>
          <table:table-cell table:number-columns-repeated="12"/>
          <table:table-cell table:formula="of:=IF([.P167:.P6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float" office:value="13.31" calcext:value-type="float">
            <text:p>13,31</text:p>
          </table:table-cell>
          <table:table-cell table:number-columns-repeated="2"/>
          <table:table-cell table:formula="of:=([.M168] - MIN([.$M$2:.$M$502])) / (MAX([.$M$2:.$M$502]) - MIN([.$M$2:.$M$502]))" office:value-type="float" office:value="0.0753748032800464" calcext:value-type="float">
            <text:p>0,0753748032800464</text:p>
          </table:table-cell>
          <table:table-cell table:number-columns-repeated="12"/>
          <table:table-cell table:formula="of:=IF([.P168:.P6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float" office:value="13.24" calcext:value-type="float">
            <text:p>13,24</text:p>
          </table:table-cell>
          <table:table-cell table:number-columns-repeated="2"/>
          <table:table-cell table:formula="of:=([.M169] - MIN([.$M$2:.$M$502])) / (MAX([.$M$2:.$M$502]) - MIN([.$M$2:.$M$502]))" office:value-type="float" office:value="0.0747949971009691" calcext:value-type="float">
            <text:p>0,0747949971009691</text:p>
          </table:table-cell>
          <table:table-cell table:number-columns-repeated="12"/>
          <table:table-cell table:formula="of:=IF([.P169:.P6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float" office:value="13.13" calcext:value-type="float">
            <text:p>13,13</text:p>
          </table:table-cell>
          <table:table-cell table:number-columns-repeated="2"/>
          <table:table-cell table:formula="of:=([.M170] - MIN([.$M$2:.$M$502])) / (MAX([.$M$2:.$M$502]) - MIN([.$M$2:.$M$502]))" office:value-type="float" office:value="0.0738838731052763" calcext:value-type="float">
            <text:p>0,0738838731052763</text:p>
          </table:table-cell>
          <table:table-cell table:number-columns-repeated="12"/>
          <table:table-cell table:formula="of:=IF([.P170:.P6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float" office:value="12.98" calcext:value-type="float">
            <text:p>12,98</text:p>
          </table:table-cell>
          <table:table-cell table:number-columns-repeated="2"/>
          <table:table-cell table:formula="of:=([.M171] - MIN([.$M$2:.$M$502])) / (MAX([.$M$2:.$M$502]) - MIN([.$M$2:.$M$502]))" office:value-type="float" office:value="0.0726414312929678" calcext:value-type="float">
            <text:p>0,0726414312929678</text:p>
          </table:table-cell>
          <table:table-cell table:number-columns-repeated="12"/>
          <table:table-cell table:formula="of:=IF([.P171:.P6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float" office:value="12.93" calcext:value-type="float">
            <text:p>12,93</text:p>
          </table:table-cell>
          <table:table-cell table:number-columns-repeated="2"/>
          <table:table-cell table:formula="of:=([.M172] - MIN([.$M$2:.$M$502])) / (MAX([.$M$2:.$M$502]) - MIN([.$M$2:.$M$502]))" office:value-type="float" office:value="0.0722272840221983" calcext:value-type="float">
            <text:p>0,0722272840221983</text:p>
          </table:table-cell>
          <table:table-cell table:number-columns-repeated="12"/>
          <table:table-cell table:formula="of:=IF([.P172:.P6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table:formula="of:=([.M173] - MIN([.$M$2:.$M$502])) / (MAX([.$M$2:.$M$502]) - MIN([.$M$2:.$M$502]))" office:value-type="float" office:value="0.0719787956597366" calcext:value-type="float">
            <text:p>0,0719787956597366</text:p>
          </table:table-cell>
          <table:table-cell table:number-columns-repeated="12"/>
          <table:table-cell table:formula="of:=IF([.P173:.P6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174] - MIN([.$M$2:.$M$502])) / (MAX([.$M$2:.$M$502]) - MIN([.$M$2:.$M$502]))" office:value-type="float" office:value="0.0718959662055827" calcext:value-type="float">
            <text:p>0,0718959662055827</text:p>
          </table:table-cell>
          <table:table-cell table:number-columns-repeated="12"/>
          <table:table-cell table:formula="of:=IF([.P174:.P6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175] - MIN([.$M$2:.$M$502])) / (MAX([.$M$2:.$M$502]) - MIN([.$M$2:.$M$502]))" office:value-type="float" office:value="0.0711505011181976" calcext:value-type="float">
            <text:p>0,0711505011181976</text:p>
          </table:table-cell>
          <table:table-cell table:number-columns-repeated="12"/>
          <table:table-cell table:formula="of:=IF([.P175:.P6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76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12"/>
          <table:table-cell table:formula="of:=IF([.P176:.P6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77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12"/>
          <table:table-cell table:formula="of:=IF([.P177:.P6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float" office:value="12.67" calcext:value-type="float">
            <text:p>12,67</text:p>
          </table:table-cell>
          <table:table-cell table:number-columns-repeated="2"/>
          <table:table-cell table:formula="of:=([.M178] - MIN([.$M$2:.$M$502])) / (MAX([.$M$2:.$M$502]) - MIN([.$M$2:.$M$502]))" office:value-type="float" office:value="0.070073718214197" calcext:value-type="float">
            <text:p>0,070073718214197</text:p>
          </table:table-cell>
          <table:table-cell table:number-columns-repeated="12"/>
          <table:table-cell table:formula="of:=IF([.P178:.P6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float" office:value="12.66" calcext:value-type="float">
            <text:p>12,66</text:p>
          </table:table-cell>
          <table:table-cell table:number-columns-repeated="2"/>
          <table:table-cell table:formula="of:=([.M179] - MIN([.$M$2:.$M$502])) / (MAX([.$M$2:.$M$502]) - MIN([.$M$2:.$M$502]))" office:value-type="float" office:value="0.0699908887600431" calcext:value-type="float">
            <text:p>0,0699908887600431</text:p>
          </table:table-cell>
          <table:table-cell table:number-columns-repeated="12"/>
          <table:table-cell table:formula="of:=IF([.P179:.P6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180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12"/>
          <table:table-cell table:formula="of:=IF([.P180:.P6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181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12"/>
          <table:table-cell table:formula="of:=IF([.P181:.P6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float" office:value="12.5" calcext:value-type="float">
            <text:p>12,5</text:p>
          </table:table-cell>
          <table:table-cell table:number-columns-repeated="2"/>
          <table:table-cell table:formula="of:=([.M182] - MIN([.$M$2:.$M$502])) / (MAX([.$M$2:.$M$502]) - MIN([.$M$2:.$M$502]))" office:value-type="float" office:value="0.0686656174935807" calcext:value-type="float">
            <text:p>0,0686656174935807</text:p>
          </table:table-cell>
          <table:table-cell table:number-columns-repeated="12"/>
          <table:table-cell table:formula="of:=IF([.P182:.P6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  <table:table-cell table:formula="of:=([.M183] - MIN([.$M$2:.$M$502])) / (MAX([.$M$2:.$M$502]) - MIN([.$M$2:.$M$502]))" office:value-type="float" office:value="0.0684999585852729" calcext:value-type="float">
            <text:p>0,0684999585852729</text:p>
          </table:table-cell>
          <table:table-cell table:number-columns-repeated="12"/>
          <table:table-cell table:formula="of:=IF([.P183:.P6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float" office:value="12.41" calcext:value-type="float">
            <text:p>12,41</text:p>
          </table:table-cell>
          <table:table-cell table:number-columns-repeated="2"/>
          <table:table-cell table:formula="of:=([.M184] - MIN([.$M$2:.$M$502])) / (MAX([.$M$2:.$M$502]) - MIN([.$M$2:.$M$502]))" office:value-type="float" office:value="0.0679201524061956" calcext:value-type="float">
            <text:p>0,0679201524061956</text:p>
          </table:table-cell>
          <table:table-cell table:number-columns-repeated="12"/>
          <table:table-cell table:formula="of:=IF([.P184:.P6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float" office:value="12.36" calcext:value-type="float">
            <text:p>12,36</text:p>
          </table:table-cell>
          <table:table-cell table:number-columns-repeated="2"/>
          <table:table-cell table:formula="of:=([.M185] - MIN([.$M$2:.$M$502])) / (MAX([.$M$2:.$M$502]) - MIN([.$M$2:.$M$502]))" office:value-type="float" office:value="0.0675060051354262" calcext:value-type="float">
            <text:p>0,0675060051354262</text:p>
          </table:table-cell>
          <table:table-cell table:number-columns-repeated="12"/>
          <table:table-cell table:formula="of:=IF([.P185:.P6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float" office:value="12.27" calcext:value-type="float">
            <text:p>12,27</text:p>
          </table:table-cell>
          <table:table-cell table:number-columns-repeated="2"/>
          <table:table-cell table:formula="of:=([.M186] - MIN([.$M$2:.$M$502])) / (MAX([.$M$2:.$M$502]) - MIN([.$M$2:.$M$502]))" office:value-type="float" office:value="0.0667605400480411" calcext:value-type="float">
            <text:p>0,0667605400480411</text:p>
          </table:table-cell>
          <table:table-cell table:number-columns-repeated="12"/>
          <table:table-cell table:formula="of:=IF([.P186:.P6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float" office:value="12.25" calcext:value-type="float">
            <text:p>12,25</text:p>
          </table:table-cell>
          <table:table-cell table:number-columns-repeated="2"/>
          <table:table-cell table:formula="of:=([.M187] - MIN([.$M$2:.$M$502])) / (MAX([.$M$2:.$M$502]) - MIN([.$M$2:.$M$502]))" office:value-type="float" office:value="0.0665948811397333" calcext:value-type="float">
            <text:p>0,0665948811397333</text:p>
          </table:table-cell>
          <table:table-cell table:number-columns-repeated="12"/>
          <table:table-cell table:formula="of:=IF([.P187:.P6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float" office:value="12.21" calcext:value-type="float">
            <text:p>12,21</text:p>
          </table:table-cell>
          <table:table-cell table:number-columns-repeated="2"/>
          <table:table-cell table:formula="of:=([.M188] - MIN([.$M$2:.$M$502])) / (MAX([.$M$2:.$M$502]) - MIN([.$M$2:.$M$502]))" office:value-type="float" office:value="0.0662635633231177" calcext:value-type="float">
            <text:p>0,0662635633231177</text:p>
          </table:table-cell>
          <table:table-cell table:number-columns-repeated="12"/>
          <table:table-cell table:formula="of:=IF([.P188:.P6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89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12"/>
          <table:table-cell table:formula="of:=IF([.P189:.P6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90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12"/>
          <table:table-cell table:formula="of:=IF([.P190:.P6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float" office:value="12.13" calcext:value-type="float">
            <text:p>12,13</text:p>
          </table:table-cell>
          <table:table-cell table:number-columns-repeated="2"/>
          <table:table-cell table:formula="of:=([.M191] - MIN([.$M$2:.$M$502])) / (MAX([.$M$2:.$M$502]) - MIN([.$M$2:.$M$502]))" office:value-type="float" office:value="0.0656009276898865" calcext:value-type="float">
            <text:p>0,0656009276898865</text:p>
          </table:table-cell>
          <table:table-cell table:number-columns-repeated="12"/>
          <table:table-cell table:formula="of:=IF([.P191:.P6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float" office:value="12.08" calcext:value-type="float">
            <text:p>12,08</text:p>
          </table:table-cell>
          <table:table-cell table:number-columns-repeated="2"/>
          <table:table-cell table:formula="of:=([.M192] - MIN([.$M$2:.$M$502])) / (MAX([.$M$2:.$M$502]) - MIN([.$M$2:.$M$502]))" office:value-type="float" office:value="0.065186780419117" calcext:value-type="float">
            <text:p>0,065186780419117</text:p>
          </table:table-cell>
          <table:table-cell table:number-columns-repeated="12"/>
          <table:table-cell table:formula="of:=IF([.P192:.P6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93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12"/>
          <table:table-cell table:formula="of:=IF([.P193:.P6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94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12"/>
          <table:table-cell table:formula="of:=IF([.P194:.P6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M195] - MIN([.$M$2:.$M$502])) / (MAX([.$M$2:.$M$502]) - MIN([.$M$2:.$M$502]))" office:value-type="float" office:value="0.0645241447858859" calcext:value-type="float">
            <text:p>0,0645241447858859</text:p>
          </table:table-cell>
          <table:table-cell table:number-columns-repeated="12"/>
          <table:table-cell table:formula="of:=IF([.P195:.P6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float" office:value="11.93" calcext:value-type="float">
            <text:p>11,93</text:p>
          </table:table-cell>
          <table:table-cell table:number-columns-repeated="2"/>
          <table:table-cell table:formula="of:=([.M196] - MIN([.$M$2:.$M$502])) / (MAX([.$M$2:.$M$502]) - MIN([.$M$2:.$M$502]))" office:value-type="float" office:value="0.0639443386068086" calcext:value-type="float">
            <text:p>0,0639443386068086</text:p>
          </table:table-cell>
          <table:table-cell table:number-columns-repeated="12"/>
          <table:table-cell table:formula="of:=IF([.P196:.P6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float" office:value="11.86" calcext:value-type="float">
            <text:p>11,86</text:p>
          </table:table-cell>
          <table:table-cell table:number-columns-repeated="2"/>
          <table:table-cell table:formula="of:=([.M197] - MIN([.$M$2:.$M$502])) / (MAX([.$M$2:.$M$502]) - MIN([.$M$2:.$M$502]))" office:value-type="float" office:value="0.0633645324277313" calcext:value-type="float">
            <text:p>0,0633645324277313</text:p>
          </table:table-cell>
          <table:table-cell table:number-columns-repeated="12"/>
          <table:table-cell table:formula="of:=IF([.P197:.P6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float" office:value="11.85" calcext:value-type="float">
            <text:p>11,85</text:p>
          </table:table-cell>
          <table:table-cell table:number-columns-repeated="2"/>
          <table:table-cell table:formula="of:=([.M198] - MIN([.$M$2:.$M$502])) / (MAX([.$M$2:.$M$502]) - MIN([.$M$2:.$M$502]))" office:value-type="float" office:value="0.0632817029735774" calcext:value-type="float">
            <text:p>0,0632817029735774</text:p>
          </table:table-cell>
          <table:table-cell table:number-columns-repeated="12"/>
          <table:table-cell table:formula="of:=IF([.P198:.P6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199] - MIN([.$M$2:.$M$502])) / (MAX([.$M$2:.$M$502]) - MIN([.$M$2:.$M$502]))" office:value-type="float" office:value="0.0631160440652696" calcext:value-type="float">
            <text:p>0,0631160440652696</text:p>
          </table:table-cell>
          <table:table-cell table:number-columns-repeated="12"/>
          <table:table-cell table:formula="of:=IF([.P199:.P6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float" office:value="11.8" calcext:value-type="float">
            <text:p>11,8</text:p>
          </table:table-cell>
          <table:table-cell table:number-columns-repeated="2"/>
          <table:table-cell table:formula="of:=([.M200] - MIN([.$M$2:.$M$502])) / (MAX([.$M$2:.$M$502]) - MIN([.$M$2:.$M$502]))" office:value-type="float" office:value="0.0628675557028079" calcext:value-type="float">
            <text:p>0,0628675557028079</text:p>
          </table:table-cell>
          <table:table-cell table:number-columns-repeated="12"/>
          <table:table-cell table:formula="of:=IF([.P200:.P6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float" office:value="11.68" calcext:value-type="float">
            <text:p>11,68</text:p>
          </table:table-cell>
          <table:table-cell table:number-columns-repeated="2"/>
          <table:table-cell table:formula="of:=([.M201] - MIN([.$M$2:.$M$502])) / (MAX([.$M$2:.$M$502]) - MIN([.$M$2:.$M$502]))" office:value-type="float" office:value="0.0618736022529612" calcext:value-type="float">
            <text:p>0,0618736022529612</text:p>
          </table:table-cell>
          <table:table-cell table:number-columns-repeated="12"/>
          <table:table-cell table:formula="of:=IF([.P201:.P7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202] - MIN([.$M$2:.$M$502])) / (MAX([.$M$2:.$M$502]) - MIN([.$M$2:.$M$502]))" office:value-type="float" office:value="0.0609624782572683" calcext:value-type="float">
            <text:p>0,0609624782572683</text:p>
          </table:table-cell>
          <table:table-cell table:number-columns-repeated="12"/>
          <table:table-cell table:formula="of:=IF([.P202:.P7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float" office:value="11.47" calcext:value-type="float">
            <text:p>11,47</text:p>
          </table:table-cell>
          <table:table-cell table:number-columns-repeated="2"/>
          <table:table-cell table:formula="of:=([.M203] - MIN([.$M$2:.$M$502])) / (MAX([.$M$2:.$M$502]) - MIN([.$M$2:.$M$502]))" office:value-type="float" office:value="0.0601341837157293" calcext:value-type="float">
            <text:p>0,0601341837157293</text:p>
          </table:table-cell>
          <table:table-cell table:number-columns-repeated="12"/>
          <table:table-cell table:formula="of:=IF([.P203:.P7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float" office:value="11.45" calcext:value-type="float">
            <text:p>11,45</text:p>
          </table:table-cell>
          <table:table-cell table:number-columns-repeated="2"/>
          <table:table-cell table:formula="of:=([.M204] - MIN([.$M$2:.$M$502])) / (MAX([.$M$2:.$M$502]) - MIN([.$M$2:.$M$502]))" office:value-type="float" office:value="0.0599685248074215" calcext:value-type="float">
            <text:p>0,0599685248074215</text:p>
          </table:table-cell>
          <table:table-cell table:number-columns-repeated="12"/>
          <table:table-cell table:formula="of:=IF([.P204:.P7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05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12"/>
          <table:table-cell table:formula="of:=IF([.P205:.P7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06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12"/>
          <table:table-cell table:formula="of:=IF([.P206:.P7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07] - MIN([.$M$2:.$M$502])) / (MAX([.$M$2:.$M$502]) - MIN([.$M$2:.$M$502]))" office:value-type="float" office:value="0.0583947651784975" calcext:value-type="float">
            <text:p>0,0583947651784975</text:p>
          </table:table-cell>
          <table:table-cell table:number-columns-repeated="12"/>
          <table:table-cell table:formula="of:=IF([.P207:.P7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float" office:value="11.2" calcext:value-type="float">
            <text:p>11,2</text:p>
          </table:table-cell>
          <table:table-cell table:number-columns-repeated="2"/>
          <table:table-cell table:formula="of:=([.M208] - MIN([.$M$2:.$M$502])) / (MAX([.$M$2:.$M$502]) - MIN([.$M$2:.$M$502]))" office:value-type="float" office:value="0.0578977884535741" calcext:value-type="float">
            <text:p>0,0578977884535741</text:p>
          </table:table-cell>
          <table:table-cell table:number-columns-repeated="12"/>
          <table:table-cell table:formula="of:=IF([.P208:.P7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float" office:value="11.16" calcext:value-type="float">
            <text:p>11,16</text:p>
          </table:table-cell>
          <table:table-cell table:number-columns-repeated="2"/>
          <table:table-cell table:formula="of:=([.M209] - MIN([.$M$2:.$M$502])) / (MAX([.$M$2:.$M$502]) - MIN([.$M$2:.$M$502]))" office:value-type="float" office:value="0.0575664706369585" calcext:value-type="float">
            <text:p>0,0575664706369585</text:p>
          </table:table-cell>
          <table:table-cell table:number-columns-repeated="12"/>
          <table:table-cell table:formula="of:=IF([.P209:.P7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10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12"/>
          <table:table-cell table:formula="of:=IF([.P210:.P7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11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12"/>
          <table:table-cell table:formula="of:=IF([.P211:.P7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11.13" calcext:value-type="float">
            <text:p>11,13</text:p>
          </table:table-cell>
          <table:table-cell table:number-columns-repeated="2"/>
          <table:table-cell table:formula="of:=([.M212] - MIN([.$M$2:.$M$502])) / (MAX([.$M$2:.$M$502]) - MIN([.$M$2:.$M$502]))" office:value-type="float" office:value="0.0573179822744968" calcext:value-type="float">
            <text:p>0,0573179822744968</text:p>
          </table:table-cell>
          <table:table-cell table:number-columns-repeated="12"/>
          <table:table-cell table:formula="of:=IF([.P212:.P7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float" office:value="11.04" calcext:value-type="float">
            <text:p>11,04</text:p>
          </table:table-cell>
          <table:table-cell table:number-columns-repeated="2"/>
          <table:table-cell table:formula="of:=([.M213] - MIN([.$M$2:.$M$502])) / (MAX([.$M$2:.$M$502]) - MIN([.$M$2:.$M$502]))" office:value-type="float" office:value="0.0565725171871117" calcext:value-type="float">
            <text:p>0,0565725171871117</text:p>
          </table:table-cell>
          <table:table-cell table:number-columns-repeated="12"/>
          <table:table-cell table:formula="of:=IF([.P213:.P7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float" office:value="11.03" calcext:value-type="float">
            <text:p>11,03</text:p>
          </table:table-cell>
          <table:table-cell table:number-columns-repeated="2"/>
          <table:table-cell table:formula="of:=([.M214] - MIN([.$M$2:.$M$502])) / (MAX([.$M$2:.$M$502]) - MIN([.$M$2:.$M$502]))" office:value-type="float" office:value="0.0564896877329578" calcext:value-type="float">
            <text:p>0,0564896877329578</text:p>
          </table:table-cell>
          <table:table-cell table:number-columns-repeated="12"/>
          <table:table-cell table:formula="of:=IF([.P214:.P7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float" office:value="11.02" calcext:value-type="float">
            <text:p>11,02</text:p>
          </table:table-cell>
          <table:table-cell table:number-columns-repeated="2"/>
          <table:table-cell table:formula="of:=([.M215] - MIN([.$M$2:.$M$502])) / (MAX([.$M$2:.$M$502]) - MIN([.$M$2:.$M$502]))" office:value-type="float" office:value="0.0564068582788039" calcext:value-type="float">
            <text:p>0,0564068582788039</text:p>
          </table:table-cell>
          <table:table-cell table:number-columns-repeated="12"/>
          <table:table-cell table:formula="of:=IF([.P215:.P7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M216] - MIN([.$M$2:.$M$502])) / (MAX([.$M$2:.$M$502]) - MIN([.$M$2:.$M$502]))" office:value-type="float" office:value="0.0562411993704961" calcext:value-type="float">
            <text:p>0,0562411993704961</text:p>
          </table:table-cell>
          <table:table-cell table:number-columns-repeated="12"/>
          <table:table-cell table:formula="of:=IF([.P216:.P7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float" office:value="10.96" calcext:value-type="float">
            <text:p>10,96</text:p>
          </table:table-cell>
          <table:table-cell table:number-columns-repeated="2"/>
          <table:table-cell table:formula="of:=([.M217] - MIN([.$M$2:.$M$502])) / (MAX([.$M$2:.$M$502]) - MIN([.$M$2:.$M$502]))" office:value-type="float" office:value="0.0559098815538806" calcext:value-type="float">
            <text:p>0,0559098815538806</text:p>
          </table:table-cell>
          <table:table-cell table:number-columns-repeated="12"/>
          <table:table-cell table:formula="of:=IF([.P217:.P7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float" office:value="10.77" calcext:value-type="float">
            <text:p>10,77</text:p>
          </table:table-cell>
          <table:table-cell table:number-columns-repeated="2"/>
          <table:table-cell table:formula="of:=([.M218] - MIN([.$M$2:.$M$502])) / (MAX([.$M$2:.$M$502]) - MIN([.$M$2:.$M$502]))" office:value-type="float" office:value="0.0543361219249565" calcext:value-type="float">
            <text:p>0,0543361219249565</text:p>
          </table:table-cell>
          <table:table-cell table:number-columns-repeated="12"/>
          <table:table-cell table:formula="of:=IF([.P218:.P7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float" office:value="10.71" calcext:value-type="float">
            <text:p>10,71</text:p>
          </table:table-cell>
          <table:table-cell table:number-columns-repeated="2"/>
          <table:table-cell table:formula="of:=([.M219] - MIN([.$M$2:.$M$502])) / (MAX([.$M$2:.$M$502]) - MIN([.$M$2:.$M$502]))" office:value-type="float" office:value="0.0538391452000331" calcext:value-type="float">
            <text:p>0,0538391452000331</text:p>
          </table:table-cell>
          <table:table-cell table:number-columns-repeated="12"/>
          <table:table-cell table:formula="of:=IF([.P219:.P7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220] - MIN([.$M$2:.$M$502])) / (MAX([.$M$2:.$M$502]) - MIN([.$M$2:.$M$502]))" office:value-type="float" office:value="0.0536734862917253" calcext:value-type="float">
            <text:p>0,0536734862917253</text:p>
          </table:table-cell>
          <table:table-cell table:number-columns-repeated="12"/>
          <table:table-cell table:formula="of:=IF([.P220:.P7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float" office:value="10.67" calcext:value-type="float">
            <text:p>10,67</text:p>
          </table:table-cell>
          <table:table-cell table:number-columns-repeated="2"/>
          <table:table-cell table:formula="of:=([.M221] - MIN([.$M$2:.$M$502])) / (MAX([.$M$2:.$M$502]) - MIN([.$M$2:.$M$502]))" office:value-type="float" office:value="0.0535078273834175" calcext:value-type="float">
            <text:p>0,0535078273834175</text:p>
          </table:table-cell>
          <table:table-cell table:number-columns-repeated="12"/>
          <table:table-cell table:formula="of:=IF([.P221:.P7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float" office:value="10.66" calcext:value-type="float">
            <text:p>10,66</text:p>
          </table:table-cell>
          <table:table-cell table:number-columns-repeated="2"/>
          <table:table-cell table:formula="of:=([.M222] - MIN([.$M$2:.$M$502])) / (MAX([.$M$2:.$M$502]) - MIN([.$M$2:.$M$502]))" office:value-type="float" office:value="0.0534249979292637" calcext:value-type="float">
            <text:p>0,0534249979292637</text:p>
          </table:table-cell>
          <table:table-cell table:number-columns-repeated="12"/>
          <table:table-cell table:formula="of:=IF([.P222:.P7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23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12"/>
          <table:table-cell table:formula="of:=IF([.P223:.P7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24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12"/>
          <table:table-cell table:formula="of:=IF([.P224:.P7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225] - MIN([.$M$2:.$M$502])) / (MAX([.$M$2:.$M$502]) - MIN([.$M$2:.$M$502]))" office:value-type="float" office:value="0.0530936801126481" calcext:value-type="float">
            <text:p>0,0530936801126481</text:p>
          </table:table-cell>
          <table:table-cell table:number-columns-repeated="12"/>
          <table:table-cell table:formula="of:=IF([.P225:.P7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226] - MIN([.$M$2:.$M$502])) / (MAX([.$M$2:.$M$502]) - MIN([.$M$2:.$M$502]))" office:value-type="float" office:value="0.0524310444794169" calcext:value-type="float">
            <text:p>0,0524310444794169</text:p>
          </table:table-cell>
          <table:table-cell table:number-columns-repeated="12"/>
          <table:table-cell table:formula="of:=IF([.P226:.P7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([.M227] - MIN([.$M$2:.$M$502])) / (MAX([.$M$2:.$M$502]) - MIN([.$M$2:.$M$502]))" office:value-type="float" office:value="0.0517684088461857" calcext:value-type="float">
            <text:p>0,0517684088461857</text:p>
          </table:table-cell>
          <table:table-cell table:number-columns-repeated="12"/>
          <table:table-cell table:formula="of:=IF([.P227:.P7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float" office:value="10.45" calcext:value-type="float">
            <text:p>10,45</text:p>
          </table:table-cell>
          <table:table-cell table:number-columns-repeated="2"/>
          <table:table-cell table:formula="of:=([.M228] - MIN([.$M$2:.$M$502])) / (MAX([.$M$2:.$M$502]) - MIN([.$M$2:.$M$502]))" office:value-type="float" office:value="0.0516855793920318" calcext:value-type="float">
            <text:p>0,0516855793920318</text:p>
          </table:table-cell>
          <table:table-cell table:number-columns-repeated="12"/>
          <table:table-cell table:formula="of:=IF([.P228:.P7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table:formula="of:=([.M229] - MIN([.$M$2:.$M$502])) / (MAX([.$M$2:.$M$502]) - MIN([.$M$2:.$M$502]))" office:value-type="float" office:value="0.0504431375797234" calcext:value-type="float">
            <text:p>0,0504431375797234</text:p>
          </table:table-cell>
          <table:table-cell table:number-columns-repeated="12"/>
          <table:table-cell table:formula="of:=IF([.P229:.P7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  <table:table-cell table:formula="of:=([.M230] - MIN([.$M$2:.$M$502])) / (MAX([.$M$2:.$M$502]) - MIN([.$M$2:.$M$502]))" office:value-type="float" office:value="0.0500289903089539" calcext:value-type="float">
            <text:p>0,0500289903089539</text:p>
          </table:table-cell>
          <table:table-cell table:number-columns-repeated="12"/>
          <table:table-cell table:formula="of:=IF([.P230:.P7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10.16" calcext:value-type="float">
            <text:p>10,16</text:p>
          </table:table-cell>
          <table:table-cell table:number-columns-repeated="2"/>
          <table:table-cell table:formula="of:=([.M231] - MIN([.$M$2:.$M$502])) / (MAX([.$M$2:.$M$502]) - MIN([.$M$2:.$M$502]))" office:value-type="float" office:value="0.0492835252215688" calcext:value-type="float">
            <text:p>0,0492835252215688</text:p>
          </table:table-cell>
          <table:table-cell table:number-columns-repeated="12"/>
          <table:table-cell table:formula="of:=IF([.P231:.P7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float" office:value="10.14" calcext:value-type="float">
            <text:p>10,14</text:p>
          </table:table-cell>
          <table:table-cell table:number-columns-repeated="2"/>
          <table:table-cell table:formula="of:=([.M232] - MIN([.$M$2:.$M$502])) / (MAX([.$M$2:.$M$502]) - MIN([.$M$2:.$M$502]))" office:value-type="float" office:value="0.049117866313261" calcext:value-type="float">
            <text:p>0,049117866313261</text:p>
          </table:table-cell>
          <table:table-cell table:number-columns-repeated="12"/>
          <table:table-cell table:formula="of:=IF([.P232:.P7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float" office:value="10.13" calcext:value-type="float">
            <text:p>10,13</text:p>
          </table:table-cell>
          <table:table-cell table:number-columns-repeated="2"/>
          <table:table-cell table:formula="of:=([.M233] - MIN([.$M$2:.$M$502])) / (MAX([.$M$2:.$M$502]) - MIN([.$M$2:.$M$502]))" office:value-type="float" office:value="0.0490350368591071" calcext:value-type="float">
            <text:p>0,0490350368591071</text:p>
          </table:table-cell>
          <table:table-cell table:number-columns-repeated="12"/>
          <table:table-cell table:formula="of:=IF([.P233:.P7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float" office:value="10.12" calcext:value-type="float">
            <text:p>10,12</text:p>
          </table:table-cell>
          <table:table-cell table:number-columns-repeated="2"/>
          <table:table-cell table:formula="of:=([.M234] - MIN([.$M$2:.$M$502])) / (MAX([.$M$2:.$M$502]) - MIN([.$M$2:.$M$502]))" office:value-type="float" office:value="0.0489522074049532" calcext:value-type="float">
            <text:p>0,0489522074049532</text:p>
          </table:table-cell>
          <table:table-cell table:number-columns-repeated="12"/>
          <table:table-cell table:formula="of:=IF([.P234:.P7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float" office:value="10.08" calcext:value-type="float">
            <text:p>10,08</text:p>
          </table:table-cell>
          <table:table-cell table:number-columns-repeated="2"/>
          <table:table-cell table:formula="of:=([.M235] - MIN([.$M$2:.$M$502])) / (MAX([.$M$2:.$M$502]) - MIN([.$M$2:.$M$502]))" office:value-type="float" office:value="0.0486208895883376" calcext:value-type="float">
            <text:p>0,0486208895883376</text:p>
          </table:table-cell>
          <table:table-cell table:number-columns-repeated="12"/>
          <table:table-cell table:formula="of:=IF([.P235:.P7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236] - MIN([.$M$2:.$M$502])) / (MAX([.$M$2:.$M$502]) - MIN([.$M$2:.$M$502]))" office:value-type="float" office:value="0.0479582539551064" calcext:value-type="float">
            <text:p>0,0479582539551064</text:p>
          </table:table-cell>
          <table:table-cell table:number-columns-repeated="12"/>
          <table:table-cell table:formula="of:=IF([.P236:.P7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37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12"/>
          <table:table-cell table:formula="of:=IF([.P237:.P7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38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12"/>
          <table:table-cell table:formula="of:=IF([.P238:.P7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float" office:value="9.91" calcext:value-type="float">
            <text:p>9,91</text:p>
          </table:table-cell>
          <table:table-cell table:number-columns-repeated="2"/>
          <table:table-cell table:formula="of:=([.M239] - MIN([.$M$2:.$M$502])) / (MAX([.$M$2:.$M$502]) - MIN([.$M$2:.$M$502]))" office:value-type="float" office:value="0.0472127888677214" calcext:value-type="float">
            <text:p>0,0472127888677214</text:p>
          </table:table-cell>
          <table:table-cell table:number-columns-repeated="12"/>
          <table:table-cell table:formula="of:=IF([.P239:.P7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240] - MIN([.$M$2:.$M$502])) / (MAX([.$M$2:.$M$502]) - MIN([.$M$2:.$M$502]))" office:value-type="float" office:value="0.0465501532344902" calcext:value-type="float">
            <text:p>0,0465501532344902</text:p>
          </table:table-cell>
          <table:table-cell table:number-columns-repeated="12"/>
          <table:table-cell table:formula="of:=IF([.P240:.P7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241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12"/>
          <table:table-cell table:formula="of:=IF([.P241:.P7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242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12"/>
          <table:table-cell table:formula="of:=IF([.P242:.P7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43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12"/>
          <table:table-cell table:formula="of:=IF([.P243:.P7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44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12"/>
          <table:table-cell table:formula="of:=IF([.P244:.P7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245] - MIN([.$M$2:.$M$502])) / (MAX([.$M$2:.$M$502]) - MIN([.$M$2:.$M$502]))" office:value-type="float" office:value="0.045887517601259" calcext:value-type="float">
            <text:p>0,045887517601259</text:p>
          </table:table-cell>
          <table:table-cell table:number-columns-repeated="12"/>
          <table:table-cell table:formula="of:=IF([.P245:.P7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float" office:value="9.73" calcext:value-type="float">
            <text:p>9,73</text:p>
          </table:table-cell>
          <table:table-cell table:number-columns-repeated="2"/>
          <table:table-cell table:formula="of:=([.M246] - MIN([.$M$2:.$M$502])) / (MAX([.$M$2:.$M$502]) - MIN([.$M$2:.$M$502]))" office:value-type="float" office:value="0.0457218586929512" calcext:value-type="float">
            <text:p>0,0457218586929512</text:p>
          </table:table-cell>
          <table:table-cell table:number-columns-repeated="12"/>
          <table:table-cell table:formula="of:=IF([.P246:.P7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9.7" calcext:value-type="float">
            <text:p>9,7</text:p>
          </table:table-cell>
          <table:table-cell table:number-columns-repeated="2"/>
          <table:table-cell table:formula="of:=([.M247] - MIN([.$M$2:.$M$502])) / (MAX([.$M$2:.$M$502]) - MIN([.$M$2:.$M$502]))" office:value-type="float" office:value="0.0454733703304895" calcext:value-type="float">
            <text:p>0,0454733703304895</text:p>
          </table:table-cell>
          <table:table-cell table:number-columns-repeated="12"/>
          <table:table-cell table:formula="of:=IF([.P247:.P7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48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12"/>
          <table:table-cell table:formula="of:=IF([.P248:.P7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49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12"/>
          <table:table-cell table:formula="of:=IF([.P249:.P7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50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12"/>
          <table:table-cell table:formula="of:=IF([.P250:.P7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51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12"/>
          <table:table-cell table:formula="of:=IF([.P251:.P7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float" office:value="9.57" calcext:value-type="float">
            <text:p>9,57</text:p>
          </table:table-cell>
          <table:table-cell table:number-columns-repeated="2"/>
          <table:table-cell table:formula="of:=([.M252] - MIN([.$M$2:.$M$502])) / (MAX([.$M$2:.$M$502]) - MIN([.$M$2:.$M$502]))" office:value-type="float" office:value="0.0443965874264889" calcext:value-type="float">
            <text:p>0,0443965874264889</text:p>
          </table:table-cell>
          <table:table-cell table:number-columns-repeated="12"/>
          <table:table-cell table:formula="of:=IF([.P252:.P7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253] - MIN([.$M$2:.$M$502])) / (MAX([.$M$2:.$M$502]) - MIN([.$M$2:.$M$502]))" office:value-type="float" office:value="0.0442309285181811" calcext:value-type="float">
            <text:p>0,0442309285181811</text:p>
          </table:table-cell>
          <table:table-cell table:number-columns-repeated="12"/>
          <table:table-cell table:formula="of:=IF([.P253:.P7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formula="of:=([.M254] - MIN([.$M$2:.$M$502])) / (MAX([.$M$2:.$M$502]) - MIN([.$M$2:.$M$502]))" office:value-type="float" office:value="0.0437339517932577" calcext:value-type="float">
            <text:p>0,0437339517932577</text:p>
          </table:table-cell>
          <table:table-cell table:number-columns-repeated="12"/>
          <table:table-cell table:formula="of:=IF([.P254:.P7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float" office:value="9.47" calcext:value-type="float">
            <text:p>9,47</text:p>
          </table:table-cell>
          <table:table-cell table:number-columns-repeated="2"/>
          <table:table-cell table:formula="of:=([.M255] - MIN([.$M$2:.$M$502])) / (MAX([.$M$2:.$M$502]) - MIN([.$M$2:.$M$502]))" office:value-type="float" office:value="0.0435682928849499" calcext:value-type="float">
            <text:p>0,0435682928849499</text:p>
          </table:table-cell>
          <table:table-cell table:number-columns-repeated="12"/>
          <table:table-cell table:formula="of:=IF([.P255:.P7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float" office:value="9.42" calcext:value-type="float">
            <text:p>9,42</text:p>
          </table:table-cell>
          <table:table-cell table:number-columns-repeated="2"/>
          <table:table-cell table:formula="of:=([.M256] - MIN([.$M$2:.$M$502])) / (MAX([.$M$2:.$M$502]) - MIN([.$M$2:.$M$502]))" office:value-type="float" office:value="0.0431541456141804" calcext:value-type="float">
            <text:p>0,0431541456141804</text:p>
          </table:table-cell>
          <table:table-cell table:number-columns-repeated="12"/>
          <table:table-cell table:formula="of:=IF([.P256:.P7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257] - MIN([.$M$2:.$M$502])) / (MAX([.$M$2:.$M$502]) - MIN([.$M$2:.$M$502]))" office:value-type="float" office:value="0.0428228277975648" calcext:value-type="float">
            <text:p>0,0428228277975648</text:p>
          </table:table-cell>
          <table:table-cell table:number-columns-repeated="12"/>
          <table:table-cell table:formula="of:=IF([.P257:.P7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float" office:value="9.31" calcext:value-type="float">
            <text:p>9,31</text:p>
          </table:table-cell>
          <table:table-cell table:number-columns-repeated="2"/>
          <table:table-cell table:formula="of:=([.M258] - MIN([.$M$2:.$M$502])) / (MAX([.$M$2:.$M$502]) - MIN([.$M$2:.$M$502]))" office:value-type="float" office:value="0.0422430216184875" calcext:value-type="float">
            <text:p>0,0422430216184875</text:p>
          </table:table-cell>
          <table:table-cell table:number-columns-repeated="12"/>
          <table:table-cell table:formula="of:=IF([.P258:.P7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,29</text:p>
          </table:table-cell>
          <table:table-cell table:number-columns-repeated="2"/>
          <table:table-cell table:formula="of:=([.M259] - MIN([.$M$2:.$M$502])) / (MAX([.$M$2:.$M$502]) - MIN([.$M$2:.$M$502]))" office:value-type="float" office:value="0.0420773627101797" calcext:value-type="float">
            <text:p>0,0420773627101797</text:p>
          </table:table-cell>
          <table:table-cell table:number-columns-repeated="12"/>
          <table:table-cell table:formula="of:=IF([.P259:.P7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float" office:value="9.28" calcext:value-type="float">
            <text:p>9,28</text:p>
          </table:table-cell>
          <table:table-cell table:number-columns-repeated="2"/>
          <table:table-cell table:formula="of:=([.M260] - MIN([.$M$2:.$M$502])) / (MAX([.$M$2:.$M$502]) - MIN([.$M$2:.$M$502]))" office:value-type="float" office:value="0.0419945332560258" calcext:value-type="float">
            <text:p>0,0419945332560258</text:p>
          </table:table-cell>
          <table:table-cell table:number-columns-repeated="12"/>
          <table:table-cell table:formula="of:=IF([.P260:.P7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float" office:value="9.21" calcext:value-type="float">
            <text:p>9,21</text:p>
          </table:table-cell>
          <table:table-cell table:number-columns-repeated="2"/>
          <table:table-cell table:formula="of:=([.M261] - MIN([.$M$2:.$M$502])) / (MAX([.$M$2:.$M$502]) - MIN([.$M$2:.$M$502]))" office:value-type="float" office:value="0.0414147270769486" calcext:value-type="float">
            <text:p>0,0414147270769486</text:p>
          </table:table-cell>
          <table:table-cell table:number-columns-repeated="12"/>
          <table:table-cell table:formula="of:=IF([.P261:.P7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table:formula="of:=([.M262] - MIN([.$M$2:.$M$502])) / (MAX([.$M$2:.$M$502]) - MIN([.$M$2:.$M$502]))" office:value-type="float" office:value="0.0413318976227947" calcext:value-type="float">
            <text:p>0,0413318976227947</text:p>
          </table:table-cell>
          <table:table-cell table:number-columns-repeated="12"/>
          <table:table-cell table:formula="of:=IF([.P262:.P7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float" office:value="9.19" calcext:value-type="float">
            <text:p>9,19</text:p>
          </table:table-cell>
          <table:table-cell table:number-columns-repeated="2"/>
          <table:table-cell table:formula="of:=([.M263] - MIN([.$M$2:.$M$502])) / (MAX([.$M$2:.$M$502]) - MIN([.$M$2:.$M$502]))" office:value-type="float" office:value="0.0412490681686408" calcext:value-type="float">
            <text:p>0,0412490681686408</text:p>
          </table:table-cell>
          <table:table-cell table:number-columns-repeated="12"/>
          <table:table-cell table:formula="of:=IF([.P263:.P7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table:formula="of:=([.M264] - MIN([.$M$2:.$M$502])) / (MAX([.$M$2:.$M$502]) - MIN([.$M$2:.$M$502]))" office:value-type="float" office:value="0.0410005798061791" calcext:value-type="float">
            <text:p>0,0410005798061791</text:p>
          </table:table-cell>
          <table:table-cell table:number-columns-repeated="12"/>
          <table:table-cell table:formula="of:=IF([.P264:.P7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float" office:value="9.13" calcext:value-type="float">
            <text:p>9,13</text:p>
          </table:table-cell>
          <table:table-cell table:number-columns-repeated="2"/>
          <table:table-cell table:formula="of:=([.M265] - MIN([.$M$2:.$M$502])) / (MAX([.$M$2:.$M$502]) - MIN([.$M$2:.$M$502]))" office:value-type="float" office:value="0.0407520914437174" calcext:value-type="float">
            <text:p>0,0407520914437174</text:p>
          </table:table-cell>
          <table:table-cell table:number-columns-repeated="12"/>
          <table:table-cell table:formula="of:=IF([.P265:.P7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float" office:value="9.11" calcext:value-type="float">
            <text:p>9,11</text:p>
          </table:table-cell>
          <table:table-cell table:number-columns-repeated="2"/>
          <table:table-cell table:formula="of:=([.M266] - MIN([.$M$2:.$M$502])) / (MAX([.$M$2:.$M$502]) - MIN([.$M$2:.$M$502]))" office:value-type="float" office:value="0.0405864325354096" calcext:value-type="float">
            <text:p>0,0405864325354096</text:p>
          </table:table-cell>
          <table:table-cell table:number-columns-repeated="12"/>
          <table:table-cell table:formula="of:=IF([.P266:.P7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float" office:value="9.07" calcext:value-type="float">
            <text:p>9,07</text:p>
          </table:table-cell>
          <table:table-cell table:number-columns-repeated="2"/>
          <table:table-cell table:formula="of:=([.M267] - MIN([.$M$2:.$M$502])) / (MAX([.$M$2:.$M$502]) - MIN([.$M$2:.$M$502]))" office:value-type="float" office:value="0.040255114718794" calcext:value-type="float">
            <text:p>0,040255114718794</text:p>
          </table:table-cell>
          <table:table-cell table:number-columns-repeated="12"/>
          <table:table-cell table:formula="of:=IF([.P267:.P7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268] - MIN([.$M$2:.$M$502])) / (MAX([.$M$2:.$M$502]) - MIN([.$M$2:.$M$502]))" office:value-type="float" office:value="0.0401722852646401" calcext:value-type="float">
            <text:p>0,0401722852646401</text:p>
          </table:table-cell>
          <table:table-cell table:number-columns-repeated="12"/>
          <table:table-cell table:formula="of:=IF([.P268:.P7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float" office:value="9.04" calcext:value-type="float">
            <text:p>9,04</text:p>
          </table:table-cell>
          <table:table-cell table:number-columns-repeated="2"/>
          <table:table-cell table:formula="of:=([.M269] - MIN([.$M$2:.$M$502])) / (MAX([.$M$2:.$M$502]) - MIN([.$M$2:.$M$502]))" office:value-type="float" office:value="0.0400066263563323" calcext:value-type="float">
            <text:p>0,0400066263563323</text:p>
          </table:table-cell>
          <table:table-cell table:number-columns-repeated="12"/>
          <table:table-cell table:formula="of:=IF([.P269:.P7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M270] - MIN([.$M$2:.$M$502])) / (MAX([.$M$2:.$M$502]) - MIN([.$M$2:.$M$502]))" office:value-type="float" office:value="0.0396753085397167" calcext:value-type="float">
            <text:p>0,0396753085397167</text:p>
          </table:table-cell>
          <table:table-cell table:number-columns-repeated="12"/>
          <table:table-cell table:formula="of:=IF([.P270:.P7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float" office:value="8.98" calcext:value-type="float">
            <text:p>8,98</text:p>
          </table:table-cell>
          <table:table-cell table:number-columns-repeated="2"/>
          <table:table-cell table:formula="of:=([.M271] - MIN([.$M$2:.$M$502])) / (MAX([.$M$2:.$M$502]) - MIN([.$M$2:.$M$502]))" office:value-type="float" office:value="0.0395096496314089" calcext:value-type="float">
            <text:p>0,0395096496314089</text:p>
          </table:table-cell>
          <table:table-cell table:number-columns-repeated="12"/>
          <table:table-cell table:formula="of:=IF([.P271:.P7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272] - MIN([.$M$2:.$M$502])) / (MAX([.$M$2:.$M$502]) - MIN([.$M$2:.$M$502]))" office:value-type="float" office:value="0.039426820177255" calcext:value-type="float">
            <text:p>0,039426820177255</text:p>
          </table:table-cell>
          <table:table-cell table:number-columns-repeated="12"/>
          <table:table-cell table:formula="of:=IF([.P272:.P7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float" office:value="8.94" calcext:value-type="float">
            <text:p>8,94</text:p>
          </table:table-cell>
          <table:table-cell table:number-columns-repeated="2"/>
          <table:table-cell table:formula="of:=([.M273] - MIN([.$M$2:.$M$502])) / (MAX([.$M$2:.$M$502]) - MIN([.$M$2:.$M$502]))" office:value-type="float" office:value="0.0391783318147933" calcext:value-type="float">
            <text:p>0,0391783318147933</text:p>
          </table:table-cell>
          <table:table-cell table:number-columns-repeated="12"/>
          <table:table-cell table:formula="of:=IF([.P273:.P7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74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12"/>
          <table:table-cell table:formula="of:=IF([.P274:.P7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75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12"/>
          <table:table-cell table:formula="of:=IF([.P275:.P7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76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12"/>
          <table:table-cell table:formula="of:=IF([.P276:.P7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77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12"/>
          <table:table-cell table:formula="of:=IF([.P277:.P7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8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12"/>
          <table:table-cell table:formula="of:=IF([.P278:.P7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9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12"/>
          <table:table-cell table:formula="of:=IF([.P279:.P7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float" office:value="8.75" calcext:value-type="float">
            <text:p>8,75</text:p>
          </table:table-cell>
          <table:table-cell table:number-columns-repeated="2"/>
          <table:table-cell table:formula="of:=([.M280] - MIN([.$M$2:.$M$502])) / (MAX([.$M$2:.$M$502]) - MIN([.$M$2:.$M$502]))" office:value-type="float" office:value="0.0376045721858693" calcext:value-type="float">
            <text:p>0,0376045721858693</text:p>
          </table:table-cell>
          <table:table-cell table:number-columns-repeated="12"/>
          <table:table-cell table:formula="of:=IF([.P280:.P7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float" office:value="8.74" calcext:value-type="float">
            <text:p>8,74</text:p>
          </table:table-cell>
          <table:table-cell table:number-columns-repeated="2"/>
          <table:table-cell table:formula="of:=([.M281] - MIN([.$M$2:.$M$502])) / (MAX([.$M$2:.$M$502]) - MIN([.$M$2:.$M$502]))" office:value-type="float" office:value="0.0375217427317154" calcext:value-type="float">
            <text:p>0,0375217427317154</text:p>
          </table:table-cell>
          <table:table-cell table:number-columns-repeated="12"/>
          <table:table-cell table:formula="of:=IF([.P281:.P7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float" office:value="8.73" calcext:value-type="float">
            <text:p>8,73</text:p>
          </table:table-cell>
          <table:table-cell table:number-columns-repeated="2"/>
          <table:table-cell table:formula="of:=([.M282] - MIN([.$M$2:.$M$502])) / (MAX([.$M$2:.$M$502]) - MIN([.$M$2:.$M$502]))" office:value-type="float" office:value="0.0374389132775615" calcext:value-type="float">
            <text:p>0,0374389132775615</text:p>
          </table:table-cell>
          <table:table-cell table:number-columns-repeated="12"/>
          <table:table-cell table:formula="of:=IF([.P282:.P7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283] - MIN([.$M$2:.$M$502])) / (MAX([.$M$2:.$M$502]) - MIN([.$M$2:.$M$502]))" office:value-type="float" office:value="0.0373560838234076" calcext:value-type="float">
            <text:p>0,0373560838234076</text:p>
          </table:table-cell>
          <table:table-cell table:number-columns-repeated="12"/>
          <table:table-cell table:formula="of:=IF([.P283:.P7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float" office:value="8.66" calcext:value-type="float">
            <text:p>8,66</text:p>
          </table:table-cell>
          <table:table-cell table:number-columns-repeated="2"/>
          <table:table-cell table:formula="of:=([.M284] - MIN([.$M$2:.$M$502])) / (MAX([.$M$2:.$M$502]) - MIN([.$M$2:.$M$502]))" office:value-type="float" office:value="0.0368591070984842" calcext:value-type="float">
            <text:p>0,0368591070984842</text:p>
          </table:table-cell>
          <table:table-cell table:number-columns-repeated="12"/>
          <table:table-cell table:formula="of:=IF([.P284:.P7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float" office:value="8.63" calcext:value-type="float">
            <text:p>8,63</text:p>
          </table:table-cell>
          <table:table-cell table:number-columns-repeated="2"/>
          <table:table-cell table:formula="of:=([.M285] - MIN([.$M$2:.$M$502])) / (MAX([.$M$2:.$M$502]) - MIN([.$M$2:.$M$502]))" office:value-type="float" office:value="0.0366106187360225" calcext:value-type="float">
            <text:p>0,0366106187360225</text:p>
          </table:table-cell>
          <table:table-cell table:number-columns-repeated="12"/>
          <table:table-cell table:formula="of:=IF([.P285:.P7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float" office:value="8.61" calcext:value-type="float">
            <text:p>8,61</text:p>
          </table:table-cell>
          <table:table-cell table:number-columns-repeated="2"/>
          <table:table-cell table:formula="of:=([.M286] - MIN([.$M$2:.$M$502])) / (MAX([.$M$2:.$M$502]) - MIN([.$M$2:.$M$502]))" office:value-type="float" office:value="0.0364449598277147" calcext:value-type="float">
            <text:p>0,0364449598277147</text:p>
          </table:table-cell>
          <table:table-cell table:number-columns-repeated="12"/>
          <table:table-cell table:formula="of:=IF([.P286:.P7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87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12"/>
          <table:table-cell table:formula="of:=IF([.P287:.P7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88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12"/>
          <table:table-cell table:formula="of:=IF([.P288:.P7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8.56" calcext:value-type="float">
            <text:p>8,56</text:p>
          </table:table-cell>
          <table:table-cell table:number-columns-repeated="2"/>
          <table:table-cell table:formula="of:=([.M289] - MIN([.$M$2:.$M$502])) / (MAX([.$M$2:.$M$502]) - MIN([.$M$2:.$M$502]))" office:value-type="float" office:value="0.0360308125569453" calcext:value-type="float">
            <text:p>0,0360308125569453</text:p>
          </table:table-cell>
          <table:table-cell table:number-columns-repeated="12"/>
          <table:table-cell table:formula="of:=IF([.P289:.P7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90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12"/>
          <table:table-cell table:formula="of:=IF([.P290:.P7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91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12"/>
          <table:table-cell table:formula="of:=IF([.P291:.P7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292] - MIN([.$M$2:.$M$502])) / (MAX([.$M$2:.$M$502]) - MIN([.$M$2:.$M$502]))" office:value-type="float" office:value="0.0353681769237141" calcext:value-type="float">
            <text:p>0,0353681769237141</text:p>
          </table:table-cell>
          <table:table-cell table:number-columns-repeated="12"/>
          <table:table-cell table:formula="of:=IF([.P292:.P7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8.38" calcext:value-type="float">
            <text:p>8,38</text:p>
          </table:table-cell>
          <table:table-cell table:number-columns-repeated="2"/>
          <table:table-cell table:formula="of:=([.M293] - MIN([.$M$2:.$M$502])) / (MAX([.$M$2:.$M$502]) - MIN([.$M$2:.$M$502]))" office:value-type="float" office:value="0.0345398823821751" calcext:value-type="float">
            <text:p>0,0345398823821751</text:p>
          </table:table-cell>
          <table:table-cell table:number-columns-repeated="12"/>
          <table:table-cell table:formula="of:=IF([.P293:.P7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8.33" calcext:value-type="float">
            <text:p>8,33</text:p>
          </table:table-cell>
          <table:table-cell table:number-columns-repeated="2"/>
          <table:table-cell table:formula="of:=([.M294] - MIN([.$M$2:.$M$502])) / (MAX([.$M$2:.$M$502]) - MIN([.$M$2:.$M$502]))" office:value-type="float" office:value="0.0341257351114056" calcext:value-type="float">
            <text:p>0,0341257351114056</text:p>
          </table:table-cell>
          <table:table-cell table:number-columns-repeated="12"/>
          <table:table-cell table:formula="of:=IF([.P294:.P7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295] - MIN([.$M$2:.$M$502])) / (MAX([.$M$2:.$M$502]) - MIN([.$M$2:.$M$502]))" office:value-type="float" office:value="0.0338772467489439" calcext:value-type="float">
            <text:p>0,0338772467489439</text:p>
          </table:table-cell>
          <table:table-cell table:number-columns-repeated="12"/>
          <table:table-cell table:formula="of:=IF([.P295:.P7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296] - MIN([.$M$2:.$M$502])) / (MAX([.$M$2:.$M$502]) - MIN([.$M$2:.$M$502]))" office:value-type="float" office:value="0.0337115878406361" calcext:value-type="float">
            <text:p>0,0337115878406361</text:p>
          </table:table-cell>
          <table:table-cell table:number-columns-repeated="12"/>
          <table:table-cell table:formula="of:=IF([.P296:.P7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table:formula="of:=([.M297] - MIN([.$M$2:.$M$502])) / (MAX([.$M$2:.$M$502]) - MIN([.$M$2:.$M$502]))" office:value-type="float" office:value="0.0336287583864822" calcext:value-type="float">
            <text:p>0,0336287583864822</text:p>
          </table:table-cell>
          <table:table-cell table:number-columns-repeated="12"/>
          <table:table-cell table:formula="of:=IF([.P297:.P7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float" office:value="8.26" calcext:value-type="float">
            <text:p>8,26</text:p>
          </table:table-cell>
          <table:table-cell table:number-columns-repeated="2"/>
          <table:table-cell table:formula="of:=([.M298] - MIN([.$M$2:.$M$502])) / (MAX([.$M$2:.$M$502]) - MIN([.$M$2:.$M$502]))" office:value-type="float" office:value="0.0335459289323283" calcext:value-type="float">
            <text:p>0,0335459289323283</text:p>
          </table:table-cell>
          <table:table-cell table:number-columns-repeated="12"/>
          <table:table-cell table:formula="of:=IF([.P298:.P7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float" office:value="8.22" calcext:value-type="float">
            <text:p>8,22</text:p>
          </table:table-cell>
          <table:table-cell table:number-columns-repeated="2"/>
          <table:table-cell table:formula="of:=([.M299] - MIN([.$M$2:.$M$502])) / (MAX([.$M$2:.$M$502]) - MIN([.$M$2:.$M$502]))" office:value-type="float" office:value="0.0332146111157128" calcext:value-type="float">
            <text:p>0,0332146111157128</text:p>
          </table:table-cell>
          <table:table-cell table:number-columns-repeated="12"/>
          <table:table-cell table:formula="of:=IF([.P299:.P7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00] - MIN([.$M$2:.$M$502])) / (MAX([.$M$2:.$M$502]) - MIN([.$M$2:.$M$502]))" office:value-type="float" office:value="0.0328004638449433" calcext:value-type="float">
            <text:p>0,0328004638449433</text:p>
          </table:table-cell>
          <table:table-cell table:number-columns-repeated="12"/>
          <table:table-cell table:formula="of:=IF([.P300:.P7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float" office:value="8.15" calcext:value-type="float">
            <text:p>8,15</text:p>
          </table:table-cell>
          <table:table-cell table:number-columns-repeated="2"/>
          <table:table-cell table:formula="of:=([.M301] - MIN([.$M$2:.$M$502])) / (MAX([.$M$2:.$M$502]) - MIN([.$M$2:.$M$502]))" office:value-type="float" office:value="0.0326348049366355" calcext:value-type="float">
            <text:p>0,0326348049366355</text:p>
          </table:table-cell>
          <table:table-cell table:number-columns-repeated="12"/>
          <table:table-cell table:formula="of:=IF([.P301:.P8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8.12" calcext:value-type="float">
            <text:p>8,12</text:p>
          </table:table-cell>
          <table:table-cell table:number-columns-repeated="2"/>
          <table:table-cell table:formula="of:=([.M302] - MIN([.$M$2:.$M$502])) / (MAX([.$M$2:.$M$502]) - MIN([.$M$2:.$M$502]))" office:value-type="float" office:value="0.0323863165741738" calcext:value-type="float">
            <text:p>0,0323863165741738</text:p>
          </table:table-cell>
          <table:table-cell table:number-columns-repeated="12"/>
          <table:table-cell table:formula="of:=IF([.P302:.P8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table:number-columns-repeated="2"/>
          <table:table-cell table:formula="of:=([.M303] - MIN([.$M$2:.$M$502])) / (MAX([.$M$2:.$M$502]) - MIN([.$M$2:.$M$502]))" office:value-type="float" office:value="0.032220657665866" calcext:value-type="float">
            <text:p>0,032220657665866</text:p>
          </table:table-cell>
          <table:table-cell table:number-columns-repeated="12"/>
          <table:table-cell table:formula="of:=IF([.P303:.P8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304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12"/>
          <table:table-cell table:formula="of:=IF([.P304:.P8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305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12"/>
          <table:table-cell table:formula="of:=IF([.P305:.P8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306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12"/>
          <table:table-cell table:formula="of:=IF([.P306:.P8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307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12"/>
          <table:table-cell table:formula="of:=IF([.P307:.P8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7.96" calcext:value-type="float">
            <text:p>7,96</text:p>
          </table:table-cell>
          <table:table-cell table:number-columns-repeated="2"/>
          <table:table-cell table:formula="of:=([.M308] - MIN([.$M$2:.$M$502])) / (MAX([.$M$2:.$M$502]) - MIN([.$M$2:.$M$502]))" office:value-type="float" office:value="0.0310610453077114" calcext:value-type="float">
            <text:p>0,0310610453077114</text:p>
          </table:table-cell>
          <table:table-cell table:number-columns-repeated="12"/>
          <table:table-cell table:formula="of:=IF([.P308:.P8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309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12"/>
          <table:table-cell table:formula="of:=IF([.P309:.P8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310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12"/>
          <table:table-cell table:formula="of:=IF([.P310:.P8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311] - MIN([.$M$2:.$M$502])) / (MAX([.$M$2:.$M$502]) - MIN([.$M$2:.$M$502]))" office:value-type="float" office:value="0.0308125569452497" calcext:value-type="float">
            <text:p>0,0308125569452497</text:p>
          </table:table-cell>
          <table:table-cell table:number-columns-repeated="12"/>
          <table:table-cell table:formula="of:=IF([.P311:.P8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float" office:value="7.92" calcext:value-type="float">
            <text:p>7,92</text:p>
          </table:table-cell>
          <table:table-cell table:number-columns-repeated="2"/>
          <table:table-cell table:formula="of:=([.M312] - MIN([.$M$2:.$M$502])) / (MAX([.$M$2:.$M$502]) - MIN([.$M$2:.$M$502]))" office:value-type="float" office:value="0.0307297274910958" calcext:value-type="float">
            <text:p>0,0307297274910958</text:p>
          </table:table-cell>
          <table:table-cell table:number-columns-repeated="12"/>
          <table:table-cell table:formula="of:=IF([.P312:.P8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table:formula="of:=([.M313] - MIN([.$M$2:.$M$502])) / (MAX([.$M$2:.$M$502]) - MIN([.$M$2:.$M$502]))" office:value-type="float" office:value="0.030564068582788" calcext:value-type="float">
            <text:p>0,030564068582788</text:p>
          </table:table-cell>
          <table:table-cell table:number-columns-repeated="12"/>
          <table:table-cell table:formula="of:=IF([.P313:.P8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float" office:value="7.85" calcext:value-type="float">
            <text:p>7,85</text:p>
          </table:table-cell>
          <table:table-cell table:number-columns-repeated="2"/>
          <table:table-cell table:formula="of:=([.M314] - MIN([.$M$2:.$M$502])) / (MAX([.$M$2:.$M$502]) - MIN([.$M$2:.$M$502]))" office:value-type="float" office:value="0.0301499213120186" calcext:value-type="float">
            <text:p>0,0301499213120186</text:p>
          </table:table-cell>
          <table:table-cell table:number-columns-repeated="12"/>
          <table:table-cell table:formula="of:=IF([.P314:.P8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  <table:table-cell table:formula="of:=([.M315] - MIN([.$M$2:.$M$502])) / (MAX([.$M$2:.$M$502]) - MIN([.$M$2:.$M$502]))" office:value-type="float" office:value="0.0300670918578647" calcext:value-type="float">
            <text:p>0,0300670918578647</text:p>
          </table:table-cell>
          <table:table-cell table:number-columns-repeated="12"/>
          <table:table-cell table:formula="of:=IF([.P315:.P8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316] - MIN([.$M$2:.$M$502])) / (MAX([.$M$2:.$M$502]) - MIN([.$M$2:.$M$502]))" office:value-type="float" office:value="0.0287418205914023" calcext:value-type="float">
            <text:p>0,0287418205914023</text:p>
          </table:table-cell>
          <table:table-cell table:number-columns-repeated="12"/>
          <table:table-cell table:formula="of:=IF([.P316:.P8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317] - MIN([.$M$2:.$M$502])) / (MAX([.$M$2:.$M$502]) - MIN([.$M$2:.$M$502]))" office:value-type="float" office:value="0.0286589911372484" calcext:value-type="float">
            <text:p>0,0286589911372484</text:p>
          </table:table-cell>
          <table:table-cell table:number-columns-repeated="12"/>
          <table:table-cell table:formula="of:=IF([.P317:.P8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7.56" calcext:value-type="float">
            <text:p>7,56</text:p>
          </table:table-cell>
          <table:table-cell table:number-columns-repeated="2"/>
          <table:table-cell table:formula="of:=([.M318] - MIN([.$M$2:.$M$502])) / (MAX([.$M$2:.$M$502]) - MIN([.$M$2:.$M$502]))" office:value-type="float" office:value="0.0277478671415555" calcext:value-type="float">
            <text:p>0,0277478671415555</text:p>
          </table:table-cell>
          <table:table-cell table:number-columns-repeated="12"/>
          <table:table-cell table:formula="of:=IF([.P318:.P8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319] - MIN([.$M$2:.$M$502])) / (MAX([.$M$2:.$M$502]) - MIN([.$M$2:.$M$502]))" office:value-type="float" office:value="0.0275822082332477" calcext:value-type="float">
            <text:p>0,0275822082332477</text:p>
          </table:table-cell>
          <table:table-cell table:number-columns-repeated="12"/>
          <table:table-cell table:formula="of:=IF([.P319:.P8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320] - MIN([.$M$2:.$M$502])) / (MAX([.$M$2:.$M$502]) - MIN([.$M$2:.$M$502]))" office:value-type="float" office:value="0.0268367431458627" calcext:value-type="float">
            <text:p>0,0268367431458627</text:p>
          </table:table-cell>
          <table:table-cell table:number-columns-repeated="12"/>
          <table:table-cell table:formula="of:=IF([.P320:.P8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float" office:value="7.41" calcext:value-type="float">
            <text:p>7,41</text:p>
          </table:table-cell>
          <table:table-cell table:number-columns-repeated="2"/>
          <table:table-cell table:formula="of:=([.M321] - MIN([.$M$2:.$M$502])) / (MAX([.$M$2:.$M$502]) - MIN([.$M$2:.$M$502]))" office:value-type="float" office:value="0.0265054253292471" calcext:value-type="float">
            <text:p>0,0265054253292471</text:p>
          </table:table-cell>
          <table:table-cell table:number-columns-repeated="12"/>
          <table:table-cell table:formula="of:=IF([.P321:.P8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,39</text:p>
          </table:table-cell>
          <table:table-cell table:number-columns-repeated="2"/>
          <table:table-cell table:formula="of:=([.M322] - MIN([.$M$2:.$M$502])) / (MAX([.$M$2:.$M$502]) - MIN([.$M$2:.$M$502]))" office:value-type="float" office:value="0.0263397664209393" calcext:value-type="float">
            <text:p>0,0263397664209393</text:p>
          </table:table-cell>
          <table:table-cell table:number-columns-repeated="12"/>
          <table:table-cell table:formula="of:=IF([.P322:.P8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float" office:value="7.38" calcext:value-type="float">
            <text:p>7,38</text:p>
          </table:table-cell>
          <table:table-cell table:number-columns-repeated="2"/>
          <table:table-cell table:formula="of:=([.M323] - MIN([.$M$2:.$M$502])) / (MAX([.$M$2:.$M$502]) - MIN([.$M$2:.$M$502]))" office:value-type="float" office:value="0.0262569369667854" calcext:value-type="float">
            <text:p>0,0262569369667854</text:p>
          </table:table-cell>
          <table:table-cell table:number-columns-repeated="12"/>
          <table:table-cell table:formula="of:=IF([.P323:.P8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324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12"/>
          <table:table-cell table:formula="of:=IF([.P324:.P8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325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12"/>
          <table:table-cell table:formula="of:=IF([.P325:.P8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float" office:value="7.23" calcext:value-type="float">
            <text:p>7,23</text:p>
          </table:table-cell>
          <table:table-cell table:number-columns-repeated="2"/>
          <table:table-cell table:formula="of:=([.M326] - MIN([.$M$2:.$M$502])) / (MAX([.$M$2:.$M$502]) - MIN([.$M$2:.$M$502]))" office:value-type="float" office:value="0.0250144951544769" calcext:value-type="float">
            <text:p>0,0250144951544769</text:p>
          </table:table-cell>
          <table:table-cell table:number-columns-repeated="12"/>
          <table:table-cell table:formula="of:=IF([.P326:.P8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327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12"/>
          <table:table-cell table:formula="of:=IF([.P327:.P8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328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12"/>
          <table:table-cell table:formula="of:=IF([.P328:.P8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329] - MIN([.$M$2:.$M$502])) / (MAX([.$M$2:.$M$502]) - MIN([.$M$2:.$M$502]))" office:value-type="float" office:value="0.0247660067920152" calcext:value-type="float">
            <text:p>0,0247660067920152</text:p>
          </table:table-cell>
          <table:table-cell table:number-columns-repeated="12"/>
          <table:table-cell table:formula="of:=IF([.P329:.P8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330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12"/>
          <table:table-cell table:formula="of:=IF([.P330:.P8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331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12"/>
          <table:table-cell table:formula="of:=IF([.P331:.P8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table:formula="of:=([.M332] - MIN([.$M$2:.$M$502])) / (MAX([.$M$2:.$M$502]) - MIN([.$M$2:.$M$502]))" office:value-type="float" office:value="0.0241033711587841" calcext:value-type="float">
            <text:p>0,0241033711587841</text:p>
          </table:table-cell>
          <table:table-cell table:number-columns-repeated="12"/>
          <table:table-cell table:formula="of:=IF([.P332:.P8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3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333:.P8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4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334:.P8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5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12"/>
          <table:table-cell table:formula="of:=IF([.P335:.P8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36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12"/>
          <table:table-cell table:formula="of:=IF([.P336:.P8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37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12"/>
          <table:table-cell table:formula="of:=IF([.P337:.P8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38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12"/>
          <table:table-cell table:formula="of:=IF([.P338:.P8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39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12"/>
          <table:table-cell table:formula="of:=IF([.P339:.P8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40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12"/>
          <table:table-cell table:formula="of:=IF([.P340:.P8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41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12"/>
          <table:table-cell table:formula="of:=IF([.P341:.P8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float" office:value="6.83" calcext:value-type="float">
            <text:p>6,83</text:p>
          </table:table-cell>
          <table:table-cell table:number-columns-repeated="2"/>
          <table:table-cell table:formula="of:=([.M342] - MIN([.$M$2:.$M$502])) / (MAX([.$M$2:.$M$502]) - MIN([.$M$2:.$M$502]))" office:value-type="float" office:value="0.0217013169883211" calcext:value-type="float">
            <text:p>0,0217013169883211</text:p>
          </table:table-cell>
          <table:table-cell table:number-columns-repeated="12"/>
          <table:table-cell table:formula="of:=IF([.P342:.P8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float" office:value="6.79" calcext:value-type="float">
            <text:p>6,79</text:p>
          </table:table-cell>
          <table:table-cell table:number-columns-repeated="2"/>
          <table:table-cell table:formula="of:=([.M343] - MIN([.$M$2:.$M$502])) / (MAX([.$M$2:.$M$502]) - MIN([.$M$2:.$M$502]))" office:value-type="float" office:value="0.0213699991717055" calcext:value-type="float">
            <text:p>0,0213699991717055</text:p>
          </table:table-cell>
          <table:table-cell table:number-columns-repeated="12"/>
          <table:table-cell table:formula="of:=IF([.P343:.P8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float" office:value="6.76" calcext:value-type="float">
            <text:p>6,76</text:p>
          </table:table-cell>
          <table:table-cell table:number-columns-repeated="2"/>
          <table:table-cell table:formula="of:=([.M344] - MIN([.$M$2:.$M$502])) / (MAX([.$M$2:.$M$502]) - MIN([.$M$2:.$M$502]))" office:value-type="float" office:value="0.0211215108092438" calcext:value-type="float">
            <text:p>0,0211215108092438</text:p>
          </table:table-cell>
          <table:table-cell table:number-columns-repeated="12"/>
          <table:table-cell table:formula="of:=IF([.P344:.P8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float" office:value="6.75" calcext:value-type="float">
            <text:p>6,75</text:p>
          </table:table-cell>
          <table:table-cell table:number-columns-repeated="2"/>
          <table:table-cell table:formula="of:=([.M345] - MIN([.$M$2:.$M$502])) / (MAX([.$M$2:.$M$502]) - MIN([.$M$2:.$M$502]))" office:value-type="float" office:value="0.0210386813550899" calcext:value-type="float">
            <text:p>0,0210386813550899</text:p>
          </table:table-cell>
          <table:table-cell table:number-columns-repeated="12"/>
          <table:table-cell table:formula="of:=IF([.P345:.P8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float" office:value="6.69" calcext:value-type="float">
            <text:p>6,69</text:p>
          </table:table-cell>
          <table:table-cell table:number-columns-repeated="2"/>
          <table:table-cell table:formula="of:=([.M346] - MIN([.$M$2:.$M$502])) / (MAX([.$M$2:.$M$502]) - MIN([.$M$2:.$M$502]))" office:value-type="float" office:value="0.0205417046301665" calcext:value-type="float">
            <text:p>0,0205417046301665</text:p>
          </table:table-cell>
          <table:table-cell table:number-columns-repeated="12"/>
          <table:table-cell table:formula="of:=IF([.P346:.P8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347] - MIN([.$M$2:.$M$502])) / (MAX([.$M$2:.$M$502]) - MIN([.$M$2:.$M$502]))" office:value-type="float" office:value="0.0204588751760126" calcext:value-type="float">
            <text:p>0,0204588751760126</text:p>
          </table:table-cell>
          <table:table-cell table:number-columns-repeated="12"/>
          <table:table-cell table:formula="of:=IF([.P347:.P8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48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348:.P8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49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349:.P8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50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12"/>
          <table:table-cell table:formula="of:=IF([.P350:.P8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351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12"/>
          <table:table-cell table:formula="of:=IF([.P351:.P8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352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12"/>
          <table:table-cell table:formula="of:=IF([.P352:.P8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float" office:value="6.64" calcext:value-type="float">
            <text:p>6,64</text:p>
          </table:table-cell>
          <table:table-cell table:number-columns-repeated="2"/>
          <table:table-cell table:formula="of:=([.M353] - MIN([.$M$2:.$M$502])) / (MAX([.$M$2:.$M$502]) - MIN([.$M$2:.$M$502]))" office:value-type="float" office:value="0.020127557359397" calcext:value-type="float">
            <text:p>0,020127557359397</text:p>
          </table:table-cell>
          <table:table-cell table:number-columns-repeated="12"/>
          <table:table-cell table:formula="of:=IF([.P353:.P8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54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12"/>
          <table:table-cell table:formula="of:=IF([.P354:.P8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55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12"/>
          <table:table-cell table:formula="of:=IF([.P355:.P8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float" office:value="6.61" calcext:value-type="float">
            <text:p>6,61</text:p>
          </table:table-cell>
          <table:table-cell table:number-columns-repeated="2"/>
          <table:table-cell table:formula="of:=([.M356] - MIN([.$M$2:.$M$502])) / (MAX([.$M$2:.$M$502]) - MIN([.$M$2:.$M$502]))" office:value-type="float" office:value="0.0198790689969353" calcext:value-type="float">
            <text:p>0,0198790689969353</text:p>
          </table:table-cell>
          <table:table-cell table:number-columns-repeated="12"/>
          <table:table-cell table:formula="of:=IF([.P356:.P8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,59</text:p>
          </table:table-cell>
          <table:table-cell table:number-columns-repeated="2"/>
          <table:table-cell table:formula="of:=([.M357] - MIN([.$M$2:.$M$502])) / (MAX([.$M$2:.$M$502]) - MIN([.$M$2:.$M$502]))" office:value-type="float" office:value="0.0197134100886275" calcext:value-type="float">
            <text:p>0,0197134100886275</text:p>
          </table:table-cell>
          <table:table-cell table:number-columns-repeated="12"/>
          <table:table-cell table:formula="of:=IF([.P357:.P8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358] - MIN([.$M$2:.$M$502])) / (MAX([.$M$2:.$M$502]) - MIN([.$M$2:.$M$502]))" office:value-type="float" office:value="0.0196305806344736" calcext:value-type="float">
            <text:p>0,0196305806344736</text:p>
          </table:table-cell>
          <table:table-cell table:number-columns-repeated="12"/>
          <table:table-cell table:formula="of:=IF([.P358:.P8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359] - MIN([.$M$2:.$M$502])) / (MAX([.$M$2:.$M$502]) - MIN([.$M$2:.$M$502]))" office:value-type="float" office:value="0.019299262817858" calcext:value-type="float">
            <text:p>0,019299262817858</text:p>
          </table:table-cell>
          <table:table-cell table:number-columns-repeated="12"/>
          <table:table-cell table:formula="of:=IF([.P359:.P8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360] - MIN([.$M$2:.$M$502])) / (MAX([.$M$2:.$M$502]) - MIN([.$M$2:.$M$502]))" office:value-type="float" office:value="0.0190507744553963" calcext:value-type="float">
            <text:p>0,0190507744553963</text:p>
          </table:table-cell>
          <table:table-cell table:number-columns-repeated="12"/>
          <table:table-cell table:formula="of:=IF([.P360:.P8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float" office:value="6.49" calcext:value-type="float">
            <text:p>6,49</text:p>
          </table:table-cell>
          <table:table-cell table:number-columns-repeated="2"/>
          <table:table-cell table:formula="of:=([.M361] - MIN([.$M$2:.$M$502])) / (MAX([.$M$2:.$M$502]) - MIN([.$M$2:.$M$502]))" office:value-type="float" office:value="0.0188851155470885" calcext:value-type="float">
            <text:p>0,0188851155470885</text:p>
          </table:table-cell>
          <table:table-cell table:number-columns-repeated="12"/>
          <table:table-cell table:formula="of:=IF([.P361:.P8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62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12"/>
          <table:table-cell table:formula="of:=IF([.P362:.P8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63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12"/>
          <table:table-cell table:formula="of:=IF([.P363:.P8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64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12"/>
          <table:table-cell table:formula="of:=IF([.P364:.P8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65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12"/>
          <table:table-cell table:formula="of:=IF([.P365:.P8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366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12"/>
          <table:table-cell table:formula="of:=IF([.P366:.P8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367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12"/>
          <table:table-cell table:formula="of:=IF([.P367:.P8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368] - MIN([.$M$2:.$M$502])) / (MAX([.$M$2:.$M$502]) - MIN([.$M$2:.$M$502]))" office:value-type="float" office:value="0.0179739915513957" calcext:value-type="float">
            <text:p>0,0179739915513957</text:p>
          </table:table-cell>
          <table:table-cell table:number-columns-repeated="12"/>
          <table:table-cell table:formula="of:=IF([.P368:.P8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float" office:value="6.35" calcext:value-type="float">
            <text:p>6,35</text:p>
          </table:table-cell>
          <table:table-cell table:number-columns-repeated="2"/>
          <table:table-cell table:formula="of:=([.M369] - MIN([.$M$2:.$M$502])) / (MAX([.$M$2:.$M$502]) - MIN([.$M$2:.$M$502]))" office:value-type="float" office:value="0.017725503188934" calcext:value-type="float">
            <text:p>0,017725503188934</text:p>
          </table:table-cell>
          <table:table-cell table:number-columns-repeated="12"/>
          <table:table-cell table:formula="of:=IF([.P369:.P8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0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370:.P8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1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371:.P8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2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12"/>
          <table:table-cell table:formula="of:=IF([.P372:.P8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73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12"/>
          <table:table-cell table:formula="of:=IF([.P373:.P8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74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12"/>
          <table:table-cell table:formula="of:=IF([.P374:.P8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float" office:value="6.31" calcext:value-type="float">
            <text:p>6,31</text:p>
          </table:table-cell>
          <table:table-cell table:number-columns-repeated="2"/>
          <table:table-cell table:formula="of:=([.M375] - MIN([.$M$2:.$M$502])) / (MAX([.$M$2:.$M$502]) - MIN([.$M$2:.$M$502]))" office:value-type="float" office:value="0.0173941853723184" calcext:value-type="float">
            <text:p>0,0173941853723184</text:p>
          </table:table-cell>
          <table:table-cell table:number-columns-repeated="12"/>
          <table:table-cell table:formula="of:=IF([.P375:.P8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6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376:.P8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7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377:.P8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8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12"/>
          <table:table-cell table:formula="of:=IF([.P378:.P8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379] - MIN([.$M$2:.$M$502])) / (MAX([.$M$2:.$M$502]) - MIN([.$M$2:.$M$502]))" office:value-type="float" office:value="0.0172285264640106" calcext:value-type="float">
            <text:p>0,0172285264640106</text:p>
          </table:table-cell>
          <table:table-cell table:number-columns-repeated="12"/>
          <table:table-cell table:formula="of:=IF([.P379:.P8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380] - MIN([.$M$2:.$M$502])) / (MAX([.$M$2:.$M$502]) - MIN([.$M$2:.$M$502]))" office:value-type="float" office:value="0.0168143791932411" calcext:value-type="float">
            <text:p>0,0168143791932411</text:p>
          </table:table-cell>
          <table:table-cell table:number-columns-repeated="12"/>
          <table:table-cell table:formula="of:=IF([.P380:.P8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table:formula="of:=([.M381] - MIN([.$M$2:.$M$502])) / (MAX([.$M$2:.$M$502]) - MIN([.$M$2:.$M$502]))" office:value-type="float" office:value="0.0164830613766255" calcext:value-type="float">
            <text:p>0,0164830613766255</text:p>
          </table:table-cell>
          <table:table-cell table:number-columns-repeated="12"/>
          <table:table-cell table:formula="of:=IF([.P381:.P8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,17</text:p>
          </table:table-cell>
          <table:table-cell table:number-columns-repeated="2"/>
          <table:table-cell table:formula="of:=([.M382] - MIN([.$M$2:.$M$502])) / (MAX([.$M$2:.$M$502]) - MIN([.$M$2:.$M$502]))" office:value-type="float" office:value="0.0162345730141638" calcext:value-type="float">
            <text:p>0,0162345730141638</text:p>
          </table:table-cell>
          <table:table-cell table:number-columns-repeated="12"/>
          <table:table-cell table:formula="of:=IF([.P382:.P8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float" office:value="6.16" calcext:value-type="float">
            <text:p>6,16</text:p>
          </table:table-cell>
          <table:table-cell table:number-columns-repeated="2"/>
          <table:table-cell table:formula="of:=([.M383] - MIN([.$M$2:.$M$502])) / (MAX([.$M$2:.$M$502]) - MIN([.$M$2:.$M$502]))" office:value-type="float" office:value="0.0161517435600099" calcext:value-type="float">
            <text:p>0,0161517435600099</text:p>
          </table:table-cell>
          <table:table-cell table:number-columns-repeated="12"/>
          <table:table-cell table:formula="of:=IF([.P383:.P8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384] - MIN([.$M$2:.$M$502])) / (MAX([.$M$2:.$M$502]) - MIN([.$M$2:.$M$502]))" office:value-type="float" office:value="0.016068914105856" calcext:value-type="float">
            <text:p>0,016068914105856</text:p>
          </table:table-cell>
          <table:table-cell table:number-columns-repeated="12"/>
          <table:table-cell table:formula="of:=IF([.P384:.P8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385] - MIN([.$M$2:.$M$502])) / (MAX([.$M$2:.$M$502]) - MIN([.$M$2:.$M$502]))" office:value-type="float" office:value="0.0159032551975482" calcext:value-type="float">
            <text:p>0,0159032551975482</text:p>
          </table:table-cell>
          <table:table-cell table:number-columns-repeated="12"/>
          <table:table-cell table:formula="of:=IF([.P385:.P8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386] - MIN([.$M$2:.$M$502])) / (MAX([.$M$2:.$M$502]) - MIN([.$M$2:.$M$502]))" office:value-type="float" office:value="0.0156547668350866" calcext:value-type="float">
            <text:p>0,0156547668350866</text:p>
          </table:table-cell>
          <table:table-cell table:number-columns-repeated="12"/>
          <table:table-cell table:formula="of:=IF([.P386:.P8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387] - MIN([.$M$2:.$M$502])) / (MAX([.$M$2:.$M$502]) - MIN([.$M$2:.$M$502]))" office:value-type="float" office:value="0.0155719373809327" calcext:value-type="float">
            <text:p>0,0155719373809327</text:p>
          </table:table-cell>
          <table:table-cell table:number-columns-repeated="12"/>
          <table:table-cell table:formula="of:=IF([.P387:.P8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float" office:value="6.08" calcext:value-type="float">
            <text:p>6,08</text:p>
          </table:table-cell>
          <table:table-cell table:number-columns-repeated="2"/>
          <table:table-cell table:formula="of:=([.M388] - MIN([.$M$2:.$M$502])) / (MAX([.$M$2:.$M$502]) - MIN([.$M$2:.$M$502]))" office:value-type="float" office:value="0.0154891079267788" calcext:value-type="float">
            <text:p>0,0154891079267788</text:p>
          </table:table-cell>
          <table:table-cell table:number-columns-repeated="12"/>
          <table:table-cell table:formula="of:=IF([.P388:.P8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389] - MIN([.$M$2:.$M$502])) / (MAX([.$M$2:.$M$502]) - MIN([.$M$2:.$M$502]))" office:value-type="float" office:value="0.0154062784726249" calcext:value-type="float">
            <text:p>0,0154062784726249</text:p>
          </table:table-cell>
          <table:table-cell table:number-columns-repeated="12"/>
          <table:table-cell table:formula="of:=IF([.P389:.P8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float" office:value="6.06" calcext:value-type="float">
            <text:p>6,06</text:p>
          </table:table-cell>
          <table:table-cell table:number-columns-repeated="2"/>
          <table:table-cell table:formula="of:=([.M390] - MIN([.$M$2:.$M$502])) / (MAX([.$M$2:.$M$502]) - MIN([.$M$2:.$M$502]))" office:value-type="float" office:value="0.015323449018471" calcext:value-type="float">
            <text:p>0,015323449018471</text:p>
          </table:table-cell>
          <table:table-cell table:number-columns-repeated="12"/>
          <table:table-cell table:formula="of:=IF([.P390:.P8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91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12"/>
          <table:table-cell table:formula="of:=IF([.P391:.P8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92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12"/>
          <table:table-cell table:formula="of:=IF([.P392:.P8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float" office:value="6.04" calcext:value-type="float">
            <text:p>6,04</text:p>
          </table:table-cell>
          <table:table-cell table:number-columns-repeated="2"/>
          <table:table-cell table:formula="of:=([.M393] - MIN([.$M$2:.$M$502])) / (MAX([.$M$2:.$M$502]) - MIN([.$M$2:.$M$502]))" office:value-type="float" office:value="0.0151577901101632" calcext:value-type="float">
            <text:p>0,0151577901101632</text:p>
          </table:table-cell>
          <table:table-cell table:number-columns-repeated="12"/>
          <table:table-cell table:formula="of:=IF([.P393:.P8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table:formula="of:=([.M394] - MIN([.$M$2:.$M$502])) / (MAX([.$M$2:.$M$502]) - MIN([.$M$2:.$M$502]))" office:value-type="float" office:value="0.0150749606560093" calcext:value-type="float">
            <text:p>0,0150749606560093</text:p>
          </table:table-cell>
          <table:table-cell table:number-columns-repeated="12"/>
          <table:table-cell table:formula="of:=IF([.P394:.P8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M395] - MIN([.$M$2:.$M$502])) / (MAX([.$M$2:.$M$502]) - MIN([.$M$2:.$M$502]))" office:value-type="float" office:value="0.0148264722935476" calcext:value-type="float">
            <text:p>0,0148264722935476</text:p>
          </table:table-cell>
          <table:table-cell table:number-columns-repeated="12"/>
          <table:table-cell table:formula="of:=IF([.P395:.P8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float" office:value="5.95" calcext:value-type="float">
            <text:p>5,95</text:p>
          </table:table-cell>
          <table:table-cell table:number-columns-repeated="2"/>
          <table:table-cell table:formula="of:=([.M396] - MIN([.$M$2:.$M$502])) / (MAX([.$M$2:.$M$502]) - MIN([.$M$2:.$M$502]))" office:value-type="float" office:value="0.0144123250227781" calcext:value-type="float">
            <text:p>0,0144123250227781</text:p>
          </table:table-cell>
          <table:table-cell table:number-columns-repeated="12"/>
          <table:table-cell table:formula="of:=IF([.P396:.P8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float" office:value="5.93" calcext:value-type="float">
            <text:p>5,93</text:p>
          </table:table-cell>
          <table:table-cell table:number-columns-repeated="2"/>
          <table:table-cell table:formula="of:=([.M397] - MIN([.$M$2:.$M$502])) / (MAX([.$M$2:.$M$502]) - MIN([.$M$2:.$M$502]))" office:value-type="float" office:value="0.0142466661144703" calcext:value-type="float">
            <text:p>0,0142466661144703</text:p>
          </table:table-cell>
          <table:table-cell table:number-columns-repeated="12"/>
          <table:table-cell table:formula="of:=IF([.P397:.P8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398] - MIN([.$M$2:.$M$502])) / (MAX([.$M$2:.$M$502]) - MIN([.$M$2:.$M$502]))" office:value-type="float" office:value="0.0141638366603164" calcext:value-type="float">
            <text:p>0,0141638366603164</text:p>
          </table:table-cell>
          <table:table-cell table:number-columns-repeated="12"/>
          <table:table-cell table:formula="of:=IF([.P398:.P8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([.M399] - MIN([.$M$2:.$M$502])) / (MAX([.$M$2:.$M$502]) - MIN([.$M$2:.$M$502]))" office:value-type="float" office:value="0.0139981777520086" calcext:value-type="float">
            <text:p>0,0139981777520086</text:p>
          </table:table-cell>
          <table:table-cell table:number-columns-repeated="12"/>
          <table:table-cell table:formula="of:=IF([.P399:.P8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00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12"/>
          <table:table-cell table:formula="of:=IF([.P400:.P8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01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12"/>
          <table:table-cell table:formula="of:=IF([.P401:.P9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02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12"/>
          <table:table-cell table:formula="of:=IF([.P402:.P90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03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12"/>
          <table:table-cell table:formula="of:=IF([.P403:.P90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float" office:value="5.84" calcext:value-type="float">
            <text:p>5,84</text:p>
          </table:table-cell>
          <table:table-cell table:number-columns-repeated="2"/>
          <table:table-cell table:formula="of:=([.M404] - MIN([.$M$2:.$M$502])) / (MAX([.$M$2:.$M$502]) - MIN([.$M$2:.$M$502]))" office:value-type="float" office:value="0.0135012010270852" calcext:value-type="float">
            <text:p>0,0135012010270852</text:p>
          </table:table-cell>
          <table:table-cell table:number-columns-repeated="12"/>
          <table:table-cell table:formula="of:=IF([.P404:.P90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405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12"/>
          <table:table-cell table:formula="of:=IF([.P405:.P90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406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12"/>
          <table:table-cell table:formula="of:=IF([.P406:.P90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07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12"/>
          <table:table-cell table:formula="of:=IF([.P407:.P90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08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12"/>
          <table:table-cell table:formula="of:=IF([.P408:.P90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table:formula="of:=([.M409] - MIN([.$M$2:.$M$502])) / (MAX([.$M$2:.$M$502]) - MIN([.$M$2:.$M$502]))" office:value-type="float" office:value="0.0131698832104696" calcext:value-type="float">
            <text:p>0,0131698832104696</text:p>
          </table:table-cell>
          <table:table-cell table:number-columns-repeated="12"/>
          <table:table-cell table:formula="of:=IF([.P409:.P90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table:formula="of:=([.M410] - MIN([.$M$2:.$M$502])) / (MAX([.$M$2:.$M$502]) - MIN([.$M$2:.$M$502]))" office:value-type="float" office:value="0.0130870537563157" calcext:value-type="float">
            <text:p>0,0130870537563157</text:p>
          </table:table-cell>
          <table:table-cell table:number-columns-repeated="12"/>
          <table:table-cell table:formula="of:=IF([.P410:.P90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float" office:value="5.75" calcext:value-type="float">
            <text:p>5,75</text:p>
          </table:table-cell>
          <table:table-cell table:number-columns-repeated="2"/>
          <table:table-cell table:formula="of:=([.M411] - MIN([.$M$2:.$M$502])) / (MAX([.$M$2:.$M$502]) - MIN([.$M$2:.$M$502]))" office:value-type="float" office:value="0.0127557359397002" calcext:value-type="float">
            <text:p>0,0127557359397002</text:p>
          </table:table-cell>
          <table:table-cell table:number-columns-repeated="12"/>
          <table:table-cell table:formula="of:=IF([.P411:.P91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float" office:value="5.73" calcext:value-type="float">
            <text:p>5,73</text:p>
          </table:table-cell>
          <table:table-cell table:number-columns-repeated="2"/>
          <table:table-cell table:formula="of:=([.M412] - MIN([.$M$2:.$M$502])) / (MAX([.$M$2:.$M$502]) - MIN([.$M$2:.$M$502]))" office:value-type="float" office:value="0.0125900770313924" calcext:value-type="float">
            <text:p>0,0125900770313924</text:p>
          </table:table-cell>
          <table:table-cell table:number-columns-repeated="12"/>
          <table:table-cell table:formula="of:=IF([.P412:.P91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float" office:value="5.71" calcext:value-type="float">
            <text:p>5,71</text:p>
          </table:table-cell>
          <table:table-cell table:number-columns-repeated="2"/>
          <table:table-cell table:formula="of:=([.M413] - MIN([.$M$2:.$M$502])) / (MAX([.$M$2:.$M$502]) - MIN([.$M$2:.$M$502]))" office:value-type="float" office:value="0.0124244181230846" calcext:value-type="float">
            <text:p>0,0124244181230846</text:p>
          </table:table-cell>
          <table:table-cell table:number-columns-repeated="12"/>
          <table:table-cell table:formula="of:=IF([.P413:.P91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table:formula="of:=([.M414] - MIN([.$M$2:.$M$502])) / (MAX([.$M$2:.$M$502]) - MIN([.$M$2:.$M$502]))" office:value-type="float" office:value="0.0123415886689307" calcext:value-type="float">
            <text:p>0,0123415886689307</text:p>
          </table:table-cell>
          <table:table-cell table:number-columns-repeated="12"/>
          <table:table-cell table:formula="of:=IF([.P414:.P91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float" office:value="5.68" calcext:value-type="float">
            <text:p>5,68</text:p>
          </table:table-cell>
          <table:table-cell table:number-columns-repeated="2"/>
          <table:table-cell table:formula="of:=([.M415] - MIN([.$M$2:.$M$502])) / (MAX([.$M$2:.$M$502]) - MIN([.$M$2:.$M$502]))" office:value-type="float" office:value="0.0121759297606229" calcext:value-type="float">
            <text:p>0,0121759297606229</text:p>
          </table:table-cell>
          <table:table-cell table:number-columns-repeated="12"/>
          <table:table-cell table:formula="of:=IF([.P415:.P91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float" office:value="5.67" calcext:value-type="float">
            <text:p>5,67</text:p>
          </table:table-cell>
          <table:table-cell table:number-columns-repeated="2"/>
          <table:table-cell table:formula="of:=([.M416] - MIN([.$M$2:.$M$502])) / (MAX([.$M$2:.$M$502]) - MIN([.$M$2:.$M$502]))" office:value-type="float" office:value="0.012093100306469" calcext:value-type="float">
            <text:p>0,012093100306469</text:p>
          </table:table-cell>
          <table:table-cell table:number-columns-repeated="12"/>
          <table:table-cell table:formula="of:=IF([.P416:.P91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float" office:value="5.66" calcext:value-type="float">
            <text:p>5,66</text:p>
          </table:table-cell>
          <table:table-cell table:number-columns-repeated="2"/>
          <table:table-cell table:formula="of:=([.M417] - MIN([.$M$2:.$M$502])) / (MAX([.$M$2:.$M$502]) - MIN([.$M$2:.$M$502]))" office:value-type="float" office:value="0.0120102708523151" calcext:value-type="float">
            <text:p>0,0120102708523151</text:p>
          </table:table-cell>
          <table:table-cell table:number-columns-repeated="12"/>
          <table:table-cell table:formula="of:=IF([.P417:.P91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formula="of:=([.M418] - MIN([.$M$2:.$M$502])) / (MAX([.$M$2:.$M$502]) - MIN([.$M$2:.$M$502]))" office:value-type="float" office:value="0.0119274413981612" calcext:value-type="float">
            <text:p>0,0119274413981612</text:p>
          </table:table-cell>
          <table:table-cell table:number-columns-repeated="12"/>
          <table:table-cell table:formula="of:=IF([.P418:.P91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float" office:value="5.64" calcext:value-type="float">
            <text:p>5,64</text:p>
          </table:table-cell>
          <table:table-cell table:number-columns-repeated="2"/>
          <table:table-cell table:formula="of:=([.M419] - MIN([.$M$2:.$M$502])) / (MAX([.$M$2:.$M$502]) - MIN([.$M$2:.$M$502]))" office:value-type="float" office:value="0.0118446119440073" calcext:value-type="float">
            <text:p>0,0118446119440073</text:p>
          </table:table-cell>
          <table:table-cell table:number-columns-repeated="12"/>
          <table:table-cell table:formula="of:=IF([.P419:.P91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420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12"/>
          <table:table-cell table:formula="of:=IF([.P420:.P91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421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12"/>
          <table:table-cell table:formula="of:=IF([.P421:.P92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float" office:value="5.61" calcext:value-type="float">
            <text:p>5,61</text:p>
          </table:table-cell>
          <table:table-cell table:number-columns-repeated="2"/>
          <table:table-cell table:formula="of:=([.M422] - MIN([.$M$2:.$M$502])) / (MAX([.$M$2:.$M$502]) - MIN([.$M$2:.$M$502]))" office:value-type="float" office:value="0.0115961235815456" calcext:value-type="float">
            <text:p>0,0115961235815456</text:p>
          </table:table-cell>
          <table:table-cell table:number-columns-repeated="12"/>
          <table:table-cell table:formula="of:=IF([.P422:.P92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423] - MIN([.$M$2:.$M$502])) / (MAX([.$M$2:.$M$502]) - MIN([.$M$2:.$M$502]))" office:value-type="float" office:value="0.0115132941273917" calcext:value-type="float">
            <text:p>0,0115132941273917</text:p>
          </table:table-cell>
          <table:table-cell table:number-columns-repeated="12"/>
          <table:table-cell table:formula="of:=IF([.P423:.P92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24] - MIN([.$M$2:.$M$502])) / (MAX([.$M$2:.$M$502]) - MIN([.$M$2:.$M$502]))" office:value-type="float" office:value="0.0114304646732378" calcext:value-type="float">
            <text:p>0,0114304646732378</text:p>
          </table:table-cell>
          <table:table-cell table:number-columns-repeated="12"/>
          <table:table-cell table:formula="of:=IF([.P424:.P92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25] - MIN([.$M$2:.$M$502])) / (MAX([.$M$2:.$M$502]) - MIN([.$M$2:.$M$502]))" office:value-type="float" office:value="0.01126480576493" calcext:value-type="float">
            <text:p>0,01126480576493</text:p>
          </table:table-cell>
          <table:table-cell table:number-columns-repeated="12"/>
          <table:table-cell table:formula="of:=IF([.P425:.P92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426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12"/>
          <table:table-cell table:formula="of:=IF([.P426:.P92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427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12"/>
          <table:table-cell table:formula="of:=IF([.P427:.P92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float" office:value="5.53" calcext:value-type="float">
            <text:p>5,53</text:p>
          </table:table-cell>
          <table:table-cell table:number-columns-repeated="2"/>
          <table:table-cell table:formula="of:=([.M428] - MIN([.$M$2:.$M$502])) / (MAX([.$M$2:.$M$502]) - MIN([.$M$2:.$M$502]))" office:value-type="float" office:value="0.0109334879483144" calcext:value-type="float">
            <text:p>0,0109334879483144</text:p>
          </table:table-cell>
          <table:table-cell table:number-columns-repeated="12"/>
          <table:table-cell table:formula="of:=IF([.P428:.P92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29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429:.P92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30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430:.P92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31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12"/>
          <table:table-cell table:formula="of:=IF([.P431:.P93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([.M432] - MIN([.$M$2:.$M$502])) / (MAX([.$M$2:.$M$502]) - MIN([.$M$2:.$M$502]))" office:value-type="float" office:value="0.0106849995858527" calcext:value-type="float">
            <text:p>0,0106849995858527</text:p>
          </table:table-cell>
          <table:table-cell table:number-columns-repeated="12"/>
          <table:table-cell table:formula="of:=IF([.P432:.P93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,49</text:p>
          </table:table-cell>
          <table:table-cell table:number-columns-repeated="2"/>
          <table:table-cell table:formula="of:=([.M433] - MIN([.$M$2:.$M$502])) / (MAX([.$M$2:.$M$502]) - MIN([.$M$2:.$M$502]))" office:value-type="float" office:value="0.0106021701316988" calcext:value-type="float">
            <text:p>0,0106021701316988</text:p>
          </table:table-cell>
          <table:table-cell table:number-columns-repeated="12"/>
          <table:table-cell table:formula="of:=IF([.P433:.P93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5.48" calcext:value-type="float">
            <text:p>5,48</text:p>
          </table:table-cell>
          <table:table-cell table:number-columns-repeated="2"/>
          <table:table-cell table:formula="of:=([.M434] - MIN([.$M$2:.$M$502])) / (MAX([.$M$2:.$M$502]) - MIN([.$M$2:.$M$502]))" office:value-type="float" office:value="0.0105193406775449" calcext:value-type="float">
            <text:p>0,0105193406775449</text:p>
          </table:table-cell>
          <table:table-cell table:number-columns-repeated="12"/>
          <table:table-cell table:formula="of:=IF([.P434:.P93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35] - MIN([.$M$2:.$M$502])) / (MAX([.$M$2:.$M$502]) - MIN([.$M$2:.$M$502]))" office:value-type="float" office:value="0.010436511223391" calcext:value-type="float">
            <text:p>0,010436511223391</text:p>
          </table:table-cell>
          <table:table-cell table:number-columns-repeated="12"/>
          <table:table-cell table:formula="of:=IF([.P435:.P93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formula="of:=([.M436] - MIN([.$M$2:.$M$502])) / (MAX([.$M$2:.$M$502]) - MIN([.$M$2:.$M$502]))" office:value-type="float" office:value="0.0102708523150832" calcext:value-type="float">
            <text:p>0,0102708523150832</text:p>
          </table:table-cell>
          <table:table-cell table:number-columns-repeated="12"/>
          <table:table-cell table:formula="of:=IF([.P436:.P93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float" office:value="5.44" calcext:value-type="float">
            <text:p>5,44</text:p>
          </table:table-cell>
          <table:table-cell table:number-columns-repeated="2"/>
          <table:table-cell table:formula="of:=([.M437] - MIN([.$M$2:.$M$502])) / (MAX([.$M$2:.$M$502]) - MIN([.$M$2:.$M$502]))" office:value-type="float" office:value="0.0101880228609294" calcext:value-type="float">
            <text:p>0,0101880228609294</text:p>
          </table:table-cell>
          <table:table-cell table:number-columns-repeated="12"/>
          <table:table-cell table:formula="of:=IF([.P437:.P93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formula="of:=([.M438] - MIN([.$M$2:.$M$502])) / (MAX([.$M$2:.$M$502]) - MIN([.$M$2:.$M$502]))" office:value-type="float" office:value="0.0100223639526216" calcext:value-type="float">
            <text:p>0,0100223639526216</text:p>
          </table:table-cell>
          <table:table-cell table:number-columns-repeated="12"/>
          <table:table-cell table:formula="of:=IF([.P438:.P93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,41</text:p>
          </table:table-cell>
          <table:table-cell table:number-columns-repeated="2"/>
          <table:table-cell table:formula="of:=([.M439] - MIN([.$M$2:.$M$502])) / (MAX([.$M$2:.$M$502]) - MIN([.$M$2:.$M$502]))" office:value-type="float" office:value="0.00993953449846766" calcext:value-type="float">
            <text:p>0,00993953449846766</text:p>
          </table:table-cell>
          <table:table-cell table:number-columns-repeated="12"/>
          <table:table-cell table:formula="of:=IF([.P439:.P93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table:formula="of:=([.M440] - MIN([.$M$2:.$M$502])) / (MAX([.$M$2:.$M$502]) - MIN([.$M$2:.$M$502]))" office:value-type="float" office:value="0.00985670504431376" calcext:value-type="float">
            <text:p>0,00985670504431376</text:p>
          </table:table-cell>
          <table:table-cell table:number-columns-repeated="12"/>
          <table:table-cell table:formula="of:=IF([.P440:.P93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41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12"/>
          <table:table-cell table:formula="of:=IF([.P441:.P94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42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12"/>
          <table:table-cell table:formula="of:=IF([.P442:.P94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float" office:value="5.35" calcext:value-type="float">
            <text:p>5,35</text:p>
          </table:table-cell>
          <table:table-cell table:number-columns-repeated="2"/>
          <table:table-cell table:formula="of:=([.M443] - MIN([.$M$2:.$M$502])) / (MAX([.$M$2:.$M$502]) - MIN([.$M$2:.$M$502]))" office:value-type="float" office:value="0.00944255777354427" calcext:value-type="float">
            <text:p>0,00944255777354427</text:p>
          </table:table-cell>
          <table:table-cell table:number-columns-repeated="12"/>
          <table:table-cell table:formula="of:=IF([.P443:.P94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4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444:.P94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5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445:.P94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6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12"/>
          <table:table-cell table:formula="of:=IF([.P446:.P94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47] - MIN([.$M$2:.$M$502])) / (MAX([.$M$2:.$M$502]) - MIN([.$M$2:.$M$502]))" office:value-type="float" office:value="0.00919406941108258" calcext:value-type="float">
            <text:p>0,00919406941108258</text:p>
          </table:table-cell>
          <table:table-cell table:number-columns-repeated="12"/>
          <table:table-cell table:formula="of:=IF([.P447:.P94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float" office:value="5.31" calcext:value-type="float">
            <text:p>5,31</text:p>
          </table:table-cell>
          <table:table-cell table:number-columns-repeated="2"/>
          <table:table-cell table:formula="of:=([.M448] - MIN([.$M$2:.$M$502])) / (MAX([.$M$2:.$M$502]) - MIN([.$M$2:.$M$502]))" office:value-type="float" office:value="0.00911123995692868" calcext:value-type="float">
            <text:p>0,00911123995692868</text:p>
          </table:table-cell>
          <table:table-cell table:number-columns-repeated="12"/>
          <table:table-cell table:formula="of:=IF([.P448:.P94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float" office:value="5.26" calcext:value-type="float">
            <text:p>5,26</text:p>
          </table:table-cell>
          <table:table-cell table:number-columns-repeated="2"/>
          <table:table-cell table:formula="of:=([.M449] - MIN([.$M$2:.$M$502])) / (MAX([.$M$2:.$M$502]) - MIN([.$M$2:.$M$502]))" office:value-type="float" office:value="0.0086970926861592" calcext:value-type="float">
            <text:p>0,0086970926861592</text:p>
          </table:table-cell>
          <table:table-cell table:number-columns-repeated="12"/>
          <table:table-cell table:formula="of:=IF([.P449:.P94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float" office:value="5.25" calcext:value-type="float">
            <text:p>5,25</text:p>
          </table:table-cell>
          <table:table-cell table:number-columns-repeated="2"/>
          <table:table-cell table:formula="of:=([.M450] - MIN([.$M$2:.$M$502])) / (MAX([.$M$2:.$M$502]) - MIN([.$M$2:.$M$502]))" office:value-type="float" office:value="0.0086142632320053" calcext:value-type="float">
            <text:p>0,0086142632320053</text:p>
          </table:table-cell>
          <table:table-cell table:number-columns-repeated="12"/>
          <table:table-cell table:formula="of:=IF([.P450:.P94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([.M451] - MIN([.$M$2:.$M$502])) / (MAX([.$M$2:.$M$502]) - MIN([.$M$2:.$M$502]))" office:value-type="float" office:value="0.00853143377785141" calcext:value-type="float">
            <text:p>0,00853143377785141</text:p>
          </table:table-cell>
          <table:table-cell table:number-columns-repeated="12"/>
          <table:table-cell table:formula="of:=IF([.P451:.P95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float" office:value="5.22" calcext:value-type="float">
            <text:p>5,22</text:p>
          </table:table-cell>
          <table:table-cell table:number-columns-repeated="2"/>
          <table:table-cell table:formula="of:=([.M452] - MIN([.$M$2:.$M$502])) / (MAX([.$M$2:.$M$502]) - MIN([.$M$2:.$M$502]))" office:value-type="float" office:value="0.00836577486954361" calcext:value-type="float">
            <text:p>0,00836577486954361</text:p>
          </table:table-cell>
          <table:table-cell table:number-columns-repeated="12"/>
          <table:table-cell table:formula="of:=IF([.P452:.P95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float" office:value="5.21" calcext:value-type="float">
            <text:p>5,21</text:p>
          </table:table-cell>
          <table:table-cell table:number-columns-repeated="2"/>
          <table:table-cell table:formula="of:=([.M453] - MIN([.$M$2:.$M$502])) / (MAX([.$M$2:.$M$502]) - MIN([.$M$2:.$M$502]))" office:value-type="float" office:value="0.00828294541538971" calcext:value-type="float">
            <text:p>0,00828294541538971</text:p>
          </table:table-cell>
          <table:table-cell table:number-columns-repeated="12"/>
          <table:table-cell table:formula="of:=IF([.P453:.P95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table:formula="of:=([.M454] - MIN([.$M$2:.$M$502])) / (MAX([.$M$2:.$M$502]) - MIN([.$M$2:.$M$502]))" office:value-type="float" office:value="0.00820011596123582" calcext:value-type="float">
            <text:p>0,00820011596123582</text:p>
          </table:table-cell>
          <table:table-cell table:number-columns-repeated="12"/>
          <table:table-cell table:formula="of:=IF([.P454:.P95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float" office:value="5.18" calcext:value-type="float">
            <text:p>5,18</text:p>
          </table:table-cell>
          <table:table-cell table:number-columns-repeated="2"/>
          <table:table-cell table:formula="of:=([.M455] - MIN([.$M$2:.$M$502])) / (MAX([.$M$2:.$M$502]) - MIN([.$M$2:.$M$502]))" office:value-type="float" office:value="0.00803445705292802" calcext:value-type="float">
            <text:p>0,00803445705292802</text:p>
          </table:table-cell>
          <table:table-cell table:number-columns-repeated="12"/>
          <table:table-cell table:formula="of:=IF([.P455:.P95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float" office:value="5.16" calcext:value-type="float">
            <text:p>5,16</text:p>
          </table:table-cell>
          <table:table-cell table:number-columns-repeated="2"/>
          <table:table-cell table:formula="of:=([.M456] - MIN([.$M$2:.$M$502])) / (MAX([.$M$2:.$M$502]) - MIN([.$M$2:.$M$502]))" office:value-type="float" office:value="0.00786879814462023" calcext:value-type="float">
            <text:p>0,00786879814462023</text:p>
          </table:table-cell>
          <table:table-cell table:number-columns-repeated="12"/>
          <table:table-cell table:formula="of:=IF([.P456:.P95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7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57:.P95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8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58:.P95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9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12"/>
          <table:table-cell table:formula="of:=IF([.P459:.P95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11" calcext:value-type="float">
            <text:p>5,11</text:p>
          </table:table-cell>
          <table:table-cell table:number-columns-repeated="2"/>
          <table:table-cell table:formula="of:=([.M460] - MIN([.$M$2:.$M$502])) / (MAX([.$M$2:.$M$502]) - MIN([.$M$2:.$M$502]))" office:value-type="float" office:value="0.00745465087385074" calcext:value-type="float">
            <text:p>0,00745465087385074</text:p>
          </table:table-cell>
          <table:table-cell table:number-columns-repeated="12"/>
          <table:table-cell table:formula="of:=IF([.P460:.P95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float" office:value="5.08" calcext:value-type="float">
            <text:p>5,08</text:p>
          </table:table-cell>
          <table:table-cell table:number-columns-repeated="2"/>
          <table:table-cell table:formula="of:=([.M461] - MIN([.$M$2:.$M$502])) / (MAX([.$M$2:.$M$502]) - MIN([.$M$2:.$M$502]))" office:value-type="float" office:value="0.00720616251138905" calcext:value-type="float">
            <text:p>0,00720616251138905</text:p>
          </table:table-cell>
          <table:table-cell table:number-columns-repeated="12"/>
          <table:table-cell table:formula="of:=IF([.P461:.P96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62] - MIN([.$M$2:.$M$502])) / (MAX([.$M$2:.$M$502]) - MIN([.$M$2:.$M$502]))" office:value-type="float" office:value="0.00712333305723516" calcext:value-type="float">
            <text:p>0,00712333305723516</text:p>
          </table:table-cell>
          <table:table-cell table:number-columns-repeated="12"/>
          <table:table-cell table:formula="of:=IF([.P462:.P96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63] - MIN([.$M$2:.$M$502])) / (MAX([.$M$2:.$M$502]) - MIN([.$M$2:.$M$502]))" office:value-type="float" office:value="0.00695767414892736" calcext:value-type="float">
            <text:p>0,00695767414892736</text:p>
          </table:table-cell>
          <table:table-cell table:number-columns-repeated="12"/>
          <table:table-cell table:formula="of:=IF([.P463:.P96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float" office:value="5.04" calcext:value-type="float">
            <text:p>5,04</text:p>
          </table:table-cell>
          <table:table-cell table:number-columns-repeated="2"/>
          <table:table-cell table:formula="of:=([.M464] - MIN([.$M$2:.$M$502])) / (MAX([.$M$2:.$M$502]) - MIN([.$M$2:.$M$502]))" office:value-type="float" office:value="0.00687484469477346" calcext:value-type="float">
            <text:p>0,00687484469477346</text:p>
          </table:table-cell>
          <table:table-cell table:number-columns-repeated="12"/>
          <table:table-cell table:formula="of:=IF([.P464:.P96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65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12"/>
          <table:table-cell table:formula="of:=IF([.P465:.P96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66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12"/>
          <table:table-cell table:formula="of:=IF([.P466:.P96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7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67:.P96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8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68:.P96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9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69:.P96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0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70:.P96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1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71:.P97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2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12"/>
          <table:table-cell table:formula="of:=IF([.P472:.P97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M473] - MIN([.$M$2:.$M$502])) / (MAX([.$M$2:.$M$502]) - MIN([.$M$2:.$M$502]))" office:value-type="float" office:value="0.00654352687815787" calcext:value-type="float">
            <text:p>0,00654352687815787</text:p>
          </table:table-cell>
          <table:table-cell table:number-columns-repeated="12"/>
          <table:table-cell table:formula="of:=IF([.P473:.P97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float" office:value="4.98" calcext:value-type="float">
            <text:p>4,98</text:p>
          </table:table-cell>
          <table:table-cell table:number-columns-repeated="2"/>
          <table:table-cell table:formula="of:=([.M474] - MIN([.$M$2:.$M$502])) / (MAX([.$M$2:.$M$502]) - MIN([.$M$2:.$M$502]))" office:value-type="float" office:value="0.00637786796985008" calcext:value-type="float">
            <text:p>0,00637786796985008</text:p>
          </table:table-cell>
          <table:table-cell table:number-columns-repeated="12"/>
          <table:table-cell table:formula="of:=IF([.P474:.P97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float" office:value="4.96" calcext:value-type="float">
            <text:p>4,96</text:p>
          </table:table-cell>
          <table:table-cell table:number-columns-repeated="2"/>
          <table:table-cell table:formula="of:=([.M475] - MIN([.$M$2:.$M$502])) / (MAX([.$M$2:.$M$502]) - MIN([.$M$2:.$M$502]))" office:value-type="float" office:value="0.00621220906154228" calcext:value-type="float">
            <text:p>0,00621220906154228</text:p>
          </table:table-cell>
          <table:table-cell table:number-columns-repeated="12"/>
          <table:table-cell table:formula="of:=IF([.P475:.P97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76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12"/>
          <table:table-cell table:formula="of:=IF([.P476:.P97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77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12"/>
          <table:table-cell table:formula="of:=IF([.P477:.P97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,93</text:p>
          </table:table-cell>
          <table:table-cell table:number-columns-repeated="2"/>
          <table:table-cell table:formula="of:=([.M478] - MIN([.$M$2:.$M$502])) / (MAX([.$M$2:.$M$502]) - MIN([.$M$2:.$M$502]))" office:value-type="float" office:value="0.00596372069908059" calcext:value-type="float">
            <text:p>0,00596372069908059</text:p>
          </table:table-cell>
          <table:table-cell table:number-columns-repeated="12"/>
          <table:table-cell table:formula="of:=IF([.P478:.P97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float" office:value="4.91" calcext:value-type="float">
            <text:p>4,91</text:p>
          </table:table-cell>
          <table:table-cell table:number-columns-repeated="2"/>
          <table:table-cell table:formula="of:=([.M479] - MIN([.$M$2:.$M$502])) / (MAX([.$M$2:.$M$502]) - MIN([.$M$2:.$M$502]))" office:value-type="float" office:value="0.0057980617907728" calcext:value-type="float">
            <text:p>0,0057980617907728</text:p>
          </table:table-cell>
          <table:table-cell table:number-columns-repeated="12"/>
          <table:table-cell table:formula="of:=IF([.P479:.P97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80] - MIN([.$M$2:.$M$502])) / (MAX([.$M$2:.$M$502]) - MIN([.$M$2:.$M$502]))" office:value-type="float" office:value="0.005632402882465" calcext:value-type="float">
            <text:p>0,005632402882465</text:p>
          </table:table-cell>
          <table:table-cell table:number-columns-repeated="12"/>
          <table:table-cell table:formula="of:=IF([.P480:.P97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float" office:value="4.86" calcext:value-type="float">
            <text:p>4,86</text:p>
          </table:table-cell>
          <table:table-cell table:number-columns-repeated="2"/>
          <table:table-cell table:formula="of:=([.M481] - MIN([.$M$2:.$M$502])) / (MAX([.$M$2:.$M$502]) - MIN([.$M$2:.$M$502]))" office:value-type="float" office:value="0.00538391452000332" calcext:value-type="float">
            <text:p>0,00538391452000332</text:p>
          </table:table-cell>
          <table:table-cell table:number-columns-repeated="12"/>
          <table:table-cell table:formula="of:=IF([.P481:.P98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,83</text:p>
          </table:table-cell>
          <table:table-cell table:number-columns-repeated="2"/>
          <table:table-cell table:formula="of:=([.M482] - MIN([.$M$2:.$M$502])) / (MAX([.$M$2:.$M$502]) - MIN([.$M$2:.$M$502]))" office:value-type="float" office:value="0.00513542615754162" calcext:value-type="float">
            <text:p>0,00513542615754162</text:p>
          </table:table-cell>
          <table:table-cell table:number-columns-repeated="12"/>
          <table:table-cell table:formula="of:=IF([.P482:.P98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83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12"/>
          <table:table-cell table:formula="of:=IF([.P483:.P98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84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12"/>
          <table:table-cell table:formula="of:=IF([.P484:.P98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table:formula="of:=([.M485] - MIN([.$M$2:.$M$502])) / (MAX([.$M$2:.$M$502]) - MIN([.$M$2:.$M$502]))" office:value-type="float" office:value="0.00488693779507993" calcext:value-type="float">
            <text:p>0,00488693779507993</text:p>
          </table:table-cell>
          <table:table-cell table:number-columns-repeated="12"/>
          <table:table-cell table:formula="of:=IF([.P485:.P98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float" office:value="4.79" calcext:value-type="float">
            <text:p>4,79</text:p>
          </table:table-cell>
          <table:table-cell table:number-columns-repeated="2"/>
          <table:table-cell table:formula="of:=([.M486] - MIN([.$M$2:.$M$502])) / (MAX([.$M$2:.$M$502]) - MIN([.$M$2:.$M$502]))" office:value-type="float" office:value="0.00480410834092603" calcext:value-type="float">
            <text:p>0,00480410834092603</text:p>
          </table:table-cell>
          <table:table-cell table:number-columns-repeated="12"/>
          <table:table-cell table:formula="of:=IF([.P486:.P98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87] - MIN([.$M$2:.$M$502])) / (MAX([.$M$2:.$M$502]) - MIN([.$M$2:.$M$502]))" office:value-type="float" office:value="0.00455561997846434" calcext:value-type="float">
            <text:p>0,00455561997846434</text:p>
          </table:table-cell>
          <table:table-cell table:number-columns-repeated="12"/>
          <table:table-cell table:formula="of:=IF([.P487:.P98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,75</text:p>
          </table:table-cell>
          <table:table-cell table:number-columns-repeated="2"/>
          <table:table-cell table:formula="of:=([.M488] - MIN([.$M$2:.$M$502])) / (MAX([.$M$2:.$M$502]) - MIN([.$M$2:.$M$502]))" office:value-type="float" office:value="0.00447279052431045" calcext:value-type="float">
            <text:p>0,00447279052431045</text:p>
          </table:table-cell>
          <table:table-cell table:number-columns-repeated="12"/>
          <table:table-cell table:formula="of:=IF([.P488:.P98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float" office:value="4.74" calcext:value-type="float">
            <text:p>4,74</text:p>
          </table:table-cell>
          <table:table-cell table:number-columns-repeated="2"/>
          <table:table-cell table:formula="of:=([.M489] - MIN([.$M$2:.$M$502])) / (MAX([.$M$2:.$M$502]) - MIN([.$M$2:.$M$502]))" office:value-type="float" office:value="0.00438996107015655" calcext:value-type="float">
            <text:p>0,00438996107015655</text:p>
          </table:table-cell>
          <table:table-cell table:number-columns-repeated="12"/>
          <table:table-cell table:formula="of:=IF([.P489:.P98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float" office:value="4.71" calcext:value-type="float">
            <text:p>4,71</text:p>
          </table:table-cell>
          <table:table-cell table:number-columns-repeated="2"/>
          <table:table-cell table:formula="of:=([.M490] - MIN([.$M$2:.$M$502])) / (MAX([.$M$2:.$M$502]) - MIN([.$M$2:.$M$502]))" office:value-type="float" office:value="0.00414147270769486" calcext:value-type="float">
            <text:p>0,00414147270769486</text:p>
          </table:table-cell>
          <table:table-cell table:number-columns-repeated="12"/>
          <table:table-cell table:formula="of:=IF([.P490:.P98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float" office:value="4.69" calcext:value-type="float">
            <text:p>4,69</text:p>
          </table:table-cell>
          <table:table-cell table:number-columns-repeated="2"/>
          <table:table-cell table:formula="of:=([.M491] - MIN([.$M$2:.$M$502])) / (MAX([.$M$2:.$M$502]) - MIN([.$M$2:.$M$502]))" office:value-type="float" office:value="0.00397581379938707" calcext:value-type="float">
            <text:p>0,00397581379938707</text:p>
          </table:table-cell>
          <table:table-cell table:number-columns-repeated="12"/>
          <table:table-cell table:formula="of:=IF([.P491:.P99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float" office:value="4.68" calcext:value-type="float">
            <text:p>4,68</text:p>
          </table:table-cell>
          <table:table-cell table:number-columns-repeated="2"/>
          <table:table-cell table:formula="of:=([.M492] - MIN([.$M$2:.$M$502])) / (MAX([.$M$2:.$M$502]) - MIN([.$M$2:.$M$502]))" office:value-type="float" office:value="0.00389298434523316" calcext:value-type="float">
            <text:p>0,00389298434523316</text:p>
          </table:table-cell>
          <table:table-cell table:number-columns-repeated="12"/>
          <table:table-cell table:formula="of:=IF([.P492:.P991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float" office:value="4.57" calcext:value-type="float">
            <text:p>4,57</text:p>
          </table:table-cell>
          <table:table-cell table:number-columns-repeated="2"/>
          <table:table-cell table:formula="of:=([.M493] - MIN([.$M$2:.$M$502])) / (MAX([.$M$2:.$M$502]) - MIN([.$M$2:.$M$502]))" office:value-type="float" office:value="0.0029818603495403" calcext:value-type="float">
            <text:p>0,0029818603495403</text:p>
          </table:table-cell>
          <table:table-cell table:number-columns-repeated="12"/>
          <table:table-cell table:formula="of:=IF([.P493:.P992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,52</text:p>
          </table:table-cell>
          <table:table-cell table:number-columns-repeated="2"/>
          <table:table-cell table:formula="of:=([.M494] - MIN([.$M$2:.$M$502])) / (MAX([.$M$2:.$M$502]) - MIN([.$M$2:.$M$502]))" office:value-type="float" office:value="0.00256771307877081" calcext:value-type="float">
            <text:p>0,00256771307877081</text:p>
          </table:table-cell>
          <table:table-cell table:number-columns-repeated="12"/>
          <table:table-cell table:formula="of:=IF([.P494:.P993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495] - MIN([.$M$2:.$M$502])) / (MAX([.$M$2:.$M$502]) - MIN([.$M$2:.$M$502]))" office:value-type="float" office:value="0.00240205417046302" calcext:value-type="float">
            <text:p>0,00240205417046302</text:p>
          </table:table-cell>
          <table:table-cell table:number-columns-repeated="12"/>
          <table:table-cell table:formula="of:=IF([.P495:.P994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float" office:value="4.46" calcext:value-type="float">
            <text:p>4,46</text:p>
          </table:table-cell>
          <table:table-cell table:number-columns-repeated="2"/>
          <table:table-cell table:formula="of:=([.M496] - MIN([.$M$2:.$M$502])) / (MAX([.$M$2:.$M$502]) - MIN([.$M$2:.$M$502]))" office:value-type="float" office:value="0.00207073635384743" calcext:value-type="float">
            <text:p>0,00207073635384743</text:p>
          </table:table-cell>
          <table:table-cell table:number-columns-repeated="12"/>
          <table:table-cell table:formula="of:=IF([.P496:.P995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97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12"/>
          <table:table-cell table:formula="of:=IF([.P497:.P996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98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12"/>
          <table:table-cell table:formula="of:=IF([.P498:.P997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float" office:value="4.39" calcext:value-type="float">
            <text:p>4,39</text:p>
          </table:table-cell>
          <table:table-cell table:number-columns-repeated="2"/>
          <table:table-cell table:formula="of:=([.M499] - MIN([.$M$2:.$M$502])) / (MAX([.$M$2:.$M$502]) - MIN([.$M$2:.$M$502]))" office:value-type="float" office:value="0.00149093017477015" calcext:value-type="float">
            <text:p>0,00149093017477015</text:p>
          </table:table-cell>
          <table:table-cell table:number-columns-repeated="12"/>
          <table:table-cell table:formula="of:=IF([.P499:.P998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table:formula="of:=([.M500] - MIN([.$M$2:.$M$502])) / (MAX([.$M$2:.$M$502]) - MIN([.$M$2:.$M$502]))" office:value-type="float" office:value="0.000745465087385073" calcext:value-type="float">
            <text:p>0,000745465087385073</text:p>
          </table:table-cell>
          <table:table-cell table:number-columns-repeated="12"/>
          <table:table-cell table:formula="of:=IF([.P500:.P999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,27</text:p>
          </table:table-cell>
          <table:table-cell table:number-columns-repeated="2"/>
          <table:table-cell table:formula="of:=([.M501] - MIN([.$M$2:.$M$502])) / (MAX([.$M$2:.$M$502]) - MIN([.$M$2:.$M$502]))" office:value-type="float" office:value="0.00049697672492338" calcext:value-type="float">
            <text:p>0,00049697672492338</text:p>
          </table:table-cell>
          <table:table-cell table:number-columns-repeated="12"/>
          <table:table-cell table:formula="of:=IF([.P501:.P1000] &gt; 0.5)" office:value-type="boolean" office:boolean-value="false" calcext:value-type="boolean">
            <text:p>FAUX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table:formula="of:=([.M502] - MIN([.$M$2:.$M$502])) / (MAX([.$M$2:.$M$502]) - MIN([.$M$2:.$M$502]))" office:value-type="float" office:value="0" calcext:value-type="float">
            <text:p>0</text:p>
          </table:table-cell>
          <table:table-cell table:number-columns-repeated="12"/>
          <table:table-cell table:formula="of:=IF([.P502:.P1001] &gt; 0.5)" office:value-type="boolean" office:boolean-value="false" calcext:value-type="boolean">
            <text:p>FAUX</text:p>
          </table:table-cell>
        </table:table-row>
        <table:table-row table:style-name="ro1">
          <table:table-cell table:number-columns-repeated="29"/>
        </table:table-row>
      </table:table>
      <table:table table:name="Pivot Table_charcot_analyses_1" table:style-name="ta1">
        <table:shapes>
          <draw:frame draw:z-index="0" draw:style-name="gr7" draw:text-style-name="P2" svg:width="13.488cm" svg:height="12.171cm" svg:x="7.421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4"/>
        <table:table-column table:style-name="co13" table:default-cell-style-name="ce8"/>
        <table:table-column table:style-name="co13" table:default-cell-style-name="ce19"/>
        <table:table-row table:style-name="ro1">
          <table:table-cell table:style-name="ce2" office:value-type="string" calcext:value-type="string">
            <text:p>pattern</text:p>
          </table:table-cell>
          <table:table-cell table:style-name="ce6" office:value-type="string" calcext:value-type="string">
            <text:p>Count - pattern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51" calcext:value-type="float">
            <text:p>151</text:p>
          </table:table-cell>
          <table:table-cell table:formula="of:=([.$B2]/[.$B$8])*100" office:value-type="float" office:value="30.1397205588822" calcext:value-type="float">
            <text:p>30,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B3]/[.$B$8])*100" office:value-type="float" office:value="52.0958083832335" calcext:value-type="float">
            <text:p>52,1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B4]/[.$B$8])*100" office:value-type="float" office:value="14.5708582834331" calcext:value-type="float">
            <text:p>14,57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B5]/[.$B$8])*100" office:value-type="float" office:value="0.598802395209581" calcext:value-type="float">
            <text:p>0,6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B6]/[.$B$8])*100" office:value-type="float" office:value="2.39520958083832" calcext:value-type="float">
            <text:p>2,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9" office:value-type="float" office:value="1" calcext:value-type="float">
            <text:p>1</text:p>
          </table:table-cell>
          <table:table-cell table:formula="of:=([.$B7]/[.$B$8])*100" office:value-type="float" office:value="0.199600798403194" calcext:value-type="float">
            <text:p>0,20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20" office:value-type="float" office:value="501" calcext:value-type="float">
            <text:p>501</text:p>
          </table:table-cell>
          <table:table-cell table:formula="of:=([.$B8]/[.$B$8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charcot_analyses.A1:charcot_analyses.P502" table:display-filter-buttons="true">
          <table:sort>
            <table:sort-by table:field-number="1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harcot_analyses_1'.A1:'Pivot Table_charcot_analyses_1'.B8" table:buttons="'Pivot Table_charcot_analyses_1'.A1" table:show-filter-button="false" table:drill-down-on-double-click="false">
          <table:source-cell-range table:cell-range-address="charcot_analyses.G1:charcot_analyses.G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6:13:16.414732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7T19:20:56.613545533</dc:date>
    <meta:editing-duration>PT12H50M45S</meta:editing-duration>
    <meta:editing-cycles>15</meta:editing-cycles>
    <meta:document-statistic meta:table-count="2" meta:cell-count="7570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89cm" svg:height="12.172cm" xlink:href=".." xlink:type="simple" loext:data-pilot-source="DataPilot1" chart:class="chart:bar" chart:style-name="ch1">
        <chart:title svg:x="1.585cm" svg:y="0.378cm" chart:style-name="ch2">
          <text:p>Répartition des parties du discours constituant les termes médicaux</text:p>
        </chart:title>
        <chart:subtitle svg:x="5.343cm" svg:y="1.938cm" chart:style-name="ch3">
          <text:p><text:span text:style-name="T1">Corpus Charcot</text:span></text:p>
        </chart:subtitle>
        <chart:plot-area chart:style-name="ch4" table:cell-range-address="PivotChart" chart:data-source-has-labels="column" svg:x="1.25cm" svg:y="2.834cm" svg:width="11.97cm" svg:height="7.244cm">
          <chart:coordinate-region svg:x="2.102cm" svg:y="3.036cm" svg:width="11.118cm" svg:height="6.392cm"/>
          <chart:axis chart:dimension="x" chart:name="primary-x" chart:style-name="ch5" chartooo:axis-type="auto">
            <chartooo:date-scale/>
            <chart:title svg:x="5.897cm" svg:y="10.321cm" chart:style-name="ch6">
              <text:p><text:span text:style-name="T2">Partie du discours</text:span></text:p>
            </chart:title>
            <chart:categories table:cell-range-address="PT@categories"/>
          </chart:axis>
          <chart:axis chart:dimension="y" chart:name="primary-y" chart:style-name="ch7">
            <chart:title svg:x="0.451cm" svg:y="7.883cm" chart:style-name="ch8">
              <text:p><text:span text:style-name="T2">Fréquence absolue</text:span>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151">
                <text:p>15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729fc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5cm" svg:stroke-color="#00a933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0000"/>
    </style:style>
    <style:style style:name="ch12" style:family="chart">
      <style:graphic-properties svg:stroke-width="0.05cm" svg:stroke-color="#00a93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svg:stroke-width="0.1cm" svg:stroke-color="#729fcf" draw:fill-color="#729fcf"/>
      <style:text-properties fo:font-size="10pt" style:font-size-asian="10pt" style:font-size-complex="10pt"/>
    </style:style>
    <style:style style:name="ch15" style:family="chart">
      <style:graphic-properties svg:stroke-width="0.05cm" svg:stroke-color="#729fcf"/>
    </style:style>
    <style:style style:name="ch16" style:family="chart">
      <style:graphic-properties svg:stroke-width="0.05cm" svg:stroke-color="#729fcf"/>
    </style:style>
    <style:style style:name="ch17" style:family="chart">
      <style:chart-properties chart:solid-type="cuboid" chart:symbol-type="named-symbol" chart:symbol-name="diamond" chart:symbol-width="0cm" chart:symbol-height="0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612cm" svg:height="8.056cm" xlink:href=".." xlink:type="simple" chart:class="chart:scatter" chart:style-name="ch1">
        <chart:legend chart:legend-position="end" svg:x="11.207cm" svg:y="2.725cm" style:legend-expansion="high" chart:style-name="ch2"/>
        <chart:plot-area chart:style-name="ch3" table:cell-range-address="charcot_analyses.J1:charcot_analyses.J502 charcot_analyses.P1:charcot_analyses.P502 charcot_analyses.AB2:charcot_analyses.AB3" chart:data-source-has-labels="row" svg:x="1.293cm" svg:y="0.161cm" svg:width="9.602cm" svg:height="6.783cm">
          <chart:coordinate-region svg:x="2.044cm" svg:y="0.362cm" svg:width="8.449cm" svg:height="5.932cm"/>
          <chart:axis chart:dimension="x" chart:name="primary-x" chart:style-name="ch4">
            <chart:title svg:x="4.863cm" svg:y="7.105cm" chart:style-name="ch5">
              <text:p><text:span text:style-name="T1">Fréquence brute</text:span></text:p>
            </chart:title>
          </chart:axis>
          <chart:axis chart:dimension="y" chart:name="primary-y" chart:style-name="ch6">
            <chart:title svg:x="0.451cm" svg:y="4.116cm" chart:style-name="ch7">
              <text:p><text:span text:style-name="T1">TF-IDF</text:span></text:p>
            </chart:title>
            <chart:grid chart:style-name="ch8" chart:class="major"/>
          </chart:axis>
          <chart:series chart:style-name="ch9" chart:values-cell-range-address="charcot_analyses.P2:charcot_analyses.P502" chart:label-cell-address="charcot_analyses.P1:charcot_analyses.P1" chart:class="chart:scatter">
            <chart:domain table:cell-range-address="charcot_analyses.J2:charcot_analyses.J502"/>
            <chart:mean-value chart:style-name="ch10"/>
            <chart:regression-curve chart:style-name="ch11">
              <chart:equation chart:display-equation="false" chart:display-r-square="true"/>
            </chart:regression-curve>
            <chart:regression-curve chart:style-name="ch12"/>
            <chart:data-point chart:repeated="115"/>
            <chart:data-point chart:style-name="ch13"/>
            <chart:data-point chart:repeated="385"/>
          </chart:series>
          <chart:series chart:style-name="ch14" chart:values-cell-range-address="charcot_analyses.AB2:charcot_analyses.AB3" chart:class="chart:scatter">
            <chart:domain table:cell-range-address="charcot_analyses.AA2:charcot_analyses.AA3"/>
            <chart:mean-value chart:style-name="ch15"/>
            <chart:regression-curve chart:style-name="ch16"/>
            <chart:data-point chart:style-name="ch17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rm_tfIdf</text:p>
                <draw:g>
                  <svg:desc>charcot_analyses.P1:charcot_analyses.P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6">
                <text:p>8496</text:p>
                <draw:g>
                  <svg:desc>charcot_analyses.J2:charcot_analyses.J502</svg:desc>
                </draw:g>
              </table:table-cell>
              <table:table-cell office:value-type="float" office:value="1">
                <text:p>1</text:p>
                <draw:g>
                  <svg:desc>charcot_analyses.P2:charcot_analyses.P502</svg:desc>
                </draw:g>
              </table:table-cell>
              <table:table-cell office:value-type="float" office:value="0">
                <text:p>0</text:p>
                <draw:g>
                  <svg:desc>charcot_analyses.AA2:charcot_analyses.AA3</svg:desc>
                </draw:g>
              </table:table-cell>
              <table:table-cell office:value-type="float" office:value="0.044396587">
                <text:p>0.044396587</text:p>
                <draw:g>
                  <svg:desc>charcot_analyses.AB2:charcot_analyses.A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4">
                <text:p>6584</text:p>
              </table:table-cell>
              <table:table-cell office:value-type="float" office:value="0.767083574919241">
                <text:p>0.767083574919241</text:p>
              </table:table-cell>
              <table:table-cell office:value-type="float" office:value="NaN">
                <text:p>NaN</text:p>
              </table:table-cell>
              <table:table-cell office:value-type="float" office:value="0.044396587">
                <text:p>0.044396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0">
                <text:p>6040</text:p>
              </table:table-cell>
              <table:table-cell office:value-type="float" office:value="0.700820011596124">
                <text:p>0.70082001159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0">
                <text:p>5770</text:p>
              </table:table-cell>
              <table:table-cell office:value-type="float" office:value="0.689223888014578">
                <text:p>0.68922388801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78">
                <text:p>5778</text:p>
              </table:table-cell>
              <table:table-cell office:value-type="float" office:value="0.668930671746873">
                <text:p>0.66893067174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95">
                <text:p>5695</text:p>
              </table:table-cell>
              <table:table-cell office:value-type="float" office:value="0.658825478340098">
                <text:p>0.65882547834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6">
                <text:p>4636</text:p>
              </table:table-cell>
              <table:table-cell office:value-type="float" office:value="0.594632651370828">
                <text:p>0.59463265137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61">
                <text:p>4761</text:p>
              </table:table-cell>
              <table:table-cell office:value-type="float" office:value="0.58129710925205">
                <text:p>0.5812971092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0">
                <text:p>5010</text:p>
              </table:table-cell>
              <table:table-cell office:value-type="float" office:value="0.575416218007123">
                <text:p>0.57541621800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6">
                <text:p>286</text:p>
              </table:table-cell>
              <table:table-cell office:value-type="float" office:value="0.557359397001574">
                <text:p>0.55735939700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0">
                <text:p>4440</text:p>
              </table:table-cell>
              <table:table-cell office:value-type="float" office:value="0.530936801126481">
                <text:p>0.53093680112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1">
                <text:p>3591</text:p>
              </table:table-cell>
              <table:table-cell office:value-type="float" office:value="0.477925950467986">
                <text:p>0.47792595046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47">
                <text:p>3947</text:p>
              </table:table-cell>
              <table:table-cell office:value-type="float" office:value="0.453077114221817">
                <text:p>0.45307711422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27">
                <text:p>3827</text:p>
              </table:table-cell>
              <table:table-cell office:value-type="float" office:value="0.452828625859356">
                <text:p>0.45282862585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57">
                <text:p>3457</text:p>
              </table:table-cell>
              <table:table-cell office:value-type="float" office:value="0.442392114635965">
                <text:p>0.44239211463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2">
                <text:p>3322</text:p>
              </table:table-cell>
              <table:table-cell office:value-type="float" office:value="0.40892901515779">
                <text:p>0.4089290151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6">
                <text:p>3606</text:p>
              </table:table-cell>
              <table:table-cell office:value-type="float" office:value="0.404373395179326">
                <text:p>0.40437339517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5">
                <text:p>3395</text:p>
              </table:table-cell>
              <table:table-cell office:value-type="float" office:value="0.378696264391618">
                <text:p>0.37869626439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6">
                <text:p>3096</text:p>
              </table:table-cell>
              <table:table-cell office:value-type="float" office:value="0.365857698997764">
                <text:p>0.36585769899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">
                <text:p>290</text:p>
              </table:table-cell>
              <table:table-cell office:value-type="float" office:value="0.365443551726994">
                <text:p>0.36544355172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73">
                <text:p>2973</text:p>
              </table:table-cell>
              <table:table-cell office:value-type="float" office:value="0.35600099395345">
                <text:p>0.3560009939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7">
                <text:p>3207</text:p>
              </table:table-cell>
              <table:table-cell office:value-type="float" office:value="0.355752505590988">
                <text:p>0.35575250559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7">
                <text:p>3167</text:p>
              </table:table-cell>
              <table:table-cell office:value-type="float" office:value="0.350865567795908">
                <text:p>0.35086556779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3">
                <text:p>2733</text:p>
              </table:table-cell>
              <table:table-cell office:value-type="float" office:value="0.348794831442061">
                <text:p>0.34879483144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33">
                <text:p>2933</text:p>
              </table:table-cell>
              <table:table-cell office:value-type="float" office:value="0.34473618818852">
                <text:p>0.3447361881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0">
                <text:p>3010</text:p>
              </table:table-cell>
              <table:table-cell office:value-type="float" office:value="0.342913940197134">
                <text:p>0.34291394019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4">
                <text:p>3074</text:p>
              </table:table-cell>
              <table:table-cell office:value-type="float" office:value="0.339600762030978">
                <text:p>0.33960076203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6">
                <text:p>3036</text:p>
              </table:table-cell>
              <table:table-cell office:value-type="float" office:value="0.33496231259836">
                <text:p>0.3349623125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7">
                <text:p>2967</text:p>
              </table:table-cell>
              <table:table-cell office:value-type="float" office:value="0.331897622794666">
                <text:p>0.33189762279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3">
                <text:p>2963</text:p>
              </table:table-cell>
              <table:table-cell office:value-type="float" office:value="0.331400646069742">
                <text:p>0.33140064606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75">
                <text:p>2675</text:p>
              </table:table-cell>
              <table:table-cell office:value-type="float" office:value="0.328335956266048">
                <text:p>0.32833595626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4">
                <text:p>2614</text:p>
              </table:table-cell>
              <table:table-cell office:value-type="float" office:value="0.320053010850659">
                <text:p>0.32005301085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91">
                <text:p>2691</text:p>
              </table:table-cell>
              <table:table-cell office:value-type="float" office:value="0.318893398492504">
                <text:p>0.31889339849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1">
                <text:p>2761</text:p>
              </table:table-cell>
              <table:table-cell office:value-type="float" office:value="0.311604406526961">
                <text:p>0.31160440652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6">
                <text:p>2676</text:p>
              </table:table-cell>
              <table:table-cell office:value-type="float" office:value="0.301002236395262">
                <text:p>0.30100223639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7">
                <text:p>2567</text:p>
              </table:table-cell>
              <table:table-cell office:value-type="float" office:value="0.287252547005715">
                <text:p>0.28725254700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4">
                <text:p>2404</text:p>
              </table:table-cell>
              <table:table-cell office:value-type="float" office:value="0.286258593555868">
                <text:p>0.28625859355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6">
                <text:p>2476</text:p>
              </table:table-cell>
              <table:table-cell office:value-type="float" office:value="0.285595957922637">
                <text:p>0.2855959579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9">
                <text:p>2579</text:p>
              </table:table-cell>
              <table:table-cell office:value-type="float" office:value="0.279300919406941">
                <text:p>0.27930091940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8">
                <text:p>2518</text:p>
              </table:table-cell>
              <table:table-cell office:value-type="float" office:value="0.276401888511555">
                <text:p>0.27640188851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4">
                <text:p>994</text:p>
              </table:table-cell>
              <table:table-cell office:value-type="float" office:value="0.270024020541705">
                <text:p>0.2700240205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90">
                <text:p>1890</text:p>
              </table:table-cell>
              <table:table-cell office:value-type="float" office:value="0.249730804274">
                <text:p>0.24973080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8">
                <text:p>2298</text:p>
              </table:table-cell>
              <table:table-cell office:value-type="float" office:value="0.245009525387228">
                <text:p>0.24500952538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8">
                <text:p>2238</text:p>
              </table:table-cell>
              <table:table-cell office:value-type="float" office:value="0.241779176675226">
                <text:p>0.24177917667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25">
                <text:p>2225</text:p>
              </table:table-cell>
              <table:table-cell office:value-type="float" office:value="0.236146773792761">
                <text:p>0.23614677379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56">
                <text:p>2156</text:p>
              </table:table-cell>
              <table:table-cell office:value-type="float" office:value="0.23167398326845">
                <text:p>0.231673983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2">
                <text:p>2132</text:p>
              </table:table-cell>
              <table:table-cell office:value-type="float" office:value="0.22869212291891">
                <text:p>0.228692122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1">
                <text:p>1971</text:p>
              </table:table-cell>
              <table:table-cell office:value-type="float" office:value="0.224302161848753">
                <text:p>0.22430216184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5">
                <text:p>2115</text:p>
              </table:table-cell>
              <table:table-cell office:value-type="float" office:value="0.222728402219829">
                <text:p>0.2227284022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2">
                <text:p>1822</text:p>
              </table:table-cell>
              <table:table-cell office:value-type="float" office:value="0.20467158121428">
                <text:p>0.2046715812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2">
                <text:p>1832</text:p>
              </table:table-cell>
              <table:table-cell office:value-type="float" office:value="0.202269527043817">
                <text:p>0.20226952704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6">
                <text:p>1946</text:p>
              </table:table-cell>
              <table:table-cell office:value-type="float" office:value="0.202186697589663">
                <text:p>0.20218669758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70">
                <text:p>1770</text:p>
              </table:table-cell>
              <table:table-cell office:value-type="float" office:value="0.201606891410586">
                <text:p>0.20160689141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3">
                <text:p>1423</text:p>
              </table:table-cell>
              <table:table-cell office:value-type="float" office:value="0.200861426323201">
                <text:p>0.20086142632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40">
                <text:p>1840</text:p>
              </table:table-cell>
              <table:table-cell office:value-type="float" office:value="0.199618984510892">
                <text:p>0.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6">
                <text:p>1856</text:p>
              </table:table-cell>
              <table:table-cell office:value-type="float" office:value="0.198045224881968">
                <text:p>0.19804522488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4">
                <text:p>1654</text:p>
              </table:table-cell>
              <table:table-cell office:value-type="float" office:value="0.193489604903504">
                <text:p>0.19348960490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0">
                <text:p>1790</text:p>
              </table:table-cell>
              <table:table-cell office:value-type="float" office:value="0.193241116541042">
                <text:p>0.19324111654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6">
                <text:p>1816</text:p>
              </table:table-cell>
              <table:table-cell office:value-type="float" office:value="0.193075457632734">
                <text:p>0.19307545763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1">
                <text:p>1871</text:p>
              </table:table-cell>
              <table:table-cell office:value-type="float" office:value="0.19299262817858">
                <text:p>0.1929926281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4">
                <text:p>1814</text:p>
              </table:table-cell>
              <table:table-cell office:value-type="float" office:value="0.192744139816119">
                <text:p>0.19274413981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9">
                <text:p>1479</text:p>
              </table:table-cell>
              <table:table-cell office:value-type="float" office:value="0.191998674728734">
                <text:p>0.19199867472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8">
                <text:p>1748</text:p>
              </table:table-cell>
              <table:table-cell office:value-type="float" office:value="0.187857202021039">
                <text:p>0.18785720202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0">
                <text:p>1770</text:p>
              </table:table-cell>
              <table:table-cell office:value-type="float" office:value="0.187277395841961">
                <text:p>0.18727739584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0">
                <text:p>1490</text:p>
              </table:table-cell>
              <table:table-cell office:value-type="float" office:value="0.18553797730473">
                <text:p>0.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1">
                <text:p>1781</text:p>
              </table:table-cell>
              <table:table-cell office:value-type="float" office:value="0.185289488942268">
                <text:p>0.18528948894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1">
                <text:p>1691</text:p>
              </table:table-cell>
              <table:table-cell office:value-type="float" office:value="0.18065103950965">
                <text:p>0.1806510395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28">
                <text:p>1528</text:p>
              </table:table-cell>
              <table:table-cell office:value-type="float" office:value="0.179657086059803">
                <text:p>0.17965708605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2">
                <text:p>1472</text:p>
              </table:table-cell>
              <table:table-cell office:value-type="float" office:value="0.178994450426572">
                <text:p>0.1789944504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7">
                <text:p>1627</text:p>
              </table:table-cell>
              <table:table-cell office:value-type="float" office:value="0.175681272260416">
                <text:p>0.17568127226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0">
                <text:p>1600</text:p>
              </table:table-cell>
              <table:table-cell office:value-type="float" office:value="0.172202435185952">
                <text:p>0.17220243518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2">
                <text:p>1512</text:p>
              </table:table-cell>
              <table:table-cell office:value-type="float" office:value="0.17046301664872">
                <text:p>0.1704630166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36">
                <text:p>1536</text:p>
              </table:table-cell>
              <table:table-cell office:value-type="float" office:value="0.16706700902841">
                <text:p>0.1670670090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2">
                <text:p>1552</text:p>
              </table:table-cell>
              <table:table-cell office:value-type="float" office:value="0.162925536320716">
                <text:p>0.16292553632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4">
                <text:p>404</text:p>
              </table:table-cell>
              <table:table-cell office:value-type="float" office:value="0.161931582870869">
                <text:p>0.16193158287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">
                <text:p>1540</text:p>
              </table:table-cell>
              <table:table-cell office:value-type="float" office:value="0.161351776691792">
                <text:p>0.16135177669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7">
                <text:p>1547</text:p>
              </table:table-cell>
              <table:table-cell office:value-type="float" office:value="0.159281040337944">
                <text:p>0.15928104033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7">
                <text:p>1347</text:p>
              </table:table-cell>
              <table:table-cell office:value-type="float" office:value="0.154228443634556">
                <text:p>0.15422844363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9">
                <text:p>1359</text:p>
              </table:table-cell>
              <table:table-cell office:value-type="float" office:value="0.149672823656092">
                <text:p>0.14967282365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1">
                <text:p>1461</text:p>
              </table:table-cell>
              <table:table-cell office:value-type="float" office:value="0.148513211297938">
                <text:p>0.148513211297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9">
                <text:p>729</text:p>
              </table:table-cell>
              <table:table-cell office:value-type="float" office:value="0.148099064027168">
                <text:p>0.14809906402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2">
                <text:p>1442</text:p>
              </table:table-cell>
              <table:table-cell office:value-type="float" office:value="0.146111157127475">
                <text:p>0.14611115712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6">
                <text:p>1416</text:p>
              </table:table-cell>
              <table:table-cell office:value-type="float" office:value="0.145531350948397">
                <text:p>0.14553135094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2">
                <text:p>1432</text:p>
              </table:table-cell>
              <table:table-cell office:value-type="float" office:value="0.144868715315166">
                <text:p>0.14486871531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0">
                <text:p>1380</text:p>
              </table:table-cell>
              <table:table-cell office:value-type="float" office:value="0.143709102957012">
                <text:p>0.14370910295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2">
                <text:p>1442</text:p>
              </table:table-cell>
              <table:table-cell office:value-type="float" office:value="0.140810072061625">
                <text:p>0.14081007206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2">
                <text:p>1332</text:p>
              </table:table-cell>
              <table:table-cell office:value-type="float" office:value="0.140230265882548">
                <text:p>0.14023026588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0">
                <text:p>1350</text:p>
              </table:table-cell>
              <table:table-cell office:value-type="float" office:value="0.139816118611778">
                <text:p>0.13981611861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6">
                <text:p>1376</text:p>
              </table:table-cell>
              <table:table-cell office:value-type="float" office:value="0.137828211712085">
                <text:p>0.13782821171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8">
                <text:p>888</text:p>
              </table:table-cell>
              <table:table-cell office:value-type="float" office:value="0.136171622629007">
                <text:p>0.13617162262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0">
                <text:p>1360</text:p>
              </table:table-cell>
              <table:table-cell office:value-type="float" office:value="0.135840304812391">
                <text:p>0.1358403048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46">
                <text:p>1246</text:p>
              </table:table-cell>
              <table:table-cell office:value-type="float" office:value="0.134349374637621">
                <text:p>0.13434937463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5">
                <text:p>1385</text:p>
              </table:table-cell>
              <table:table-cell office:value-type="float" office:value="0.133852397912698">
                <text:p>0.13385239791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6">
                <text:p>1336</text:p>
              </table:table-cell>
              <table:table-cell office:value-type="float" office:value="0.132775615008697">
                <text:p>0.13277561500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2">
                <text:p>1232</text:p>
              </table:table-cell>
              <table:table-cell office:value-type="float" office:value="0.132444297192081">
                <text:p>0.13244429719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1">
                <text:p>1091</text:p>
              </table:table-cell>
              <table:table-cell office:value-type="float" office:value="0.132444297192081">
                <text:p>0.13244429719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9">
                <text:p>1169</text:p>
              </table:table-cell>
              <table:table-cell office:value-type="float" office:value="0.132112979375466">
                <text:p>0.13211297937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9">
                <text:p>1289</text:p>
              </table:table-cell>
              <table:table-cell office:value-type="float" office:value="0.131947320467158">
                <text:p>0.13194732046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3">
                <text:p>1273</text:p>
              </table:table-cell>
              <table:table-cell office:value-type="float" office:value="0.129876584113311">
                <text:p>0.12987658411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5">
                <text:p>1305</text:p>
              </table:table-cell>
              <table:table-cell office:value-type="float" office:value="0.128882630663464">
                <text:p>0.12888263066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3">
                <text:p>1143</text:p>
              </table:table-cell>
              <table:table-cell office:value-type="float" office:value="0.128385653938541">
                <text:p>0.12838565393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9">
                <text:p>1299</text:p>
              </table:table-cell>
              <table:table-cell office:value-type="float" office:value="0.128137165576079">
                <text:p>0.12813716557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9">
                <text:p>1059</text:p>
              </table:table-cell>
              <table:table-cell office:value-type="float" office:value="0.127557359397002">
                <text:p>0.12755735939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1">
                <text:p>1221</text:p>
              </table:table-cell>
              <table:table-cell office:value-type="float" office:value="0.125652281951462">
                <text:p>0.12565228195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4">
                <text:p>1214</text:p>
              </table:table-cell>
              <table:table-cell office:value-type="float" office:value="0.124741157955769">
                <text:p>0.12474115795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5">
                <text:p>635</text:p>
              </table:table-cell>
              <table:table-cell office:value-type="float" office:value="0.124492669593307">
                <text:p>0.12449266959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8">
                <text:p>1168</text:p>
              </table:table-cell>
              <table:table-cell office:value-type="float" office:value="0.123747204505922">
                <text:p>0.12374720450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9">
                <text:p>1279</text:p>
              </table:table-cell>
              <table:table-cell office:value-type="float" office:value="0.123250227780999">
                <text:p>0.1232502277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">
                <text:p>281</text:p>
              </table:table-cell>
              <table:table-cell office:value-type="float" office:value="0.120268367431459">
                <text:p>0.12026836743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1">
                <text:p>1231</text:p>
              </table:table-cell>
              <table:table-cell office:value-type="float" office:value="0.119605731798227">
                <text:p>0.119605731798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1">
                <text:p>1201</text:p>
              </table:table-cell>
              <table:table-cell office:value-type="float" office:value="0.118197631077611">
                <text:p>0.11819763107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4">
                <text:p>1034</text:p>
              </table:table-cell>
              <table:table-cell office:value-type="float" office:value="0.118031972169303">
                <text:p>0.11803197216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4">
                <text:p>1144</text:p>
              </table:table-cell>
              <table:table-cell office:value-type="float" office:value="0.117949142715149">
                <text:p>0.1179491427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7">
                <text:p>1217</text:p>
              </table:table-cell>
              <table:table-cell office:value-type="float" office:value="0.117866313260996">
                <text:p>0.11786631326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3">
                <text:p>1123</text:p>
              </table:table-cell>
              <table:table-cell office:value-type="float" office:value="0.117617824898534">
                <text:p>0.1176178248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9">
                <text:p>939</text:p>
              </table:table-cell>
              <table:table-cell office:value-type="float" office:value="0.117617824898534">
                <text:p>0.1176178248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4">
                <text:p>1224</text:p>
              </table:table-cell>
              <table:table-cell office:value-type="float" office:value="0.116458212540379">
                <text:p>0.11645821254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7">
                <text:p>1167</text:p>
              </table:table-cell>
              <table:table-cell office:value-type="float" office:value="0.116126894723764">
                <text:p>0.11612689472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4">
                <text:p>1184</text:p>
              </table:table-cell>
              <table:table-cell office:value-type="float" office:value="0.11604406526961">
                <text:p>0.1160440652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0">
                <text:p>1050</text:p>
              </table:table-cell>
              <table:table-cell office:value-type="float" office:value="0.115050111819763">
                <text:p>0.11505011181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8">
                <text:p>1208</text:p>
              </table:table-cell>
              <table:table-cell office:value-type="float" office:value="0.114470305640686">
                <text:p>0.11447030564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3">
                <text:p>1223</text:p>
              </table:table-cell>
              <table:table-cell office:value-type="float" office:value="0.11413898782407">
                <text:p>0.114138987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6">
                <text:p>1156</text:p>
              </table:table-cell>
              <table:table-cell office:value-type="float" office:value="0.112399569286838">
                <text:p>0.11239956928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80">
                <text:p>1080</text:p>
              </table:table-cell>
              <table:table-cell office:value-type="float" office:value="0.111736933653607">
                <text:p>0.11173693365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0">
                <text:p>1120</text:p>
              </table:table-cell>
              <table:table-cell office:value-type="float" office:value="0.110080344570529">
                <text:p>0.11008034457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8">
                <text:p>1148</text:p>
              </table:table-cell>
              <table:table-cell office:value-type="float" office:value="0.109169220574836">
                <text:p>0.10916922057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0">
                <text:p>1130</text:p>
              </table:table-cell>
              <table:table-cell office:value-type="float" office:value="0.109086391120683">
                <text:p>0.10908639112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0">
                <text:p>1060</text:p>
              </table:table-cell>
              <table:table-cell office:value-type="float" office:value="0.109086391120683">
                <text:p>0.10908639112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6">
                <text:p>1106</text:p>
              </table:table-cell>
              <table:table-cell office:value-type="float" office:value="0.108258096579144">
                <text:p>0.108258096579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3">
                <text:p>1033</text:p>
              </table:table-cell>
              <table:table-cell office:value-type="float" office:value="0.10776111985422">
                <text:p>0.1077611198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2">
                <text:p>1132</text:p>
              </table:table-cell>
              <table:table-cell office:value-type="float" office:value="0.107181313675143">
                <text:p>0.10718131367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7">
                <text:p>1107</text:p>
              </table:table-cell>
              <table:table-cell office:value-type="float" office:value="0.106187360225296">
                <text:p>0.10618736022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1">
                <text:p>1131</text:p>
              </table:table-cell>
              <table:table-cell office:value-type="float" office:value="0.104944918412988">
                <text:p>0.10494491841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3">
                <text:p>1063</text:p>
              </table:table-cell>
              <table:table-cell office:value-type="float" office:value="0.102708523150832">
                <text:p>0.10270852315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4">
                <text:p>1074</text:p>
              </table:table-cell>
              <table:table-cell office:value-type="float" office:value="0.101963058063447">
                <text:p>0.10196305806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4">
                <text:p>1074</text:p>
              </table:table-cell>
              <table:table-cell office:value-type="float" office:value="0.0998923217095999">
                <text:p>0.09989232170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6">
                <text:p>1016</text:p>
              </table:table-cell>
              <table:table-cell office:value-type="float" office:value="0.0987327093514454">
                <text:p>0.098732709351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2">
                <text:p>902</text:p>
              </table:table-cell>
              <table:table-cell office:value-type="float" office:value="0.0961649962726746">
                <text:p>0.096164996272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9">
                <text:p>999</text:p>
              </table:table-cell>
              <table:table-cell office:value-type="float" office:value="0.0944255777354427">
                <text:p>0.094425577735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4">
                <text:p>974</text:p>
              </table:table-cell>
              <table:table-cell office:value-type="float" office:value="0.0931831359231343">
                <text:p>0.093183135923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1">
                <text:p>1041</text:p>
              </table:table-cell>
              <table:table-cell office:value-type="float" office:value="0.0919406941108258">
                <text:p>0.091940694110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5">
                <text:p>305</text:p>
              </table:table-cell>
              <table:table-cell office:value-type="float" office:value="0.0914437173859024">
                <text:p>0.091443717385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9">
                <text:p>899</text:p>
              </table:table-cell>
              <table:table-cell office:value-type="float" office:value="0.0913608879317485">
                <text:p>0.091360887931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7">
                <text:p>867</text:p>
              </table:table-cell>
              <table:table-cell office:value-type="float" office:value="0.0911123995692868">
                <text:p>0.091112399569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0">
                <text:p>940</text:p>
              </table:table-cell>
              <table:table-cell office:value-type="float" office:value="0.0906982522985173">
                <text:p>0.090698252298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3">
                <text:p>1023</text:p>
              </table:table-cell>
              <table:table-cell office:value-type="float" office:value="0.0897042988486706">
                <text:p>0.089704298848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3">
                <text:p>963</text:p>
              </table:table-cell>
              <table:table-cell office:value-type="float" office:value="0.0878820508572848">
                <text:p>0.0878820508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6">
                <text:p>916</text:p>
              </table:table-cell>
              <table:table-cell office:value-type="float" office:value="0.0874679035865154">
                <text:p>0.087467903586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3">
                <text:p>943</text:p>
              </table:table-cell>
              <table:table-cell office:value-type="float" office:value="0.0871365857698998">
                <text:p>0.087136585769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3">
                <text:p>923</text:p>
              </table:table-cell>
              <table:table-cell office:value-type="float" office:value="0.0864739501366686">
                <text:p>0.086473950136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5">
                <text:p>945</text:p>
              </table:table-cell>
              <table:table-cell office:value-type="float" office:value="0.0855628261409757">
                <text:p>0.085562826140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6">
                <text:p>966</text:p>
              </table:table-cell>
              <table:table-cell office:value-type="float" office:value="0.084568872691129">
                <text:p>0.08456887269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5">
                <text:p>785</text:p>
              </table:table-cell>
              <table:table-cell office:value-type="float" office:value="0.0833264308788205">
                <text:p>0.083326430878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0">
                <text:p>870</text:p>
              </table:table-cell>
              <table:table-cell office:value-type="float" office:value="0.0832436014246666">
                <text:p>0.083243601424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2">
                <text:p>812</text:p>
              </table:table-cell>
              <table:table-cell office:value-type="float" office:value="0.0831607719705127">
                <text:p>0.083160771970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0">
                <text:p>850</text:p>
              </table:table-cell>
              <table:table-cell office:value-type="float" office:value="0.0824981363372815">
                <text:p>0.08249813633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9">
                <text:p>919</text:p>
              </table:table-cell>
              <table:table-cell office:value-type="float" office:value="0.0822496479748199">
                <text:p>0.0822496479748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0">
                <text:p>950</text:p>
              </table:table-cell>
              <table:table-cell office:value-type="float" office:value="0.0808415472542036">
                <text:p>0.080841547254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2">
                <text:p>782</text:p>
              </table:table-cell>
              <table:table-cell office:value-type="float" office:value="0.0807587178000497">
                <text:p>0.080758717800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1">
                <text:p>591</text:p>
              </table:table-cell>
              <table:table-cell office:value-type="float" office:value="0.078936469808664">
                <text:p>0.07893646980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6">
                <text:p>916</text:p>
              </table:table-cell>
              <table:table-cell office:value-type="float" office:value="0.0783566636295867">
                <text:p>0.078356663629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52">
                <text:p>852</text:p>
              </table:table-cell>
              <table:table-cell office:value-type="float" office:value="0.0771142218172782">
                <text:p>0.077114221817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2">
                <text:p>702</text:p>
              </table:table-cell>
              <table:table-cell office:value-type="float" office:value="0.0769485629089704">
                <text:p>0.076948562908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5">
                <text:p>845</text:p>
              </table:table-cell>
              <table:table-cell office:value-type="float" office:value="0.0762030978215854">
                <text:p>0.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2">
                <text:p>852</text:p>
              </table:table-cell>
              <table:table-cell office:value-type="float" office:value="0.0753748032800464">
                <text:p>0.075374803280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1">
                <text:p>781</text:p>
              </table:table-cell>
              <table:table-cell office:value-type="float" office:value="0.0747949971009691">
                <text:p>0.07479499710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80">
                <text:p>880</text:p>
              </table:table-cell>
              <table:table-cell office:value-type="float" office:value="0.0738838731052763">
                <text:p>0.073883873105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1">
                <text:p>831</text:p>
              </table:table-cell>
              <table:table-cell office:value-type="float" office:value="0.0726414312929678">
                <text:p>0.072641431292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9">
                <text:p>789</text:p>
              </table:table-cell>
              <table:table-cell office:value-type="float" office:value="0.0722272840221983">
                <text:p>0.072227284022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0">
                <text:p>800</text:p>
              </table:table-cell>
              <table:table-cell office:value-type="float" office:value="0.0719787956597366">
                <text:p>0.071978795659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9">
                <text:p>799</text:p>
              </table:table-cell>
              <table:table-cell office:value-type="float" office:value="0.0718959662055827">
                <text:p>0.071895966205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6">
                <text:p>576</text:p>
              </table:table-cell>
              <table:table-cell office:value-type="float" office:value="0.0711505011181976">
                <text:p>0.071150501118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5">
                <text:p>825</text:p>
              </table:table-cell>
              <table:table-cell office:value-type="float" office:value="0.0702393771225048">
                <text:p>0.070239377122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0">
                <text:p>660</text:p>
              </table:table-cell>
              <table:table-cell office:value-type="float" office:value="0.0702393771225048">
                <text:p>0.070239377122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0.070073718214197">
                <text:p>0.07007371821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1">
                <text:p>671</text:p>
              </table:table-cell>
              <table:table-cell office:value-type="float" office:value="0.0699908887600431">
                <text:p>0.069990888760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9">
                <text:p>729</text:p>
              </table:table-cell>
              <table:table-cell office:value-type="float" office:value="0.069245423672658">
                <text:p>0.06924542367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">
                <text:p>289</text:p>
              </table:table-cell>
              <table:table-cell office:value-type="float" office:value="0.069245423672658">
                <text:p>0.06924542367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5">
                <text:p>725</text:p>
              </table:table-cell>
              <table:table-cell office:value-type="float" office:value="0.0686656174935807">
                <text:p>0.068665617493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1">
                <text:p>811</text:p>
              </table:table-cell>
              <table:table-cell office:value-type="float" office:value="0.0684999585852729">
                <text:p>0.068499958585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0">
                <text:p>720</text:p>
              </table:table-cell>
              <table:table-cell office:value-type="float" office:value="0.0679201524061956">
                <text:p>0.067920152406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9">
                <text:p>729</text:p>
              </table:table-cell>
              <table:table-cell office:value-type="float" office:value="0.0675060051354262">
                <text:p>0.067506005135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1">
                <text:p>761</text:p>
              </table:table-cell>
              <table:table-cell office:value-type="float" office:value="0.0667605400480411">
                <text:p>0.066760540048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4">
                <text:p>784</text:p>
              </table:table-cell>
              <table:table-cell office:value-type="float" office:value="0.0665948811397333">
                <text:p>0.066594881139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6">
                <text:p>806</text:p>
              </table:table-cell>
              <table:table-cell office:value-type="float" office:value="0.0662635633231177">
                <text:p>0.066263563323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4">
                <text:p>364</text:p>
              </table:table-cell>
              <table:table-cell office:value-type="float" office:value="0.0656009276898865">
                <text:p>0.065600927689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9">
                <text:p>749</text:p>
              </table:table-cell>
              <table:table-cell office:value-type="float" office:value="0.065186780419117">
                <text:p>0.06518678041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7">
                <text:p>747</text:p>
              </table:table-cell>
              <table:table-cell office:value-type="float" office:value="0.0649382920566554">
                <text:p>0.06493829205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5">
                <text:p>735</text:p>
              </table:table-cell>
              <table:table-cell office:value-type="float" office:value="0.0649382920566554">
                <text:p>0.06493829205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6">
                <text:p>636</text:p>
              </table:table-cell>
              <table:table-cell office:value-type="float" office:value="0.0645241447858859">
                <text:p>0.064524144785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4">
                <text:p>704</text:p>
              </table:table-cell>
              <table:table-cell office:value-type="float" office:value="0.0639443386068086">
                <text:p>0.063944338606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3">
                <text:p>783</text:p>
              </table:table-cell>
              <table:table-cell office:value-type="float" office:value="0.0633645324277313">
                <text:p>0.063364532427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2">
                <text:p>782</text:p>
              </table:table-cell>
              <table:table-cell office:value-type="float" office:value="0.0632817029735774">
                <text:p>0.0632817029735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4">
                <text:p>284</text:p>
              </table:table-cell>
              <table:table-cell office:value-type="float" office:value="0.0631160440652696">
                <text:p>0.063116044065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79">
                <text:p>779</text:p>
              </table:table-cell>
              <table:table-cell office:value-type="float" office:value="0.0628675557028079">
                <text:p>0.062867555702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9">
                <text:p>759</text:p>
              </table:table-cell>
              <table:table-cell office:value-type="float" office:value="0.0618736022529612">
                <text:p>0.061873602252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2">
                <text:p>752</text:p>
              </table:table-cell>
              <table:table-cell office:value-type="float" office:value="0.0609624782572683">
                <text:p>0.060962478257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8">
                <text:p>688</text:p>
              </table:table-cell>
              <table:table-cell office:value-type="float" office:value="0.0601341837157293">
                <text:p>0.060134183715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3">
                <text:p>733</text:p>
              </table:table-cell>
              <table:table-cell office:value-type="float" office:value="0.0599685248074215">
                <text:p>0.059968524807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1">
                <text:p>651</text:p>
              </table:table-cell>
              <table:table-cell office:value-type="float" office:value="0.0597200364449598">
                <text:p>0.05972003644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">
                <text:p>434</text:p>
              </table:table-cell>
              <table:table-cell office:value-type="float" office:value="0.0597200364449598">
                <text:p>0.05972003644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8">
                <text:p>518</text:p>
              </table:table-cell>
              <table:table-cell office:value-type="float" office:value="0.0583947651784975">
                <text:p>0.058394765178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6">
                <text:p>616</text:p>
              </table:table-cell>
              <table:table-cell office:value-type="float" office:value="0.0578977884535741">
                <text:p>0.057897788453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5">
                <text:p>625</text:p>
              </table:table-cell>
              <table:table-cell office:value-type="float" office:value="0.0575664706369585">
                <text:p>0.057566470636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2">
                <text:p>702</text:p>
              </table:table-cell>
              <table:table-cell office:value-type="float" office:value="0.0574008117286507">
                <text:p>0.057400811728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7">
                <text:p>657</text:p>
              </table:table-cell>
              <table:table-cell office:value-type="float" office:value="0.0574008117286507">
                <text:p>0.057400811728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4">
                <text:p>434</text:p>
              </table:table-cell>
              <table:table-cell office:value-type="float" office:value="0.0573179822744968">
                <text:p>0.057317982274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3">
                <text:p>563</text:p>
              </table:table-cell>
              <table:table-cell office:value-type="float" office:value="0.0565725171871117">
                <text:p>0.056572517187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2">
                <text:p>662</text:p>
              </table:table-cell>
              <table:table-cell office:value-type="float" office:value="0.0564896877329578">
                <text:p>0.056489687732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5">
                <text:p>595</text:p>
              </table:table-cell>
              <table:table-cell office:value-type="float" office:value="0.0564068582788039">
                <text:p>0.056406858278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6">
                <text:p>726</text:p>
              </table:table-cell>
              <table:table-cell office:value-type="float" office:value="0.0562411993704961">
                <text:p>0.056241199370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5">
                <text:p>285</text:p>
              </table:table-cell>
              <table:table-cell office:value-type="float" office:value="0.0559098815538806">
                <text:p>0.05590988155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1">
                <text:p>571</text:p>
              </table:table-cell>
              <table:table-cell office:value-type="float" office:value="0.0543361219249565">
                <text:p>0.054336121924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4">
                <text:p>664</text:p>
              </table:table-cell>
              <table:table-cell office:value-type="float" office:value="0.0538391452000331">
                <text:p>0.053839145200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  <table:table-cell office:value-type="float" office:value="0.0536734862917253">
                <text:p>0.05367348629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2">
                <text:p>512</text:p>
              </table:table-cell>
              <table:table-cell office:value-type="float" office:value="0.0535078273834175">
                <text:p>0.053507827383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3">
                <text:p>693</text:p>
              </table:table-cell>
              <table:table-cell office:value-type="float" office:value="0.0534249979292637">
                <text:p>0.053424997929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9">
                <text:p>639</text:p>
              </table:table-cell>
              <table:table-cell office:value-type="float" office:value="0.0533421684751098">
                <text:p>0.053342168475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7">
                <text:p>607</text:p>
              </table:table-cell>
              <table:table-cell office:value-type="float" office:value="0.0533421684751098">
                <text:p>0.053342168475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6">
                <text:p>276</text:p>
              </table:table-cell>
              <table:table-cell office:value-type="float" office:value="0.0530936801126481">
                <text:p>0.053093680112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3">
                <text:p>643</text:p>
              </table:table-cell>
              <table:table-cell office:value-type="float" office:value="0.0524310444794169">
                <text:p>0.052431044479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">
                <text:p>429</text:p>
              </table:table-cell>
              <table:table-cell office:value-type="float" office:value="0.0517684088461857">
                <text:p>0.051768408846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0">
                <text:p>700</text:p>
              </table:table-cell>
              <table:table-cell office:value-type="float" office:value="0.0516855793920318">
                <text:p>0.051685579392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8">
                <text:p>618</text:p>
              </table:table-cell>
              <table:table-cell office:value-type="float" office:value="0.0504431375797234">
                <text:p>0.050443137579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4">
                <text:p>564</text:p>
              </table:table-cell>
              <table:table-cell office:value-type="float" office:value="0.0500289903089539">
                <text:p>0.050028990308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7">
                <text:p>457</text:p>
              </table:table-cell>
              <table:table-cell office:value-type="float" office:value="0.0492835252215688">
                <text:p>0.049283525221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8">
                <text:p>598</text:p>
              </table:table-cell>
              <table:table-cell office:value-type="float" office:value="0.049117866313261">
                <text:p>0.04911786631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8">
                <text:p>608</text:p>
              </table:table-cell>
              <table:table-cell office:value-type="float" office:value="0.0490350368591071">
                <text:p>0.049035036859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5">
                <text:p>425</text:p>
              </table:table-cell>
              <table:table-cell office:value-type="float" office:value="0.0489522074049532">
                <text:p>0.048952207404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5">
                <text:p>635</text:p>
              </table:table-cell>
              <table:table-cell office:value-type="float" office:value="0.0486208895883376">
                <text:p>0.048620889588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0">
                <text:p>650</text:p>
              </table:table-cell>
              <table:table-cell office:value-type="float" office:value="0.0479582539551064">
                <text:p>0.047958253955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7">
                <text:p>627</text:p>
              </table:table-cell>
              <table:table-cell office:value-type="float" office:value="0.0475441066843369">
                <text:p>0.047544106684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8">
                <text:p>368</text:p>
              </table:table-cell>
              <table:table-cell office:value-type="float" office:value="0.0475441066843369">
                <text:p>0.047544106684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5">
                <text:p>535</text:p>
              </table:table-cell>
              <table:table-cell office:value-type="float" office:value="0.0472127888677214">
                <text:p>0.047212788867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0">
                <text:p>580</text:p>
              </table:table-cell>
              <table:table-cell office:value-type="float" office:value="0.0465501532344902">
                <text:p>0.046550153234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8">
                <text:p>608</text:p>
              </table:table-cell>
              <table:table-cell office:value-type="float" office:value="0.0463844943261824">
                <text:p>0.046384494326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0.0463844943261824">
                <text:p>0.046384494326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1">
                <text:p>421</text:p>
              </table:table-cell>
              <table:table-cell office:value-type="float" office:value="0.0462188354178746">
                <text:p>0.046218835417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1">
                <text:p>411</text:p>
              </table:table-cell>
              <table:table-cell office:value-type="float" office:value="0.0462188354178746">
                <text:p>0.046218835417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5">
                <text:p>575</text:p>
              </table:table-cell>
              <table:table-cell office:value-type="float" office:value="0.045887517601259">
                <text:p>0.04588751760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5">
                <text:p>545</text:p>
              </table:table-cell>
              <table:table-cell office:value-type="float" office:value="0.0457218586929512">
                <text:p>0.045721858692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7">
                <text:p>417</text:p>
              </table:table-cell>
              <table:table-cell office:value-type="float" office:value="0.0454733703304895">
                <text:p>0.04547337033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3">
                <text:p>623</text:p>
              </table:table-cell>
              <table:table-cell office:value-type="float" office:value="0.0444794168806428">
                <text:p>0.044479416880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5">
                <text:p>575</text:p>
              </table:table-cell>
              <table:table-cell office:value-type="float" office:value="0.0444794168806428">
                <text:p>0.044479416880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6">
                <text:p>536</text:p>
              </table:table-cell>
              <table:table-cell office:value-type="float" office:value="0.0443965874264889">
                <text:p>0.044396587426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1">
                <text:p>611</text:p>
              </table:table-cell>
              <table:table-cell office:value-type="float" office:value="0.0442309285181811">
                <text:p>0.044230928518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6">
                <text:p>636</text:p>
              </table:table-cell>
              <table:table-cell office:value-type="float" office:value="0.0437339517932577">
                <text:p>0.043733951793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5">
                <text:p>445</text:p>
              </table:table-cell>
              <table:table-cell office:value-type="float" office:value="0.0435682928849499">
                <text:p>0.043568292884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7">
                <text:p>537</text:p>
              </table:table-cell>
              <table:table-cell office:value-type="float" office:value="0.0431541456141804">
                <text:p>0.043154145614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0">
                <text:p>610</text:p>
              </table:table-cell>
              <table:table-cell office:value-type="float" office:value="0.0428228277975648">
                <text:p>0.042822827797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">
                <text:p>363</text:p>
              </table:table-cell>
              <table:table-cell office:value-type="float" office:value="0.0422430216184875">
                <text:p>0.04224302161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">
                <text:p>520</text:p>
              </table:table-cell>
              <table:table-cell office:value-type="float" office:value="0.0420773627101797">
                <text:p>0.042077362710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">
                <text:p>399</text:p>
              </table:table-cell>
              <table:table-cell office:value-type="float" office:value="0.0419945332560258">
                <text:p>0.041994533256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6">
                <text:p>516</text:p>
              </table:table-cell>
              <table:table-cell office:value-type="float" office:value="0.0414147270769486">
                <text:p>0.04141472707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43">
                <text:p>543</text:p>
              </table:table-cell>
              <table:table-cell office:value-type="float" office:value="0.0413318976227947">
                <text:p>0.041331897622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6">
                <text:p>616</text:p>
              </table:table-cell>
              <table:table-cell office:value-type="float" office:value="0.0412490681686408">
                <text:p>0.041249068168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6">
                <text:p>586</text:p>
              </table:table-cell>
              <table:table-cell office:value-type="float" office:value="0.0410005798061791">
                <text:p>0.041000579806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2">
                <text:p>612</text:p>
              </table:table-cell>
              <table:table-cell office:value-type="float" office:value="0.0407520914437174">
                <text:p>0.040752091443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4">
                <text:p>574</text:p>
              </table:table-cell>
              <table:table-cell office:value-type="float" office:value="0.0405864325354096">
                <text:p>0.040586432535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3">
                <text:p>553</text:p>
              </table:table-cell>
              <table:table-cell office:value-type="float" office:value="0.040255114718794">
                <text:p>0.04025511471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9">
                <text:p>589</text:p>
              </table:table-cell>
              <table:table-cell office:value-type="float" office:value="0.0401722852646401">
                <text:p>0.040172285264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6">
                <text:p>606</text:p>
              </table:table-cell>
              <table:table-cell office:value-type="float" office:value="0.0400066263563323">
                <text:p>0.040006626356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6">
                <text:p>576</text:p>
              </table:table-cell>
              <table:table-cell office:value-type="float" office:value="0.0396753085397167">
                <text:p>0.039675308539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4">
                <text:p>584</text:p>
              </table:table-cell>
              <table:table-cell office:value-type="float" office:value="0.0395096496314089">
                <text:p>0.039509649631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9">
                <text:p>529</text:p>
              </table:table-cell>
              <table:table-cell office:value-type="float" office:value="0.039426820177255">
                <text:p>0.03942682017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4">
                <text:p>554</text:p>
              </table:table-cell>
              <table:table-cell office:value-type="float" office:value="0.0391783318147933">
                <text:p>0.039178331814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5">
                <text:p>585</text:p>
              </table:table-cell>
              <table:table-cell office:value-type="float" office:value="0.0385156961815622">
                <text:p>0.038515696181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6">
                <text:p>576</text:p>
              </table:table-cell>
              <table:table-cell office:value-type="float" office:value="0.0385156961815622">
                <text:p>0.038515696181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">
                <text:p>554</text:p>
              </table:table-cell>
              <table:table-cell office:value-type="float" office:value="0.0379358900024849">
                <text:p>0.03793589000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0">
                <text:p>510</text:p>
              </table:table-cell>
              <table:table-cell office:value-type="float" office:value="0.0379358900024849">
                <text:p>0.03793589000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1">
                <text:p>551</text:p>
              </table:table-cell>
              <table:table-cell office:value-type="float" office:value="0.0376045721858693">
                <text:p>0.037604572185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2">
                <text:p>332</text:p>
              </table:table-cell>
              <table:table-cell office:value-type="float" office:value="0.0375217427317154">
                <text:p>0.037521742731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3">
                <text:p>393</text:p>
              </table:table-cell>
              <table:table-cell office:value-type="float" office:value="0.0374389132775615">
                <text:p>0.037438913277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4">
                <text:p>584</text:p>
              </table:table-cell>
              <table:table-cell office:value-type="float" office:value="0.0373560838234076">
                <text:p>0.037356083823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0">
                <text:p>580</text:p>
              </table:table-cell>
              <table:table-cell office:value-type="float" office:value="0.0368591070984842">
                <text:p>0.036859107098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6">
                <text:p>466</text:p>
              </table:table-cell>
              <table:table-cell office:value-type="float" office:value="0.0366106187360225">
                <text:p>0.036610618736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8">
                <text:p>568</text:p>
              </table:table-cell>
              <table:table-cell office:value-type="float" office:value="0.0364449598277147">
                <text:p>0.03644495982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1">
                <text:p>541</text:p>
              </table:table-cell>
              <table:table-cell office:value-type="float" office:value="0.0362793009194069">
                <text:p>0.03627930091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4">
                <text:p>464</text:p>
              </table:table-cell>
              <table:table-cell office:value-type="float" office:value="0.0362793009194069">
                <text:p>0.036279300919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48">
                <text:p>548</text:p>
              </table:table-cell>
              <table:table-cell office:value-type="float" office:value="0.0360308125569453">
                <text:p>0.036030812556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3">
                <text:p>573</text:p>
              </table:table-cell>
              <table:table-cell office:value-type="float" office:value="0.0359479831027914">
                <text:p>0.03594798310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3">
                <text:p>513</text:p>
              </table:table-cell>
              <table:table-cell office:value-type="float" office:value="0.0359479831027914">
                <text:p>0.03594798310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3">
                <text:p>543</text:p>
              </table:table-cell>
              <table:table-cell office:value-type="float" office:value="0.0353681769237141">
                <text:p>0.035368176923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6">
                <text:p>486</text:p>
              </table:table-cell>
              <table:table-cell office:value-type="float" office:value="0.0345398823821751">
                <text:p>0.034539882382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">
                <text:p>400</text:p>
              </table:table-cell>
              <table:table-cell office:value-type="float" office:value="0.0341257351114056">
                <text:p>0.034125735111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5">
                <text:p>465</text:p>
              </table:table-cell>
              <table:table-cell office:value-type="float" office:value="0.0338772467489439">
                <text:p>0.033877246748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9">
                <text:p>389</text:p>
              </table:table-cell>
              <table:table-cell office:value-type="float" office:value="0.0337115878406361">
                <text:p>0.03371158784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8">
                <text:p>488</text:p>
              </table:table-cell>
              <table:table-cell office:value-type="float" office:value="0.0336287583864822">
                <text:p>0.0336287583864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2">
                <text:p>512</text:p>
              </table:table-cell>
              <table:table-cell office:value-type="float" office:value="0.0335459289323283">
                <text:p>0.033545928932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5">
                <text:p>485</text:p>
              </table:table-cell>
              <table:table-cell office:value-type="float" office:value="0.0332146111157128">
                <text:p>0.033214611115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">
                <text:p>384</text:p>
              </table:table-cell>
              <table:table-cell office:value-type="float" office:value="0.0328004638449433">
                <text:p>0.032800463844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8">
                <text:p>448</text:p>
              </table:table-cell>
              <table:table-cell office:value-type="float" office:value="0.0326348049366355">
                <text:p>0.03263480493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79">
                <text:p>479</text:p>
              </table:table-cell>
              <table:table-cell office:value-type="float" office:value="0.0323863165741738">
                <text:p>0.032386316574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78">
                <text:p>478</text:p>
              </table:table-cell>
              <table:table-cell office:value-type="float" office:value="0.032220657665866">
                <text:p>0.03222065766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3">
                <text:p>533</text:p>
              </table:table-cell>
              <table:table-cell office:value-type="float" office:value="0.0320549987575582">
                <text:p>0.03205499875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1">
                <text:p>501</text:p>
              </table:table-cell>
              <table:table-cell office:value-type="float" office:value="0.0320549987575582">
                <text:p>0.032054998757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1">
                <text:p>471</text:p>
              </table:table-cell>
              <table:table-cell office:value-type="float" office:value="0.0312267042160192">
                <text:p>0.03122670421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3">
                <text:p>423</text:p>
              </table:table-cell>
              <table:table-cell office:value-type="float" office:value="0.0312267042160192">
                <text:p>0.03122670421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2">
                <text:p>382</text:p>
              </table:table-cell>
              <table:table-cell office:value-type="float" office:value="0.0310610453077114">
                <text:p>0.031061045307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7">
                <text:p>517</text:p>
              </table:table-cell>
              <table:table-cell office:value-type="float" office:value="0.0309782158535575">
                <text:p>0.030978215853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53">
                <text:p>453</text:p>
              </table:table-cell>
              <table:table-cell office:value-type="float" office:value="0.0309782158535575">
                <text:p>0.030978215853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5">
                <text:p>365</text:p>
              </table:table-cell>
              <table:table-cell office:value-type="float" office:value="0.0308125569452497">
                <text:p>0.030812556945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4">
                <text:p>404</text:p>
              </table:table-cell>
              <table:table-cell office:value-type="float" office:value="0.0307297274910958">
                <text:p>0.030729727491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2">
                <text:p>332</text:p>
              </table:table-cell>
              <table:table-cell office:value-type="float" office:value="0.030564068582788">
                <text:p>0.03056406858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1">
                <text:p>471</text:p>
              </table:table-cell>
              <table:table-cell office:value-type="float" office:value="0.0301499213120186">
                <text:p>0.030149921312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8">
                <text:p>478</text:p>
              </table:table-cell>
              <table:table-cell office:value-type="float" office:value="0.0300670918578647">
                <text:p>0.030067091857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8">
                <text:p>438</text:p>
              </table:table-cell>
              <table:table-cell office:value-type="float" office:value="0.0287418205914023">
                <text:p>0.028741820591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2">
                <text:p>422</text:p>
              </table:table-cell>
              <table:table-cell office:value-type="float" office:value="0.0286589911372484">
                <text:p>0.028658991137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2">
                <text:p>272</text:p>
              </table:table-cell>
              <table:table-cell office:value-type="float" office:value="0.0277478671415555">
                <text:p>0.027747867141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5">
                <text:p>445</text:p>
              </table:table-cell>
              <table:table-cell office:value-type="float" office:value="0.0275822082332477">
                <text:p>0.027582208233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7">
                <text:p>417</text:p>
              </table:table-cell>
              <table:table-cell office:value-type="float" office:value="0.0268367431458627">
                <text:p>0.026836743145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5">
                <text:p>415</text:p>
              </table:table-cell>
              <table:table-cell office:value-type="float" office:value="0.0265054253292471">
                <text:p>0.026505425329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9">
                <text:p>399</text:p>
              </table:table-cell>
              <table:table-cell office:value-type="float" office:value="0.0263397664209393">
                <text:p>0.026339766420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2">
                <text:p>472</text:p>
              </table:table-cell>
              <table:table-cell office:value-type="float" office:value="0.0262569369667854">
                <text:p>0.026256936966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6">
                <text:p>456</text:p>
              </table:table-cell>
              <table:table-cell office:value-type="float" office:value="0.0250973246086308">
                <text:p>0.025097324608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2">
                <text:p>362</text:p>
              </table:table-cell>
              <table:table-cell office:value-type="float" office:value="0.0250973246086308">
                <text:p>0.025097324608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7">
                <text:p>477</text:p>
              </table:table-cell>
              <table:table-cell office:value-type="float" office:value="0.0250144951544769">
                <text:p>0.025014495154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2">
                <text:p>462</text:p>
              </table:table-cell>
              <table:table-cell office:value-type="float" office:value="0.024931665700323">
                <text:p>0.02493166570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5">
                <text:p>455</text:p>
              </table:table-cell>
              <table:table-cell office:value-type="float" office:value="0.024931665700323">
                <text:p>0.02493166570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5">
                <text:p>295</text:p>
              </table:table-cell>
              <table:table-cell office:value-type="float" office:value="0.0247660067920152">
                <text:p>0.024766006792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0">
                <text:p>450</text:p>
              </table:table-cell>
              <table:table-cell office:value-type="float" office:value="0.0242690300670919">
                <text:p>0.024269030067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">
                <text:p>407</text:p>
              </table:table-cell>
              <table:table-cell office:value-type="float" office:value="0.0242690300670919">
                <text:p>0.024269030067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0">
                <text:p>420</text:p>
              </table:table-cell>
              <table:table-cell office:value-type="float" office:value="0.0241033711587841">
                <text:p>0.024103371158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2">
                <text:p>462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1">
                <text:p>391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0">
                <text:p>320</text:p>
              </table:table-cell>
              <table:table-cell office:value-type="float" office:value="0.0240205417046302">
                <text:p>0.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">
                <text:p>398</text:p>
              </table:table-cell>
              <table:table-cell office:value-type="float" office:value="0.0229437588006295">
                <text:p>0.022943758800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4">
                <text:p>314</text:p>
              </table:table-cell>
              <table:table-cell office:value-type="float" office:value="0.0229437588006295">
                <text:p>0.022943758800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1">
                <text:p>421</text:p>
              </table:table-cell>
              <table:table-cell office:value-type="float" office:value="0.0222811231673983">
                <text:p>0.022281123167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222811231673983">
                <text:p>0.022281123167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8">
                <text:p>418</text:p>
              </table:table-cell>
              <table:table-cell office:value-type="float" office:value="0.0218669758966288">
                <text:p>0.021866975896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0">
                <text:p>370</text:p>
              </table:table-cell>
              <table:table-cell office:value-type="float" office:value="0.0218669758966288">
                <text:p>0.021866975896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3">
                <text:p>403</text:p>
              </table:table-cell>
              <table:table-cell office:value-type="float" office:value="0.0217013169883211">
                <text:p>0.021701316988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9">
                <text:p>319</text:p>
              </table:table-cell>
              <table:table-cell office:value-type="float" office:value="0.0213699991717055">
                <text:p>0.02136999917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1">
                <text:p>311</text:p>
              </table:table-cell>
              <table:table-cell office:value-type="float" office:value="0.0211215108092438">
                <text:p>0.021121510809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9">
                <text:p>439</text:p>
              </table:table-cell>
              <table:table-cell office:value-type="float" office:value="0.0210386813550899">
                <text:p>0.021038681355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5">
                <text:p>395</text:p>
              </table:table-cell>
              <table:table-cell office:value-type="float" office:value="0.0205417046301665">
                <text:p>0.020541704630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1">
                <text:p>401</text:p>
              </table:table-cell>
              <table:table-cell office:value-type="float" office:value="0.0204588751760126">
                <text:p>0.020458875176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0">
                <text:p>340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0">
                <text:p>280</text:p>
              </table:table-cell>
              <table:table-cell office:value-type="float" office:value="0.0203760457218587">
                <text:p>0.020376045721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2">
                <text:p>432</text:p>
              </table:table-cell>
              <table:table-cell office:value-type="float" office:value="0.0202103868135509">
                <text:p>0.020210386813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6">
                <text:p>366</text:p>
              </table:table-cell>
              <table:table-cell office:value-type="float" office:value="0.0202103868135509">
                <text:p>0.020210386813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5">
                <text:p>365</text:p>
              </table:table-cell>
              <table:table-cell office:value-type="float" office:value="0.020127557359397">
                <text:p>0.02012755735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7">
                <text:p>417</text:p>
              </table:table-cell>
              <table:table-cell office:value-type="float" office:value="0.0199618984510892">
                <text:p>0.0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4">
                <text:p>344</text:p>
              </table:table-cell>
              <table:table-cell office:value-type="float" office:value="0.0199618984510892">
                <text:p>0.019961898451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3">
                <text:p>443</text:p>
              </table:table-cell>
              <table:table-cell office:value-type="float" office:value="0.0198790689969353">
                <text:p>0.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6">
                <text:p>336</text:p>
              </table:table-cell>
              <table:table-cell office:value-type="float" office:value="0.0197134100886275">
                <text:p>0.01971341008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2">
                <text:p>342</text:p>
              </table:table-cell>
              <table:table-cell office:value-type="float" office:value="0.0196305806344736">
                <text:p>0.019630580634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3">
                <text:p>373</text:p>
              </table:table-cell>
              <table:table-cell office:value-type="float" office:value="0.019299262817858">
                <text:p>0.01929926281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6">
                <text:p>306</text:p>
              </table:table-cell>
              <table:table-cell office:value-type="float" office:value="0.0190507744553963">
                <text:p>0.019050774455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">
                <text:p>409</text:p>
              </table:table-cell>
              <table:table-cell office:value-type="float" office:value="0.0188851155470885">
                <text:p>0.018885115547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2">
                <text:p>432</text:p>
              </table:table-cell>
              <table:table-cell office:value-type="float" office:value="0.018553797730473">
                <text:p>0.0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">
                <text:p>361</text:p>
              </table:table-cell>
              <table:table-cell office:value-type="float" office:value="0.018553797730473">
                <text:p>0.01855379773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3">
                <text:p>373</text:p>
              </table:table-cell>
              <table:table-cell office:value-type="float" office:value="0.0183881388221652">
                <text:p>0.018388138822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6">
                <text:p>296</text:p>
              </table:table-cell>
              <table:table-cell office:value-type="float" office:value="0.0183881388221652">
                <text:p>0.018388138822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8">
                <text:p>268</text:p>
              </table:table-cell>
              <table:table-cell office:value-type="float" office:value="0.0179739915513957">
                <text:p>0.017973991551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4">
                <text:p>394</text:p>
              </table:table-cell>
              <table:table-cell office:value-type="float" office:value="0.017725503188934">
                <text:p>0.01772550318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5">
                <text:p>425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5">
                <text:p>405</text:p>
              </table:table-cell>
              <table:table-cell office:value-type="float" office:value="0.0175598442806262">
                <text:p>0.017559844280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6">
                <text:p>386</text:p>
              </table:table-cell>
              <table:table-cell office:value-type="float" office:value="0.0175598442806262">
                <text:p>0.017559844280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8">
                <text:p>328</text:p>
              </table:table-cell>
              <table:table-cell office:value-type="float" office:value="0.0173941853723184">
                <text:p>0.017394185372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">
                <text:p>359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3">
                <text:p>353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0">
                <text:p>290</text:p>
              </table:table-cell>
              <table:table-cell office:value-type="float" office:value="0.0173113559181645">
                <text:p>0.01731135591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6">
                <text:p>396</text:p>
              </table:table-cell>
              <table:table-cell office:value-type="float" office:value="0.0172285264640106">
                <text:p>0.017228526464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">
                <text:p>387</text:p>
              </table:table-cell>
              <table:table-cell office:value-type="float" office:value="0.0168143791932411">
                <text:p>0.016814379193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6">
                <text:p>366</text:p>
              </table:table-cell>
              <table:table-cell office:value-type="float" office:value="0.0164830613766255">
                <text:p>0.016483061376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1">
                <text:p>321</text:p>
              </table:table-cell>
              <table:table-cell office:value-type="float" office:value="0.0162345730141638">
                <text:p>0.016234573014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1">
                <text:p>271</text:p>
              </table:table-cell>
              <table:table-cell office:value-type="float" office:value="0.0161517435600099">
                <text:p>0.016151743560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3">
                <text:p>363</text:p>
              </table:table-cell>
              <table:table-cell office:value-type="float" office:value="0.016068914105856">
                <text:p>0.01606891410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0">
                <text:p>380</text:p>
              </table:table-cell>
              <table:table-cell office:value-type="float" office:value="0.0159032551975482">
                <text:p>0.015903255197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5">
                <text:p>305</text:p>
              </table:table-cell>
              <table:table-cell office:value-type="float" office:value="0.0156547668350866">
                <text:p>0.015654766835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0">
                <text:p>390</text:p>
              </table:table-cell>
              <table:table-cell office:value-type="float" office:value="0.0155719373809327">
                <text:p>0.015571937380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6">
                <text:p>316</text:p>
              </table:table-cell>
              <table:table-cell office:value-type="float" office:value="0.0154891079267788">
                <text:p>0.015489107926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3">
                <text:p>273</text:p>
              </table:table-cell>
              <table:table-cell office:value-type="float" office:value="0.0154062784726249">
                <text:p>0.015406278472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1">
                <text:p>321</text:p>
              </table:table-cell>
              <table:table-cell office:value-type="float" office:value="0.015323449018471">
                <text:p>0.01532344901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0152406195643171">
                <text:p>0.01524061956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9">
                <text:p>339</text:p>
              </table:table-cell>
              <table:table-cell office:value-type="float" office:value="0.0152406195643171">
                <text:p>0.01524061956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8">
                <text:p>338</text:p>
              </table:table-cell>
              <table:table-cell office:value-type="float" office:value="0.0151577901101632">
                <text:p>0.01515779011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0">
                <text:p>350</text:p>
              </table:table-cell>
              <table:table-cell office:value-type="float" office:value="0.0150749606560093">
                <text:p>0.015074960656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6">
                <text:p>336</text:p>
              </table:table-cell>
              <table:table-cell office:value-type="float" office:value="0.0148264722935476">
                <text:p>0.014826472293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3">
                <text:p>333</text:p>
              </table:table-cell>
              <table:table-cell office:value-type="float" office:value="0.0144123250227781">
                <text:p>0.014412325022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3">
                <text:p>273</text:p>
              </table:table-cell>
              <table:table-cell office:value-type="float" office:value="0.0142466661144703">
                <text:p>0.014246666114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2">
                <text:p>302</text:p>
              </table:table-cell>
              <table:table-cell office:value-type="float" office:value="0.0141638366603164">
                <text:p>0.01416383666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9">
                <text:p>289</text:p>
              </table:table-cell>
              <table:table-cell office:value-type="float" office:value="0.0139981777520086">
                <text:p>0.0139981777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">
                <text:p>359</text:p>
              </table:table-cell>
              <table:table-cell office:value-type="float" office:value="0.0139153482978547">
                <text:p>0.013915348297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5">
                <text:p>265</text:p>
              </table:table-cell>
              <table:table-cell office:value-type="float" office:value="0.0139153482978547">
                <text:p>0.013915348297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9">
                <text:p>369</text:p>
              </table:table-cell>
              <table:table-cell office:value-type="float" office:value="0.013666859935393">
                <text:p>0.01366685993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3">
                <text:p>293</text:p>
              </table:table-cell>
              <table:table-cell office:value-type="float" office:value="0.013666859935393">
                <text:p>0.01366685993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3">
                <text:p>263</text:p>
              </table:table-cell>
              <table:table-cell office:value-type="float" office:value="0.0135012010270852">
                <text:p>0.013501201027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5">
                <text:p>355</text:p>
              </table:table-cell>
              <table:table-cell office:value-type="float" office:value="0.0133355421187774">
                <text:p>0.01333554211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2">
                <text:p>332</text:p>
              </table:table-cell>
              <table:table-cell office:value-type="float" office:value="0.0133355421187774">
                <text:p>0.01333554211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8">
                <text:p>348</text:p>
              </table:table-cell>
              <table:table-cell office:value-type="float" office:value="0.0131698832104696">
                <text:p>0.013169883210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1">
                <text:p>301</text:p>
              </table:table-cell>
              <table:table-cell office:value-type="float" office:value="0.0130870537563157">
                <text:p>0.01308705375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5">
                <text:p>345</text:p>
              </table:table-cell>
              <table:table-cell office:value-type="float" office:value="0.0127557359397002">
                <text:p>0.012755735939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5">
                <text:p>315</text:p>
              </table:table-cell>
              <table:table-cell office:value-type="float" office:value="0.0125900770313924">
                <text:p>0.012590077031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1">
                <text:p>331</text:p>
              </table:table-cell>
              <table:table-cell office:value-type="float" office:value="0.0124244181230846">
                <text:p>0.012424418123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2">
                <text:p>262</text:p>
              </table:table-cell>
              <table:table-cell office:value-type="float" office:value="0.0123415886689307">
                <text:p>0.012341588668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1">
                <text:p>301</text:p>
              </table:table-cell>
              <table:table-cell office:value-type="float" office:value="0.0121759297606229">
                <text:p>0.012175929760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6">
                <text:p>306</text:p>
              </table:table-cell>
              <table:table-cell office:value-type="float" office:value="0.012093100306469">
                <text:p>0.01209310030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0">
                <text:p>300</text:p>
              </table:table-cell>
              <table:table-cell office:value-type="float" office:value="0.0120102708523151">
                <text:p>0.012010270852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0">
                <text:p>260</text:p>
              </table:table-cell>
              <table:table-cell office:value-type="float" office:value="0.0119274413981612">
                <text:p>0.011927441398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7">
                <text:p>327</text:p>
              </table:table-cell>
              <table:table-cell office:value-type="float" office:value="0.0118446119440073">
                <text:p>0.011844611944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1">
                <text:p>371</text:p>
              </table:table-cell>
              <table:table-cell office:value-type="float" office:value="0.0116789530356995">
                <text:p>0.01167895303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5">
                <text:p>365</text:p>
              </table:table-cell>
              <table:table-cell office:value-type="float" office:value="0.0116789530356995">
                <text:p>0.01167895303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1">
                <text:p>331</text:p>
              </table:table-cell>
              <table:table-cell office:value-type="float" office:value="0.0115961235815456">
                <text:p>0.011596123581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6">
                <text:p>336</text:p>
              </table:table-cell>
              <table:table-cell office:value-type="float" office:value="0.0115132941273917">
                <text:p>0.011513294127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5">
                <text:p>285</text:p>
              </table:table-cell>
              <table:table-cell office:value-type="float" office:value="0.0114304646732378">
                <text:p>0.011430464673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3">
                <text:p>323</text:p>
              </table:table-cell>
              <table:table-cell office:value-type="float" office:value="0.01126480576493">
                <text:p>0.0112648057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4">
                <text:p>344</text:p>
              </table:table-cell>
              <table:table-cell office:value-type="float" office:value="0.0110991468566222">
                <text:p>0.011099146856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">
                <text:p>311</text:p>
              </table:table-cell>
              <table:table-cell office:value-type="float" office:value="0.0110991468566222">
                <text:p>0.011099146856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5">
                <text:p>315</text:p>
              </table:table-cell>
              <table:table-cell office:value-type="float" office:value="0.0109334879483144">
                <text:p>0.010933487948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1">
                <text:p>331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9">
                <text:p>309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8">
                <text:p>298</text:p>
              </table:table-cell>
              <table:table-cell office:value-type="float" office:value="0.0108506584941605">
                <text:p>0.010850658494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1">
                <text:p>341</text:p>
              </table:table-cell>
              <table:table-cell office:value-type="float" office:value="0.0106849995858527">
                <text:p>0.010684999585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0">
                <text:p>280</text:p>
              </table:table-cell>
              <table:table-cell office:value-type="float" office:value="0.0106021701316988">
                <text:p>0.010602170131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4">
                <text:p>334</text:p>
              </table:table-cell>
              <table:table-cell office:value-type="float" office:value="0.0105193406775449">
                <text:p>0.010519340677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2">
                <text:p>312</text:p>
              </table:table-cell>
              <table:table-cell office:value-type="float" office:value="0.010436511223391">
                <text:p>0.01043651122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0">
                <text:p>300</text:p>
              </table:table-cell>
              <table:table-cell office:value-type="float" office:value="0.0102708523150832">
                <text:p>0.010270852315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4">
                <text:p>294</text:p>
              </table:table-cell>
              <table:table-cell office:value-type="float" office:value="0.0101880228609294">
                <text:p>0.010188022860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8">
                <text:p>298</text:p>
              </table:table-cell>
              <table:table-cell office:value-type="float" office:value="0.0100223639526216">
                <text:p>0.010022363952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5">
                <text:p>265</text:p>
              </table:table-cell>
              <table:table-cell office:value-type="float" office:value="0.00993953449846766">
                <text:p>0.0099395344984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8">
                <text:p>308</text:p>
              </table:table-cell>
              <table:table-cell office:value-type="float" office:value="0.00985670504431376">
                <text:p>0.0098567050443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7">
                <text:p>307</text:p>
              </table:table-cell>
              <table:table-cell office:value-type="float" office:value="0.00977387559015986">
                <text:p>0.0097738755901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5">
                <text:p>275</text:p>
              </table:table-cell>
              <table:table-cell office:value-type="float" office:value="0.00977387559015986">
                <text:p>0.0097738755901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32">
                <text:p>332</text:p>
              </table:table-cell>
              <table:table-cell office:value-type="float" office:value="0.00944255777354427">
                <text:p>0.0094425577735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26">
                <text:p>326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0">
                <text:p>310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7">
                <text:p>267</text:p>
              </table:table-cell>
              <table:table-cell office:value-type="float" office:value="0.00935972831939038">
                <text:p>0.0093597283193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6">
                <text:p>266</text:p>
              </table:table-cell>
              <table:table-cell office:value-type="float" office:value="0.00919406941108258">
                <text:p>0.0091940694110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0">
                <text:p>340</text:p>
              </table:table-cell>
              <table:table-cell office:value-type="float" office:value="0.00911123995692868">
                <text:p>0.0091112399569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5">
                <text:p>305</text:p>
              </table:table-cell>
              <table:table-cell office:value-type="float" office:value="0.0086970926861592">
                <text:p>0.008697092686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3">
                <text:p>273</text:p>
              </table:table-cell>
              <table:table-cell office:value-type="float" office:value="0.0086142632320053">
                <text:p>0.008614263232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5">
                <text:p>325</text:p>
              </table:table-cell>
              <table:table-cell office:value-type="float" office:value="0.00853143377785141">
                <text:p>0.0085314337778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8">
                <text:p>308</text:p>
              </table:table-cell>
              <table:table-cell office:value-type="float" office:value="0.00836577486954361">
                <text:p>0.0083657748695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6">
                <text:p>276</text:p>
              </table:table-cell>
              <table:table-cell office:value-type="float" office:value="0.00828294541538971">
                <text:p>0.00828294541538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1">
                <text:p>281</text:p>
              </table:table-cell>
              <table:table-cell office:value-type="float" office:value="0.00820011596123582">
                <text:p>0.0082001159612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0">
                <text:p>290</text:p>
              </table:table-cell>
              <table:table-cell office:value-type="float" office:value="0.00803445705292802">
                <text:p>0.0080344570529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4">
                <text:p>284</text:p>
              </table:table-cell>
              <table:table-cell office:value-type="float" office:value="0.00786879814462023">
                <text:p>0.0078687981446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7">
                <text:p>267</text:p>
              </table:table-cell>
              <table:table-cell office:value-type="float" office:value="0.00762030978215854">
                <text:p>0.007620309782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1">
                <text:p>281</text:p>
              </table:table-cell>
              <table:table-cell office:value-type="float" office:value="0.00745465087385074">
                <text:p>0.0074546508738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0">
                <text:p>330</text:p>
              </table:table-cell>
              <table:table-cell office:value-type="float" office:value="0.00720616251138905">
                <text:p>0.0072061625113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4">
                <text:p>284</text:p>
              </table:table-cell>
              <table:table-cell office:value-type="float" office:value="0.00712333305723516">
                <text:p>0.007123333057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3">
                <text:p>313</text:p>
              </table:table-cell>
              <table:table-cell office:value-type="float" office:value="0.00695767414892736">
                <text:p>0.0069576741489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7">
                <text:p>267</text:p>
              </table:table-cell>
              <table:table-cell office:value-type="float" office:value="0.00687484469477346">
                <text:p>0.0068748446947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7">
                <text:p>317</text:p>
              </table:table-cell>
              <table:table-cell office:value-type="float" office:value="0.00679201524061957">
                <text:p>0.006792015240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">
                <text:p>297</text:p>
              </table:table-cell>
              <table:table-cell office:value-type="float" office:value="0.00679201524061957">
                <text:p>0.0067920152406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1">
                <text:p>311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6">
                <text:p>29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6">
                <text:p>28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1">
                <text:p>271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5">
                <text:p>295</text:p>
              </table:table-cell>
              <table:table-cell office:value-type="float" office:value="0.00654352687815787">
                <text:p>0.0065435268781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9">
                <text:p>269</text:p>
              </table:table-cell>
              <table:table-cell office:value-type="float" office:value="0.00637786796985008">
                <text:p>0.006377867969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3">
                <text:p>273</text:p>
              </table:table-cell>
              <table:table-cell office:value-type="float" office:value="0.00621220906154228">
                <text:p>0.0062122090615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2">
                <text:p>312</text:p>
              </table:table-cell>
              <table:table-cell office:value-type="float" office:value="0.00612937960738839">
                <text:p>0.0061293796073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7">
                <text:p>297</text:p>
              </table:table-cell>
              <table:table-cell office:value-type="float" office:value="0.00612937960738839">
                <text:p>0.0061293796073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1">
                <text:p>271</text:p>
              </table:table-cell>
              <table:table-cell office:value-type="float" office:value="0.00596372069908059">
                <text:p>0.0059637206990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0">
                <text:p>280</text:p>
              </table:table-cell>
              <table:table-cell office:value-type="float" office:value="0.0057980617907728">
                <text:p>0.005798061790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8">
                <text:p>308</text:p>
              </table:table-cell>
              <table:table-cell office:value-type="float" office:value="0.005632402882465">
                <text:p>0.00563240288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">
                <text:p>287</text:p>
              </table:table-cell>
              <table:table-cell office:value-type="float" office:value="0.00538391452000332">
                <text:p>0.0053839145200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9">
                <text:p>309</text:p>
              </table:table-cell>
              <table:table-cell office:value-type="float" office:value="0.00513542615754162">
                <text:p>0.0051354261575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4">
                <text:p>294</text:p>
              </table:table-cell>
              <table:table-cell office:value-type="float" office:value="0.00505259670338773">
                <text:p>0.005052596703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5">
                <text:p>265</text:p>
              </table:table-cell>
              <table:table-cell office:value-type="float" office:value="0.00505259670338773">
                <text:p>0.005052596703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8">
                <text:p>288</text:p>
              </table:table-cell>
              <table:table-cell office:value-type="float" office:value="0.00488693779507993">
                <text:p>0.0048869377950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3">
                <text:p>273</text:p>
              </table:table-cell>
              <table:table-cell office:value-type="float" office:value="0.00480410834092603">
                <text:p>0.0048041083409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0">
                <text:p>300</text:p>
              </table:table-cell>
              <table:table-cell office:value-type="float" office:value="0.00455561997846434">
                <text:p>0.0045556199784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1">
                <text:p>261</text:p>
              </table:table-cell>
              <table:table-cell office:value-type="float" office:value="0.00447279052431045">
                <text:p>0.0044727905243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0">
                <text:p>270</text:p>
              </table:table-cell>
              <table:table-cell office:value-type="float" office:value="0.00438996107015655">
                <text:p>0.0043899610701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8">
                <text:p>278</text:p>
              </table:table-cell>
              <table:table-cell office:value-type="float" office:value="0.00414147270769486">
                <text:p>0.004141472707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7">
                <text:p>277</text:p>
              </table:table-cell>
              <table:table-cell office:value-type="float" office:value="0.00397581379938707">
                <text:p>0.0039758137993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0">
                <text:p>290</text:p>
              </table:table-cell>
              <table:table-cell office:value-type="float" office:value="0.00389298434523316">
                <text:p>0.0038929843452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9">
                <text:p>279</text:p>
              </table:table-cell>
              <table:table-cell office:value-type="float" office:value="0.0029818603495403">
                <text:p>0.002981860349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2">
                <text:p>262</text:p>
              </table:table-cell>
              <table:table-cell office:value-type="float" office:value="0.00256771307877081">
                <text:p>0.0025677130787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9">
                <text:p>279</text:p>
              </table:table-cell>
              <table:table-cell office:value-type="float" office:value="0.00240205417046302">
                <text:p>0.0024020541704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3">
                <text:p>263</text:p>
              </table:table-cell>
              <table:table-cell office:value-type="float" office:value="0.00207073635384743">
                <text:p>0.0020707363538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6">
                <text:p>276</text:p>
              </table:table-cell>
              <table:table-cell office:value-type="float" office:value="0.00198790689969353">
                <text:p>0.0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7">
                <text:p>267</text:p>
              </table:table-cell>
              <table:table-cell office:value-type="float" office:value="0.00198790689969353">
                <text:p>0.0019879068996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8">
                <text:p>268</text:p>
              </table:table-cell>
              <table:table-cell office:value-type="float" office:value="0.00149093017477015">
                <text:p>0.0014909301747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2">
                <text:p>262</text:p>
              </table:table-cell>
              <table:table-cell office:value-type="float" office:value="0.000745465087385073">
                <text:p>0.00074546508738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9">
                <text:p>269</text:p>
              </table:table-cell>
              <table:table-cell office:value-type="float" office:value="0.00049697672492338">
                <text:p>0.0004969767249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